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3" style:family="table-cell" style:parent-style-name="Default">
      <style:table-cell-properties fo:border-bottom="0.06pt solid #000000" fo:border-left="0.06pt solid #000000" fo:border-right="none" fo:border-top="0.06pt solid #000000"/>
      <style:text-properties fo:color="#ce181e"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7" style:family="table-cell" style:parent-style-name="Default">
      <style:table-cell-properties fo:border-bottom="0.06pt solid #000000" fo:border-left="none" fo:border-right="none" fo:border-top="0.06pt solid #000000"/>
      <style:text-properties fo:color="#ce181e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fo:border-left="none" fo:border-right="none" fo:border-top="none"/>
    </style:style>
    <style:style style:name="ce40" style:family="table-cell" style:parent-style-name="Default">
      <style:table-cell-properties fo:border-bottom="0.06pt solid #000000" fo:border-left="none" fo:border-right="none" fo:border-top="0.06pt solid #000000"/>
    </style:style>
    <style:style style:name="ce41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2" style:family="table-cell" style:parent-style-name="Default" style:data-style-name="N99">
      <style:text-properties fo:font-weight="bold" style:font-weight-asian="bold" style:font-weight-complex="bold"/>
    </style:style>
    <style:style style:name="ce43" style:family="table-cell" style:parent-style-name="Default" style:data-style-name="N99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</style:style>
    <style:style style:name="ce48" style:family="table-cell" style:parent-style-name="Default" style:data-style-name="N99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ce34"/>
        <table:table-column table:style-name="co2" table:default-cell-style-name="Default"/>
        <table:table-column table:style-name="co2" table:default-cell-style-name="ce42"/>
        <table:table-column table:style-name="co2" table:default-cell-style-name="ce46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42"/>
        <table:table-column table:style-name="co2" table:default-cell-style-name="ce46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42"/>
        <table:table-column table:style-name="co2" table:default-cell-style-name="ce46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ce38"/>
        <table:table-column table:style-name="co2" table:default-cell-style-name="ce41"/>
        <table:table-column table:style-name="co2" table:default-cell-style-name="ce46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FDTD-van</text:p>
          </table:table-cell>
          <table:table-cell table:style-name="ce37" office:value-type="string" calcext:value-type="string">
            <text:p>FDTD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NW-van</text:p>
          </table:table-cell>
          <table:table-cell table:style-name="ce37" office:value-type="string" calcext:value-type="string">
            <text:p>NW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RA-van</text:p>
          </table:table-cell>
          <table:table-cell table:style-name="ce37" office:value-type="string" calcext:value-type="string">
            <text:p>RA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AddVec-van</text:p>
          </table:table-cell>
          <table:table-cell table:style-name="ce37" office:value-type="string" calcext:value-type="string">
            <text:p>AddVec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$'fdtd-van'.C1:$'fdtd-van'.ZZ1]) / COUNT([$'fdtd-van'.C1:$'fdtd-van'.ZZ1])" office:value-type="float" office:value="4.073006" calcext:value-type="float">
            <text:p>4.073006</text:p>
          </table:table-cell>
          <table:table-cell table:style-name="ce38" table:formula="of:=SUM([$fdtd.C1:$fdtd.ZZ1]) / COUNT([$fdtd.C1:$fdtd.ZZ1])" office:value-type="string" office:string-value="" calcext:value-type="error">
            <text:p>#DIV/0!</text:p>
          </table:table-cell>
          <table:table-cell table:style-name="ce41" table:formula="of:=[.C2]&gt;[.D2]" office:value-type="string" office:string-value="" calcext:value-type="error">
            <text:p>#DIV/0!</text:p>
          </table:table-cell>
          <table:table-cell table:style-name="ce45" table:formula="of:=(1-[.D2]/[.C2])*100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34" table:formula="of:=SUM([$'nw-van'.C1:$'nw-van'.ZZ1]) / COUNT([$'nw-van'.C1:$'nw-van'.ZZ1])" office:value-type="float" office:value="3.40882" calcext:value-type="float">
            <text:p>3.40882</text:p>
          </table:table-cell>
          <table:table-cell table:style-name="ce38" table:formula="of:=SUM([$nw.C1:$nw.ZZ1]) / COUNT([$nw.C1:$nw.ZZ1])" office:value-type="string" office:string-value="" calcext:value-type="error">
            <text:p>#DIV/0!</text:p>
          </table:table-cell>
          <table:table-cell table:style-name="ce48" table:formula="of:=[.J2]&gt;[.K2]" office:value-type="string" office:string-value="" calcext:value-type="error">
            <text:p>#DIV/0!</text:p>
          </table:table-cell>
          <table:table-cell table:style-name="ce45" table:formula="of:=(1-[.K2]/[.J2])*100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$'ra-van'.C1:$'ra-van'.ZZ1]) / COUNT([$'ra-van'.C1:$'ra-van'.ZZ1])" office:value-type="float" office:value="1.871888" calcext:value-type="float">
            <text:p>1.871888</text:p>
          </table:table-cell>
          <table:table-cell table:formula="of:=SUM([$ra.C1:$ra.ZZ1]) / COUNT([$ra.C1:$ra.ZZ1])" office:value-type="string" office:string-value="" calcext:value-type="error">
            <text:p>#DIV/0!</text:p>
          </table:table-cell>
          <table:table-cell table:formula="of:=[.Q2]&gt;[.R2]" office:value-type="string" office:string-value="" calcext:value-type="error">
            <text:p>#DIV/0!</text:p>
          </table:table-cell>
          <table:table-cell table:formula="of:=(1-[.R2]/[.Q2])*100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34" table:formula="of:=SUM([$'addvec-van'.C1:$'addvec-van'.ZZ1]) / COUNT([$'addvec-van'.C1:$'addvec-van'.ZZ1])" office:value-type="float" office:value="2.330439" calcext:value-type="float">
            <text:p>2.330439</text:p>
          </table:table-cell>
          <table:table-cell table:formula="of:=SUM([$addvec.C1:$addvec.ZZ1]) / COUNT([$addvec.C1:$addvec.ZZ1])" office:value-type="string" office:string-value="" calcext:value-type="error">
            <text:p>#DIV/0!</text:p>
          </table:table-cell>
          <table:table-cell table:formula="of:=[.X2]&gt;[.Y2]" office:value-type="string" office:string-value="" calcext:value-type="error">
            <text:p>#DIV/0!</text:p>
          </table:table-cell>
          <table:table-cell table:style-name="ce45" table:formula="of:=(1-[.Y2]/[.X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fdtd-van'.C2:$'fdtd-van'.ZZ2]) / COUNT([$'fdtd-van'.C2:$'fdtd-van'.ZZ2])" office:value-type="float" office:value="7.094674" calcext:value-type="float">
            <text:p>7.094674</text:p>
          </table:table-cell>
          <table:table-cell table:formula="of:=SUM([$fdtd.C2:$fdtd.ZZ2]) / COUNT([$fdtd.C2:$fdtd.ZZ2])" office:value-type="string" office:string-value="" calcext:value-type="error">
            <text:p>#DIV/0!</text:p>
          </table:table-cell>
          <table:table-cell table:formula="of:=[.C3]&gt;[.D3]" office:value-type="string" office:string-value="" calcext:value-type="error">
            <text:p>#DIV/0!</text:p>
          </table:table-cell>
          <table:table-cell table:formula="of:=(1-[.D3]/[.C3])*100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nw-van'.C2:$'nw-van'.ZZ2]) / COUNT([$'nw-van'.C2:$'nw-van'.ZZ2])" office:value-type="float" office:value="5.746883" calcext:value-type="float">
            <text:p>5.746883</text:p>
          </table:table-cell>
          <table:table-cell table:formula="of:=SUM([$nw.C2:$nw.ZZ2]) / COUNT([$nw.C2:$nw.ZZ2])" office:value-type="string" office:string-value="" calcext:value-type="error">
            <text:p>#DIV/0!</text:p>
          </table:table-cell>
          <table:table-cell table:formula="of:=[.J3]&gt;[.K3]" office:value-type="string" office:string-value="" calcext:value-type="error">
            <text:p>#DIV/0!</text:p>
          </table:table-cell>
          <table:table-cell table:formula="of:=(1-[.K3]/[.J3])*100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ra-van'.C2:$'ra-van'.ZZ2]) / COUNT([$'ra-van'.C2:$'ra-van'.ZZ2])" office:value-type="float" office:value="2.962899" calcext:value-type="float">
            <text:p>2.962899</text:p>
          </table:table-cell>
          <table:table-cell table:formula="of:=SUM([$ra.C2:$ra.ZZ2]) / COUNT([$ra.C2:$ra.ZZ2])" office:value-type="string" office:string-value="" calcext:value-type="error">
            <text:p>#DIV/0!</text:p>
          </table:table-cell>
          <table:table-cell table:formula="of:=[.Q3]&gt;[.R3]" office:value-type="string" office:string-value="" calcext:value-type="error">
            <text:p>#DIV/0!</text:p>
          </table:table-cell>
          <table:table-cell table:formula="of:=(1-[.R3]/[.Q3])*100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addvec-van'.C2:$'addvec-van'.ZZ2]) / COUNT([$'addvec-van'.C2:$'addvec-van'.ZZ2])" office:value-type="float" office:value="3.828566" calcext:value-type="float">
            <text:p>3.828566</text:p>
          </table:table-cell>
          <table:table-cell table:formula="of:=SUM([$addvec.C2:$addvec.ZZ2]) / COUNT([$addvec.C2:$addvec.ZZ2])" office:value-type="string" office:string-value="" calcext:value-type="error">
            <text:p>#DIV/0!</text:p>
          </table:table-cell>
          <table:table-cell table:formula="of:=[.X3]&gt;[.Y3]" office:value-type="string" office:string-value="" calcext:value-type="error">
            <text:p>#DIV/0!</text:p>
          </table:table-cell>
          <table:table-cell table:formula="of:=(1-[.Y3]/[.X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fdtd-van'.C3:$'fdtd-van'.ZZ3]) / COUNT([$'fdtd-van'.C3:$'fdtd-van'.ZZ3])" office:value-type="float" office:value="10.75546" calcext:value-type="float">
            <text:p>10.75546</text:p>
          </table:table-cell>
          <table:table-cell table:formula="of:=SUM([$fdtd.C3:$fdtd.ZZ3]) / COUNT([$fdtd.C3:$fdtd.ZZ3])" office:value-type="string" office:string-value="" calcext:value-type="error">
            <text:p>#DIV/0!</text:p>
          </table:table-cell>
          <table:table-cell table:formula="of:=[.C4]&gt;[.D4]" office:value-type="string" office:string-value="" calcext:value-type="error">
            <text:p>#DIV/0!</text:p>
          </table:table-cell>
          <table:table-cell table:formula="of:=(1-[.D4]/[.C4])*100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nw-van'.C3:$'nw-van'.ZZ3]) / COUNT([$'nw-van'.C3:$'nw-van'.ZZ3])" office:value-type="float" office:value="8.741453" calcext:value-type="float">
            <text:p>8.741453</text:p>
          </table:table-cell>
          <table:table-cell table:formula="of:=SUM([$nw.C3:$nw.ZZ3]) / COUNT([$nw.C3:$nw.ZZ3])" office:value-type="string" office:string-value="" calcext:value-type="error">
            <text:p>#DIV/0!</text:p>
          </table:table-cell>
          <table:table-cell table:formula="of:=[.J4]&gt;[.K4]" office:value-type="string" office:string-value="" calcext:value-type="error">
            <text:p>#DIV/0!</text:p>
          </table:table-cell>
          <table:table-cell table:formula="of:=(1-[.K4]/[.J4])*100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ra-van'.C3:$'ra-van'.ZZ3]) / COUNT([$'ra-van'.C3:$'ra-van'.ZZ3])" office:value-type="float" office:value="4.004857" calcext:value-type="float">
            <text:p>4.004857</text:p>
          </table:table-cell>
          <table:table-cell table:formula="of:=SUM([$ra.C3:$ra.ZZ3]) / COUNT([$ra.C3:$ra.ZZ3])" office:value-type="string" office:string-value="" calcext:value-type="error">
            <text:p>#DIV/0!</text:p>
          </table:table-cell>
          <table:table-cell table:formula="of:=[.Q4]&gt;[.R4]" office:value-type="string" office:string-value="" calcext:value-type="error">
            <text:p>#DIV/0!</text:p>
          </table:table-cell>
          <table:table-cell table:formula="of:=(1-[.R4]/[.Q4])*100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addvec-van'.C3:$'addvec-van'.ZZ3]) / COUNT([$'addvec-van'.C3:$'addvec-van'.ZZ3])" office:value-type="float" office:value="5.386954" calcext:value-type="float">
            <text:p>5.386954</text:p>
          </table:table-cell>
          <table:table-cell table:formula="of:=SUM([$addvec.C3:$addvec.ZZ3]) / COUNT([$addvec.C3:$addvec.ZZ3])" office:value-type="string" office:string-value="" calcext:value-type="error">
            <text:p>#DIV/0!</text:p>
          </table:table-cell>
          <table:table-cell table:formula="of:=[.X4]&gt;[.Y4]" office:value-type="string" office:string-value="" calcext:value-type="error">
            <text:p>#DIV/0!</text:p>
          </table:table-cell>
          <table:table-cell table:formula="of:=(1-[.Y4]/[.X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fdtd-van'.C4:$'fdtd-van'.ZZ4]) / COUNT([$'fdtd-van'.C4:$'fdtd-van'.ZZ4])" office:value-type="float" office:value="14.67878" calcext:value-type="float">
            <text:p>14.67878</text:p>
          </table:table-cell>
          <table:table-cell table:formula="of:=SUM([$fdtd.C4:$fdtd.ZZ4]) / COUNT([$fdtd.C4:$fdtd.ZZ4])" office:value-type="string" office:string-value="" calcext:value-type="error">
            <text:p>#DIV/0!</text:p>
          </table:table-cell>
          <table:table-cell table:formula="of:=[.C5]&gt;[.D5]" office:value-type="string" office:string-value="" calcext:value-type="error">
            <text:p>#DIV/0!</text:p>
          </table:table-cell>
          <table:table-cell table:formula="of:=(1-[.D5]/[.C5])*100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nw-van'.C4:$'nw-van'.ZZ4]) / COUNT([$'nw-van'.C4:$'nw-van'.ZZ4])" office:value-type="float" office:value="10.220799" calcext:value-type="float">
            <text:p>10.220799</text:p>
          </table:table-cell>
          <table:table-cell table:formula="of:=SUM([$nw.C4:$nw.ZZ4]) / COUNT([$nw.C4:$nw.ZZ4])" office:value-type="string" office:string-value="" calcext:value-type="error">
            <text:p>#DIV/0!</text:p>
          </table:table-cell>
          <table:table-cell table:formula="of:=[.J5]&gt;[.K5]" office:value-type="string" office:string-value="" calcext:value-type="error">
            <text:p>#DIV/0!</text:p>
          </table:table-cell>
          <table:table-cell table:formula="of:=(1-[.K5]/[.J5])*100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ra-van'.C4:$'ra-van'.ZZ4]) / COUNT([$'ra-van'.C4:$'ra-van'.ZZ4])" office:value-type="float" office:value="5.067739" calcext:value-type="float">
            <text:p>5.067739</text:p>
          </table:table-cell>
          <table:table-cell table:formula="of:=SUM([$ra.C4:$ra.ZZ4]) / COUNT([$ra.C4:$ra.ZZ4])" office:value-type="string" office:string-value="" calcext:value-type="error">
            <text:p>#DIV/0!</text:p>
          </table:table-cell>
          <table:table-cell table:formula="of:=[.Q5]&gt;[.R5]" office:value-type="string" office:string-value="" calcext:value-type="error">
            <text:p>#DIV/0!</text:p>
          </table:table-cell>
          <table:table-cell table:formula="of:=(1-[.R5]/[.Q5])*100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addvec-van'.C4:$'addvec-van'.ZZ4]) / COUNT([$'addvec-van'.C4:$'addvec-van'.ZZ4])" office:value-type="float" office:value="6.80177" calcext:value-type="float">
            <text:p>6.80177</text:p>
          </table:table-cell>
          <table:table-cell table:formula="of:=SUM([$addvec.C4:$addvec.ZZ4]) / COUNT([$addvec.C4:$addvec.ZZ4])" office:value-type="string" office:string-value="" calcext:value-type="error">
            <text:p>#DIV/0!</text:p>
          </table:table-cell>
          <table:table-cell table:formula="of:=[.X5]&gt;[.Y5]" office:value-type="string" office:string-value="" calcext:value-type="error">
            <text:p>#DIV/0!</text:p>
          </table:table-cell>
          <table:table-cell table:formula="of:=(1-[.Y5]/[.X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fdtd-van'.C5:$'fdtd-van'.ZZ5]) / COUNT([$'fdtd-van'.C5:$'fdtd-van'.ZZ5])" office:value-type="float" office:value="15.77784" calcext:value-type="float">
            <text:p>15.77784</text:p>
          </table:table-cell>
          <table:table-cell table:formula="of:=SUM([$fdtd.C5:$fdtd.ZZ5]) / COUNT([$fdtd.C5:$fdtd.ZZ5])" office:value-type="string" office:string-value="" calcext:value-type="error">
            <text:p>#DIV/0!</text:p>
          </table:table-cell>
          <table:table-cell table:formula="of:=[.C6]&gt;[.D6]" office:value-type="string" office:string-value="" calcext:value-type="error">
            <text:p>#DIV/0!</text:p>
          </table:table-cell>
          <table:table-cell table:formula="of:=(1-[.D6]/[.C6])*100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nw-van'.C5:$'nw-van'.ZZ5]) / COUNT([$'nw-van'.C5:$'nw-van'.ZZ5])" office:value-type="float" office:value="12.23155" calcext:value-type="float">
            <text:p>12.23155</text:p>
          </table:table-cell>
          <table:table-cell table:formula="of:=SUM([$nw.C5:$nw.ZZ5]) / COUNT([$nw.C5:$nw.ZZ5])" office:value-type="string" office:string-value="" calcext:value-type="error">
            <text:p>#DIV/0!</text:p>
          </table:table-cell>
          <table:table-cell table:formula="of:=[.J6]&gt;[.K6]" office:value-type="string" office:string-value="" calcext:value-type="error">
            <text:p>#DIV/0!</text:p>
          </table:table-cell>
          <table:table-cell table:formula="of:=(1-[.K6]/[.J6])*100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ra-van'.C5:$'ra-van'.ZZ5]) / COUNT([$'ra-van'.C5:$'ra-van'.ZZ5])" office:value-type="float" office:value="6.146845" calcext:value-type="float">
            <text:p>6.146845</text:p>
          </table:table-cell>
          <table:table-cell table:formula="of:=SUM([$ra.C5:$ra.ZZ5]) / COUNT([$ra.C5:$ra.ZZ5])" office:value-type="string" office:string-value="" calcext:value-type="error">
            <text:p>#DIV/0!</text:p>
          </table:table-cell>
          <table:table-cell table:formula="of:=[.Q6]&gt;[.R6]" office:value-type="string" office:string-value="" calcext:value-type="error">
            <text:p>#DIV/0!</text:p>
          </table:table-cell>
          <table:table-cell table:formula="of:=(1-[.R6]/[.Q6])*100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addvec-van'.C5:$'addvec-van'.ZZ5]) / COUNT([$'addvec-van'.C5:$'addvec-van'.ZZ5])" office:value-type="float" office:value="9.280781" calcext:value-type="float">
            <text:p>9.280781</text:p>
          </table:table-cell>
          <table:table-cell table:formula="of:=SUM([$addvec.C5:$addvec.ZZ5]) / COUNT([$addvec.C5:$addvec.ZZ5])" office:value-type="string" office:string-value="" calcext:value-type="error">
            <text:p>#DIV/0!</text:p>
          </table:table-cell>
          <table:table-cell table:formula="of:=[.X6]&gt;[.Y6]" office:value-type="string" office:string-value="" calcext:value-type="error">
            <text:p>#DIV/0!</text:p>
          </table:table-cell>
          <table:table-cell table:formula="of:=(1-[.Y6]/[.X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fdtd-van'.C6:$'fdtd-van'.ZZ6]) / COUNT([$'fdtd-van'.C6:$'fdtd-van'.ZZ6])" office:value-type="float" office:value="18.0172" calcext:value-type="float">
            <text:p>18.0172</text:p>
          </table:table-cell>
          <table:table-cell table:formula="of:=SUM([$fdtd.C6:$fdtd.ZZ6]) / COUNT([$fdtd.C6:$fdtd.ZZ6])" office:value-type="string" office:string-value="" calcext:value-type="error">
            <text:p>#DIV/0!</text:p>
          </table:table-cell>
          <table:table-cell table:formula="of:=[.C7]&gt;[.D7]" office:value-type="string" office:string-value="" calcext:value-type="error">
            <text:p>#DIV/0!</text:p>
          </table:table-cell>
          <table:table-cell table:formula="of:=(1-[.D7]/[.C7])*100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nw-van'.C6:$'nw-van'.ZZ6]) / COUNT([$'nw-van'.C6:$'nw-van'.ZZ6])" office:value-type="float" office:value="14.3635" calcext:value-type="float">
            <text:p>14.3635</text:p>
          </table:table-cell>
          <table:table-cell table:formula="of:=SUM([$nw.C6:$nw.ZZ6]) / COUNT([$nw.C6:$nw.ZZ6])" office:value-type="string" office:string-value="" calcext:value-type="error">
            <text:p>#DIV/0!</text:p>
          </table:table-cell>
          <table:table-cell table:formula="of:=[.J7]&gt;[.K7]" office:value-type="string" office:string-value="" calcext:value-type="error">
            <text:p>#DIV/0!</text:p>
          </table:table-cell>
          <table:table-cell table:formula="of:=(1-[.K7]/[.J7])*100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ra-van'.C6:$'ra-van'.ZZ6]) / COUNT([$'ra-van'.C6:$'ra-van'.ZZ6])" office:value-type="float" office:value="6.928889" calcext:value-type="float">
            <text:p>6.928889</text:p>
          </table:table-cell>
          <table:table-cell table:formula="of:=SUM([$ra.C6:$ra.ZZ6]) / COUNT([$ra.C6:$ra.ZZ6])" office:value-type="string" office:string-value="" calcext:value-type="error">
            <text:p>#DIV/0!</text:p>
          </table:table-cell>
          <table:table-cell table:formula="of:=[.Q7]&gt;[.R7]" office:value-type="string" office:string-value="" calcext:value-type="error">
            <text:p>#DIV/0!</text:p>
          </table:table-cell>
          <table:table-cell table:formula="of:=(1-[.R7]/[.Q7])*100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addvec-van'.C6:$'addvec-van'.ZZ6]) / COUNT([$'addvec-van'.C6:$'addvec-van'.ZZ6])" office:value-type="float" office:value="11.086043" calcext:value-type="float">
            <text:p>11.086043</text:p>
          </table:table-cell>
          <table:table-cell table:formula="of:=SUM([$addvec.C6:$addvec.ZZ6]) / COUNT([$addvec.C6:$addvec.ZZ6])" office:value-type="string" office:string-value="" calcext:value-type="error">
            <text:p>#DIV/0!</text:p>
          </table:table-cell>
          <table:table-cell table:formula="of:=[.X7]&gt;[.Y7]" office:value-type="string" office:string-value="" calcext:value-type="error">
            <text:p>#DIV/0!</text:p>
          </table:table-cell>
          <table:table-cell table:formula="of:=(1-[.Y7]/[.X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fdtd-van'.C7:$'fdtd-van'.ZZ7]) / COUNT([$'fdtd-van'.C7:$'fdtd-van'.ZZ7])" office:value-type="float" office:value="20.9249" calcext:value-type="float">
            <text:p>20.9249</text:p>
          </table:table-cell>
          <table:table-cell table:formula="of:=SUM([$fdtd.C7:$fdtd.ZZ7]) / COUNT([$fdtd.C7:$fdtd.ZZ7])" office:value-type="string" office:string-value="" calcext:value-type="error">
            <text:p>#DIV/0!</text:p>
          </table:table-cell>
          <table:table-cell table:formula="of:=[.C8]&gt;[.D8]" office:value-type="string" office:string-value="" calcext:value-type="error">
            <text:p>#DIV/0!</text:p>
          </table:table-cell>
          <table:table-cell table:formula="of:=(1-[.D8]/[.C8])*100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nw-van'.C7:$'nw-van'.ZZ7]) / COUNT([$'nw-van'.C7:$'nw-van'.ZZ7])" office:value-type="float" office:value="16.5036" calcext:value-type="float">
            <text:p>16.5036</text:p>
          </table:table-cell>
          <table:table-cell table:formula="of:=SUM([$nw.C7:$nw.ZZ7]) / COUNT([$nw.C7:$nw.ZZ7])" office:value-type="string" office:string-value="" calcext:value-type="error">
            <text:p>#DIV/0!</text:p>
          </table:table-cell>
          <table:table-cell table:formula="of:=[.J8]&gt;[.K8]" office:value-type="string" office:string-value="" calcext:value-type="error">
            <text:p>#DIV/0!</text:p>
          </table:table-cell>
          <table:table-cell table:formula="of:=(1-[.K8]/[.J8])*100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ra-van'.C7:$'ra-van'.ZZ7]) / COUNT([$'ra-van'.C7:$'ra-van'.ZZ7])" office:value-type="float" office:value="8.182734" calcext:value-type="float">
            <text:p>8.182734</text:p>
          </table:table-cell>
          <table:table-cell table:formula="of:=SUM([$ra.C7:$ra.ZZ7]) / COUNT([$ra.C7:$ra.ZZ7])" office:value-type="string" office:string-value="" calcext:value-type="error">
            <text:p>#DIV/0!</text:p>
          </table:table-cell>
          <table:table-cell table:formula="of:=[.Q8]&gt;[.R8]" office:value-type="string" office:string-value="" calcext:value-type="error">
            <text:p>#DIV/0!</text:p>
          </table:table-cell>
          <table:table-cell table:formula="of:=(1-[.R8]/[.Q8])*100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addvec-van'.C7:$'addvec-van'.ZZ7]) / COUNT([$'addvec-van'.C7:$'addvec-van'.ZZ7])" office:value-type="float" office:value="13.47065" calcext:value-type="float">
            <text:p>13.47065</text:p>
          </table:table-cell>
          <table:table-cell table:formula="of:=SUM([$addvec.C7:$addvec.ZZ7]) / COUNT([$addvec.C7:$addvec.ZZ7])" office:value-type="string" office:string-value="" calcext:value-type="error">
            <text:p>#DIV/0!</text:p>
          </table:table-cell>
          <table:table-cell table:formula="of:=[.X8]&gt;[.Y8]" office:value-type="string" office:string-value="" calcext:value-type="error">
            <text:p>#DIV/0!</text:p>
          </table:table-cell>
          <table:table-cell table:formula="of:=(1-[.Y8]/[.X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fdtd-van'.C8:$'fdtd-van'.ZZ8]) / COUNT([$'fdtd-van'.C8:$'fdtd-van'.ZZ8])" office:value-type="float" office:value="23.0491" calcext:value-type="float">
            <text:p>23.0491</text:p>
          </table:table-cell>
          <table:table-cell table:formula="of:=SUM([$fdtd.C8:$fdtd.ZZ8]) / COUNT([$fdtd.C8:$fdtd.ZZ8])" office:value-type="string" office:string-value="" calcext:value-type="error">
            <text:p>#DIV/0!</text:p>
          </table:table-cell>
          <table:table-cell table:formula="of:=[.C9]&gt;[.D9]" office:value-type="string" office:string-value="" calcext:value-type="error">
            <text:p>#DIV/0!</text:p>
          </table:table-cell>
          <table:table-cell table:formula="of:=(1-[.D9]/[.C9])*100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nw-van'.C8:$'nw-van'.ZZ8]) / COUNT([$'nw-van'.C8:$'nw-van'.ZZ8])" office:value-type="float" office:value="17.97301" calcext:value-type="float">
            <text:p>17.97301</text:p>
          </table:table-cell>
          <table:table-cell table:formula="of:=SUM([$nw.C8:$nw.ZZ8]) / COUNT([$nw.C8:$nw.ZZ8])" office:value-type="string" office:string-value="" calcext:value-type="error">
            <text:p>#DIV/0!</text:p>
          </table:table-cell>
          <table:table-cell table:formula="of:=[.J9]&gt;[.K9]" office:value-type="string" office:string-value="" calcext:value-type="error">
            <text:p>#DIV/0!</text:p>
          </table:table-cell>
          <table:table-cell table:formula="of:=(1-[.K9]/[.J9])*100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ra-van'.C8:$'ra-van'.ZZ8]) / COUNT([$'ra-van'.C8:$'ra-van'.ZZ8])" office:value-type="float" office:value="9.377809" calcext:value-type="float">
            <text:p>9.377809</text:p>
          </table:table-cell>
          <table:table-cell table:formula="of:=SUM([$ra.C8:$ra.ZZ8]) / COUNT([$ra.C8:$ra.ZZ8])" office:value-type="string" office:string-value="" calcext:value-type="error">
            <text:p>#DIV/0!</text:p>
          </table:table-cell>
          <table:table-cell table:formula="of:=[.Q9]&gt;[.R9]" office:value-type="string" office:string-value="" calcext:value-type="error">
            <text:p>#DIV/0!</text:p>
          </table:table-cell>
          <table:table-cell table:formula="of:=(1-[.R9]/[.Q9])*100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addvec-van'.C8:$'addvec-van'.ZZ8]) / COUNT([$'addvec-van'.C8:$'addvec-van'.ZZ8])" office:value-type="float" office:value="13.57422" calcext:value-type="float">
            <text:p>13.57422</text:p>
          </table:table-cell>
          <table:table-cell table:formula="of:=SUM([$addvec.C8:$addvec.ZZ8]) / COUNT([$addvec.C8:$addvec.ZZ8])" office:value-type="string" office:string-value="" calcext:value-type="error">
            <text:p>#DIV/0!</text:p>
          </table:table-cell>
          <table:table-cell table:formula="of:=[.X9]&gt;[.Y9]" office:value-type="string" office:string-value="" calcext:value-type="error">
            <text:p>#DIV/0!</text:p>
          </table:table-cell>
          <table:table-cell table:formula="of:=(1-[.Y9]/[.X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fdtd-van'.C9:$'fdtd-van'.ZZ9]) / COUNT([$'fdtd-van'.C9:$'fdtd-van'.ZZ9])" office:value-type="float" office:value="108.12631" calcext:value-type="float">
            <text:p>108.12631</text:p>
          </table:table-cell>
          <table:table-cell table:formula="of:=SUM([$fdtd.C9:$fdtd.ZZ9]) / COUNT([$fdtd.C9:$fdtd.ZZ9])" office:value-type="string" office:string-value="" calcext:value-type="error">
            <text:p>#DIV/0!</text:p>
          </table:table-cell>
          <table:table-cell table:formula="of:=[.C10]&gt;[.D10]" office:value-type="string" office:string-value="" calcext:value-type="error">
            <text:p>#DIV/0!</text:p>
          </table:table-cell>
          <table:table-cell table:formula="of:=(1-[.D10]/[.C10])*100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nw-van'.C9:$'nw-van'.ZZ9]) / COUNT([$'nw-van'.C9:$'nw-van'.ZZ9])" office:value-type="float" office:value="19.75807" calcext:value-type="float">
            <text:p>19.75807</text:p>
          </table:table-cell>
          <table:table-cell table:formula="of:=SUM([$nw.C9:$nw.ZZ9]) / COUNT([$nw.C9:$nw.ZZ9])" office:value-type="string" office:string-value="" calcext:value-type="error">
            <text:p>#DIV/0!</text:p>
          </table:table-cell>
          <table:table-cell table:formula="of:=[.J10]&gt;[.K10]" office:value-type="string" office:string-value="" calcext:value-type="error">
            <text:p>#DIV/0!</text:p>
          </table:table-cell>
          <table:table-cell table:formula="of:=(1-[.K10]/[.J10])*100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ra-van'.C9:$'ra-van'.ZZ9]) / COUNT([$'ra-van'.C9:$'ra-van'.ZZ9])" office:value-type="float" office:value="10.061755" calcext:value-type="float">
            <text:p>10.061755</text:p>
          </table:table-cell>
          <table:table-cell table:formula="of:=SUM([$ra.C9:$ra.ZZ9]) / COUNT([$ra.C9:$ra.ZZ9])" office:value-type="string" office:string-value="" calcext:value-type="error">
            <text:p>#DIV/0!</text:p>
          </table:table-cell>
          <table:table-cell table:formula="of:=[.Q10]&gt;[.R10]" office:value-type="string" office:string-value="" calcext:value-type="error">
            <text:p>#DIV/0!</text:p>
          </table:table-cell>
          <table:table-cell table:formula="of:=(1-[.R10]/[.Q10])*100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addvec-van'.C9:$'addvec-van'.ZZ9]) / COUNT([$'addvec-van'.C9:$'addvec-van'.ZZ9])" office:value-type="float" office:value="14.95181" calcext:value-type="float">
            <text:p>14.95181</text:p>
          </table:table-cell>
          <table:table-cell table:formula="of:=SUM([$addvec.C9:$addvec.ZZ9]) / COUNT([$addvec.C9:$addvec.ZZ9])" office:value-type="string" office:string-value="" calcext:value-type="error">
            <text:p>#DIV/0!</text:p>
          </table:table-cell>
          <table:table-cell table:formula="of:=[.X10]&gt;[.Y10]" office:value-type="string" office:string-value="" calcext:value-type="error">
            <text:p>#DIV/0!</text:p>
          </table:table-cell>
          <table:table-cell table:formula="of:=(1-[.Y10]/[.X10]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SUM([$'fdtd-van'.C10:$'fdtd-van'.ZZ10]) / COUNT([$'fdtd-van'.C10:$'fdtd-van'.ZZ10])" office:value-type="float" office:value="149.5866" calcext:value-type="float">
            <text:p>149.5866</text:p>
          </table:table-cell>
          <table:table-cell table:formula="of:=SUM([$fdtd.C10:$fdtd.ZZ10]) / COUNT([$fdtd.C10:$fdtd.ZZ10])" office:value-type="string" office:string-value="" calcext:value-type="error">
            <text:p>#DIV/0!</text:p>
          </table:table-cell>
          <table:table-cell table:formula="of:=[.C11]&gt;[.D11]" office:value-type="string" office:string-value="" calcext:value-type="error">
            <text:p>#DIV/0!</text:p>
          </table:table-cell>
          <table:table-cell table:formula="of:=(1-[.D11]/[.C1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nw-van'.C10:$'nw-van'.ZZ10]) / COUNT([$'nw-van'.C10:$'nw-van'.ZZ10])" office:value-type="float" office:value="379.9192" calcext:value-type="float">
            <text:p>379.9192</text:p>
          </table:table-cell>
          <table:table-cell table:formula="of:=SUM([$nw.C10:$nw.ZZ10]) / COUNT([$nw.C10:$nw.ZZ10])" office:value-type="string" office:string-value="" calcext:value-type="error">
            <text:p>#DIV/0!</text:p>
          </table:table-cell>
          <table:table-cell table:formula="of:=[.J11]&gt;[.K11]" office:value-type="string" office:string-value="" calcext:value-type="error">
            <text:p>#DIV/0!</text:p>
          </table:table-cell>
          <table:table-cell table:formula="of:=(1-[.K11]/[.J1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ra-van'.C10:$'ra-van'.ZZ10]) / COUNT([$'ra-van'.C10:$'ra-van'.ZZ10])" office:value-type="float" office:value="28.82665" calcext:value-type="float">
            <text:p>28.82665</text:p>
          </table:table-cell>
          <table:table-cell table:formula="of:=SUM([$ra.C10:$ra.ZZ10]) / COUNT([$ra.C10:$ra.ZZ10])" office:value-type="string" office:string-value="" calcext:value-type="error">
            <text:p>#DIV/0!</text:p>
          </table:table-cell>
          <table:table-cell table:formula="of:=[.Q11]&gt;[.R11]" office:value-type="string" office:string-value="" calcext:value-type="error">
            <text:p>#DIV/0!</text:p>
          </table:table-cell>
          <table:table-cell table:formula="of:=(1-[.R11]/[.Q1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addvec-van'.C10:$'addvec-van'.ZZ10]) / COUNT([$'addvec-van'.C10:$'addvec-van'.ZZ10])" office:value-type="float" office:value="16.68917" calcext:value-type="float">
            <text:p>16.68917</text:p>
          </table:table-cell>
          <table:table-cell table:formula="of:=SUM([$addvec.C10:$addvec.ZZ10]) / COUNT([$addvec.C10:$addvec.ZZ10])" office:value-type="string" office:string-value="" calcext:value-type="error">
            <text:p>#DIV/0!</text:p>
          </table:table-cell>
          <table:table-cell table:formula="of:=[.X11]&gt;[.Y11]" office:value-type="string" office:string-value="" calcext:value-type="error">
            <text:p>#DIV/0!</text:p>
          </table:table-cell>
          <table:table-cell table:formula="of:=(1-[.Y11]/[.X11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fdtd-van'.C11:$'fdtd-van'.ZZ11]) / COUNT([$'fdtd-van'.C11:$'fdtd-van'.ZZ11])" office:value-type="float" office:value="165.6333" calcext:value-type="float">
            <text:p>165.6333</text:p>
          </table:table-cell>
          <table:table-cell table:formula="of:=SUM([$fdtd.C11:$fdtd.ZZ11]) / COUNT([$fdtd.C11:$fdtd.ZZ11])" office:value-type="string" office:string-value="" calcext:value-type="error">
            <text:p>#DIV/0!</text:p>
          </table:table-cell>
          <table:table-cell table:formula="of:=[.C12]&gt;[.D12]" office:value-type="string" office:string-value="" calcext:value-type="error">
            <text:p>#DIV/0!</text:p>
          </table:table-cell>
          <table:table-cell table:formula="of:=(1-[.D12]/[.C12])*100" office:value-type="string" office:string-value="" calcext:value-type="error">
            <text:p>#DIV/0!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nw-van'.C11:$'nw-van'.ZZ11]) / COUNT([$'nw-van'.C11:$'nw-van'.ZZ11])" office:value-type="float" office:value="1374.465" calcext:value-type="float">
            <text:p>1374.465</text:p>
          </table:table-cell>
          <table:table-cell table:formula="of:=SUM([$nw.C11:$nw.ZZ11]) / COUNT([$nw.C11:$nw.ZZ11])" office:value-type="string" office:string-value="" calcext:value-type="error">
            <text:p>#DIV/0!</text:p>
          </table:table-cell>
          <table:table-cell table:formula="of:=[.J12]&gt;[.K12]" office:value-type="string" office:string-value="" calcext:value-type="error">
            <text:p>#DIV/0!</text:p>
          </table:table-cell>
          <table:table-cell table:formula="of:=(1-[.K12]/[.J12])*100" office:value-type="string" office:string-value="" calcext:value-type="error">
            <text:p>#DIV/0!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ra-van'.C11:$'ra-van'.ZZ11]) / COUNT([$'ra-van'.C11:$'ra-van'.ZZ11])" office:value-type="float" office:value="45.18739" calcext:value-type="float">
            <text:p>45.18739</text:p>
          </table:table-cell>
          <table:table-cell table:formula="of:=SUM([$ra.C11:$ra.ZZ11]) / COUNT([$ra.C11:$ra.ZZ11])" office:value-type="string" office:string-value="" calcext:value-type="error">
            <text:p>#DIV/0!</text:p>
          </table:table-cell>
          <table:table-cell table:formula="of:=[.Q12]&gt;[.R12]" office:value-type="string" office:string-value="" calcext:value-type="error">
            <text:p>#DIV/0!</text:p>
          </table:table-cell>
          <table:table-cell table:formula="of:=(1-[.R12]/[.Q12])*100" office:value-type="string" office:string-value="" calcext:value-type="error">
            <text:p>#DIV/0!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addvec-van'.C11:$'addvec-van'.ZZ11]) / COUNT([$'addvec-van'.C11:$'addvec-van'.ZZ11])" office:value-type="float" office:value="19.32055" calcext:value-type="float">
            <text:p>19.32055</text:p>
          </table:table-cell>
          <table:table-cell table:formula="of:=SUM([$addvec.C11:$addvec.ZZ11]) / COUNT([$addvec.C11:$addvec.ZZ11])" office:value-type="string" office:string-value="" calcext:value-type="error">
            <text:p>#DIV/0!</text:p>
          </table:table-cell>
          <table:table-cell table:formula="of:=[.X12]&gt;[.Y12]" office:value-type="string" office:string-value="" calcext:value-type="error">
            <text:p>#DIV/0!</text:p>
          </table:table-cell>
          <table:table-cell table:formula="of:=(1-[.Y12]/[.X1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fdtd-van'.C12:$'fdtd-van'.ZZ12]) / COUNT([$'fdtd-van'.C12:$'fdtd-van'.ZZ12])" office:value-type="float" office:value="184.2522" calcext:value-type="float">
            <text:p>184.2522</text:p>
          </table:table-cell>
          <table:table-cell table:formula="of:=SUM([$fdtd.C12:$fdtd.ZZ12]) / COUNT([$fdtd.C12:$fdtd.ZZ12])" office:value-type="string" office:string-value="" calcext:value-type="error">
            <text:p>#DIV/0!</text:p>
          </table:table-cell>
          <table:table-cell table:formula="of:=[.C13]&gt;[.D13]" office:value-type="string" office:string-value="" calcext:value-type="error">
            <text:p>#DIV/0!</text:p>
          </table:table-cell>
          <table:table-cell table:formula="of:=(1-[.D13]/[.C13])*100" office:value-type="string" office:string-value="" calcext:value-type="error">
            <text:p>#DIV/0!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nw-van'.C12:$'nw-van'.ZZ12]) / COUNT([$'nw-van'.C12:$'nw-van'.ZZ12])" office:value-type="float" office:value="2190.264" calcext:value-type="float">
            <text:p>2190.264</text:p>
          </table:table-cell>
          <table:table-cell table:formula="of:=SUM([$nw.C12:$nw.ZZ12]) / COUNT([$nw.C12:$nw.ZZ12])" office:value-type="string" office:string-value="" calcext:value-type="error">
            <text:p>#DIV/0!</text:p>
          </table:table-cell>
          <table:table-cell table:formula="of:=[.J13]&gt;[.K13]" office:value-type="string" office:string-value="" calcext:value-type="error">
            <text:p>#DIV/0!</text:p>
          </table:table-cell>
          <table:table-cell table:formula="of:=(1-[.K13]/[.J13])*100" office:value-type="string" office:string-value="" calcext:value-type="error">
            <text:p>#DIV/0!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ra-van'.C12:$'ra-van'.ZZ12]) / COUNT([$'ra-van'.C12:$'ra-van'.ZZ12])" office:value-type="float" office:value="70.7178" calcext:value-type="float">
            <text:p>70.7178</text:p>
          </table:table-cell>
          <table:table-cell table:formula="of:=SUM([$ra.C12:$ra.ZZ12]) / COUNT([$ra.C12:$ra.ZZ12])" office:value-type="string" office:string-value="" calcext:value-type="error">
            <text:p>#DIV/0!</text:p>
          </table:table-cell>
          <table:table-cell table:formula="of:=[.Q13]&gt;[.R13]" office:value-type="string" office:string-value="" calcext:value-type="error">
            <text:p>#DIV/0!</text:p>
          </table:table-cell>
          <table:table-cell table:formula="of:=(1-[.R13]/[.Q13])*100" office:value-type="string" office:string-value="" calcext:value-type="error">
            <text:p>#DIV/0!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addvec-van'.C12:$'addvec-van'.ZZ12]) / COUNT([$'addvec-van'.C12:$'addvec-van'.ZZ12])" office:value-type="float" office:value="21.48974" calcext:value-type="float">
            <text:p>21.48974</text:p>
          </table:table-cell>
          <table:table-cell table:formula="of:=SUM([$addvec.C12:$addvec.ZZ12]) / COUNT([$addvec.C12:$addvec.ZZ12])" office:value-type="string" office:string-value="" calcext:value-type="error">
            <text:p>#DIV/0!</text:p>
          </table:table-cell>
          <table:table-cell table:formula="of:=[.X13]&gt;[.Y13]" office:value-type="string" office:string-value="" calcext:value-type="error">
            <text:p>#DIV/0!</text:p>
          </table:table-cell>
          <table:table-cell table:formula="of:=(1-[.Y13]/[.X1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fdtd-van'.C13:$'fdtd-van'.ZZ13]) / COUNT([$'fdtd-van'.C13:$'fdtd-van'.ZZ13])" office:value-type="float" office:value="264.3956" calcext:value-type="float">
            <text:p>264.3956</text:p>
          </table:table-cell>
          <table:table-cell table:formula="of:=SUM([$fdtd.C13:$fdtd.ZZ13]) / COUNT([$fdtd.C13:$fdtd.ZZ13])" office:value-type="string" office:string-value="" calcext:value-type="error">
            <text:p>#DIV/0!</text:p>
          </table:table-cell>
          <table:table-cell table:formula="of:=[.C14]&gt;[.D14]" office:value-type="string" office:string-value="" calcext:value-type="error">
            <text:p>#DIV/0!</text:p>
          </table:table-cell>
          <table:table-cell table:formula="of:=(1-[.D14]/[.C14])*100" office:value-type="string" office:string-value="" calcext:value-type="error">
            <text:p>#DIV/0!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nw-van'.C13:$'nw-van'.ZZ13]) / COUNT([$'nw-van'.C13:$'nw-van'.ZZ13])" office:value-type="float" office:value="3194.868" calcext:value-type="float">
            <text:p>3194.868</text:p>
          </table:table-cell>
          <table:table-cell table:formula="of:=SUM([$nw.C13:$nw.ZZ13]) / COUNT([$nw.C13:$nw.ZZ13])" office:value-type="string" office:string-value="" calcext:value-type="error">
            <text:p>#DIV/0!</text:p>
          </table:table-cell>
          <table:table-cell table:formula="of:=[.J14]&gt;[.K14]" office:value-type="string" office:string-value="" calcext:value-type="error">
            <text:p>#DIV/0!</text:p>
          </table:table-cell>
          <table:table-cell table:formula="of:=(1-[.K14]/[.J14])*100" office:value-type="string" office:string-value="" calcext:value-type="error">
            <text:p>#DIV/0!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ra-van'.C13:$'ra-van'.ZZ13]) / COUNT([$'ra-van'.C13:$'ra-van'.ZZ13])" office:value-type="float" office:value="265.8205" calcext:value-type="float">
            <text:p>265.8205</text:p>
          </table:table-cell>
          <table:table-cell table:formula="of:=SUM([$ra.C13:$ra.ZZ13]) / COUNT([$ra.C13:$ra.ZZ13])" office:value-type="string" office:string-value="" calcext:value-type="error">
            <text:p>#DIV/0!</text:p>
          </table:table-cell>
          <table:table-cell table:formula="of:=[.Q14]&gt;[.R14]" office:value-type="string" office:string-value="" calcext:value-type="error">
            <text:p>#DIV/0!</text:p>
          </table:table-cell>
          <table:table-cell table:formula="of:=(1-[.R14]/[.Q14])*100" office:value-type="string" office:string-value="" calcext:value-type="error">
            <text:p>#DIV/0!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addvec-van'.C13:$'addvec-van'.ZZ13]) / COUNT([$'addvec-van'.C13:$'addvec-van'.ZZ13])" office:value-type="float" office:value="24.66546" calcext:value-type="float">
            <text:p>24.66546</text:p>
          </table:table-cell>
          <table:table-cell table:formula="of:=SUM([$addvec.C13:$addvec.ZZ13]) / COUNT([$addvec.C13:$addvec.ZZ13])" office:value-type="string" office:string-value="" calcext:value-type="error">
            <text:p>#DIV/0!</text:p>
          </table:table-cell>
          <table:table-cell table:formula="of:=[.X14]&gt;[.Y14]" office:value-type="string" office:string-value="" calcext:value-type="error">
            <text:p>#DIV/0!</text:p>
          </table:table-cell>
          <table:table-cell table:formula="of:=(1-[.Y14]/[.X1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fdtd-van'.C14:$'fdtd-van'.ZZ14]) / COUNT([$'fdtd-van'.C14:$'fdtd-van'.ZZ14])" office:value-type="float" office:value="397.6093" calcext:value-type="float">
            <text:p>397.6093</text:p>
          </table:table-cell>
          <table:table-cell table:formula="of:=SUM([$fdtd.C14:$fdtd.ZZ14]) / COUNT([$fdtd.C14:$fdtd.ZZ14])" office:value-type="string" office:string-value="" calcext:value-type="error">
            <text:p>#DIV/0!</text:p>
          </table:table-cell>
          <table:table-cell table:formula="of:=[.C15]&gt;[.D15]" office:value-type="string" office:string-value="" calcext:value-type="error">
            <text:p>#DIV/0!</text:p>
          </table:table-cell>
          <table:table-cell table:formula="of:=(1-[.D15]/[.C15])*100" office:value-type="string" office:string-value="" calcext:value-type="error">
            <text:p>#DIV/0!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nw-van'.C14:$'nw-van'.ZZ14]) / COUNT([$'nw-van'.C14:$'nw-van'.ZZ14])" office:value-type="float" office:value="4148.011" calcext:value-type="float">
            <text:p>4148.011</text:p>
          </table:table-cell>
          <table:table-cell table:formula="of:=SUM([$nw.C14:$nw.ZZ14]) / COUNT([$nw.C14:$nw.ZZ14])" office:value-type="string" office:string-value="" calcext:value-type="error">
            <text:p>#DIV/0!</text:p>
          </table:table-cell>
          <table:table-cell table:formula="of:=[.J15]&gt;[.K15]" office:value-type="string" office:string-value="" calcext:value-type="error">
            <text:p>#DIV/0!</text:p>
          </table:table-cell>
          <table:table-cell table:formula="of:=(1-[.K15]/[.J15])*100" office:value-type="string" office:string-value="" calcext:value-type="error">
            <text:p>#DIV/0!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ra-van'.C14:$'ra-van'.ZZ14]) / COUNT([$'ra-van'.C14:$'ra-van'.ZZ14])" office:value-type="float" office:value="2263.862" calcext:value-type="float">
            <text:p>2263.862</text:p>
          </table:table-cell>
          <table:table-cell table:formula="of:=SUM([$ra.C14:$ra.ZZ14]) / COUNT([$ra.C14:$ra.ZZ14])" office:value-type="string" office:string-value="" calcext:value-type="error">
            <text:p>#DIV/0!</text:p>
          </table:table-cell>
          <table:table-cell table:formula="of:=[.Q15]&gt;[.R15]" office:value-type="string" office:string-value="" calcext:value-type="error">
            <text:p>#DIV/0!</text:p>
          </table:table-cell>
          <table:table-cell table:formula="of:=(1-[.R15]/[.Q15])*100" office:value-type="string" office:string-value="" calcext:value-type="error">
            <text:p>#DIV/0!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addvec-van'.C14:$'addvec-van'.ZZ14]) / COUNT([$'addvec-van'.C14:$'addvec-van'.ZZ14])" office:value-type="float" office:value="27.38766" calcext:value-type="float">
            <text:p>27.38766</text:p>
          </table:table-cell>
          <table:table-cell table:formula="of:=SUM([$addvec.C14:$addvec.ZZ14]) / COUNT([$addvec.C14:$addvec.ZZ14])" office:value-type="string" office:string-value="" calcext:value-type="error">
            <text:p>#DIV/0!</text:p>
          </table:table-cell>
          <table:table-cell table:formula="of:=[.X15]&gt;[.Y15]" office:value-type="string" office:string-value="" calcext:value-type="error">
            <text:p>#DIV/0!</text:p>
          </table:table-cell>
          <table:table-cell table:formula="of:=(1-[.Y15]/[.X1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fdtd-van'.C15:$'fdtd-van'.ZZ15]) / COUNT([$'fdtd-van'.C15:$'fdtd-van'.ZZ15])" office:value-type="float" office:value="402.00577" calcext:value-type="float">
            <text:p>402.00577</text:p>
          </table:table-cell>
          <table:table-cell table:formula="of:=SUM([$fdtd.C15:$fdtd.ZZ15]) / COUNT([$fdtd.C15:$fdtd.ZZ15])" office:value-type="string" office:string-value="" calcext:value-type="error">
            <text:p>#DIV/0!</text:p>
          </table:table-cell>
          <table:table-cell table:formula="of:=[.C16]&gt;[.D16]" office:value-type="string" office:string-value="" calcext:value-type="error">
            <text:p>#DIV/0!</text:p>
          </table:table-cell>
          <table:table-cell table:formula="of:=(1-[.D16]/[.C16])*100" office:value-type="string" office:string-value="" calcext:value-type="error">
            <text:p>#DIV/0!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nw-van'.C15:$'nw-van'.ZZ15]) / COUNT([$'nw-van'.C15:$'nw-van'.ZZ15])" office:value-type="float" office:value="5561.631" calcext:value-type="float">
            <text:p>5561.631</text:p>
          </table:table-cell>
          <table:table-cell table:formula="of:=SUM([$nw.C15:$nw.ZZ15]) / COUNT([$nw.C15:$nw.ZZ15])" office:value-type="string" office:string-value="" calcext:value-type="error">
            <text:p>#DIV/0!</text:p>
          </table:table-cell>
          <table:table-cell table:formula="of:=[.J16]&gt;[.K16]" office:value-type="string" office:string-value="" calcext:value-type="error">
            <text:p>#DIV/0!</text:p>
          </table:table-cell>
          <table:table-cell table:formula="of:=(1-[.K16]/[.J16])*100" office:value-type="string" office:string-value="" calcext:value-type="error">
            <text:p>#DIV/0!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ra-van'.C15:$'ra-van'.ZZ15]) / COUNT([$'ra-van'.C15:$'ra-van'.ZZ15])" office:value-type="float" office:value="4370.756" calcext:value-type="float">
            <text:p>4370.756</text:p>
          </table:table-cell>
          <table:table-cell table:formula="of:=SUM([$ra.C15:$ra.ZZ15]) / COUNT([$ra.C15:$ra.ZZ15])" office:value-type="string" office:string-value="" calcext:value-type="error">
            <text:p>#DIV/0!</text:p>
          </table:table-cell>
          <table:table-cell table:formula="of:=[.Q16]&gt;[.R16]" office:value-type="string" office:string-value="" calcext:value-type="error">
            <text:p>#DIV/0!</text:p>
          </table:table-cell>
          <table:table-cell table:formula="of:=(1-[.R16]/[.Q16])*100" office:value-type="string" office:string-value="" calcext:value-type="error">
            <text:p>#DIV/0!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addvec-van'.C15:$'addvec-van'.ZZ15]) / COUNT([$'addvec-van'.C15:$'addvec-van'.ZZ15])" office:value-type="float" office:value="29.74565" calcext:value-type="float">
            <text:p>29.74565</text:p>
          </table:table-cell>
          <table:table-cell table:formula="of:=SUM([$addvec.C15:$addvec.ZZ15]) / COUNT([$addvec.C15:$addvec.ZZ15])" office:value-type="string" office:string-value="" calcext:value-type="error">
            <text:p>#DIV/0!</text:p>
          </table:table-cell>
          <table:table-cell table:formula="of:=[.X16]&gt;[.Y16]" office:value-type="string" office:string-value="" calcext:value-type="error">
            <text:p>#DIV/0!</text:p>
          </table:table-cell>
          <table:table-cell table:formula="of:=(1-[.Y16]/[.X1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fdtd-van'.C16:$'fdtd-van'.ZZ16]) / COUNT([$'fdtd-van'.C16:$'fdtd-van'.ZZ16])" office:value-type="float" office:value="464.5602" calcext:value-type="float">
            <text:p>464.5602</text:p>
          </table:table-cell>
          <table:table-cell table:formula="of:=SUM([$fdtd.C16:$fdtd.ZZ16]) / COUNT([$fdtd.C16:$fdtd.ZZ16])" office:value-type="string" office:string-value="" calcext:value-type="error">
            <text:p>#DIV/0!</text:p>
          </table:table-cell>
          <table:table-cell table:formula="of:=[.C17]&gt;[.D17]" office:value-type="string" office:string-value="" calcext:value-type="error">
            <text:p>#DIV/0!</text:p>
          </table:table-cell>
          <table:table-cell table:formula="of:=(1-[.D17]/[.C17])*100" office:value-type="string" office:string-value="" calcext:value-type="error">
            <text:p>#DIV/0!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nw-van'.C16:$'nw-van'.ZZ16]) / COUNT([$'nw-van'.C16:$'nw-van'.ZZ16])" office:value-type="float" office:value="6940.539" calcext:value-type="float">
            <text:p>6940.539</text:p>
          </table:table-cell>
          <table:table-cell table:formula="of:=SUM([$nw.C16:$nw.ZZ16]) / COUNT([$nw.C16:$nw.ZZ16])" office:value-type="string" office:string-value="" calcext:value-type="error">
            <text:p>#DIV/0!</text:p>
          </table:table-cell>
          <table:table-cell table:formula="of:=[.J17]&gt;[.K17]" office:value-type="string" office:string-value="" calcext:value-type="error">
            <text:p>#DIV/0!</text:p>
          </table:table-cell>
          <table:table-cell table:formula="of:=(1-[.K17]/[.J17])*100" office:value-type="string" office:string-value="" calcext:value-type="error">
            <text:p>#DIV/0!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ra-van'.C16:$'ra-van'.ZZ16]) / COUNT([$'ra-van'.C16:$'ra-van'.ZZ16])" office:value-type="float" office:value="5232.995" calcext:value-type="float">
            <text:p>5232.995</text:p>
          </table:table-cell>
          <table:table-cell table:formula="of:=SUM([$ra.C16:$ra.ZZ16]) / COUNT([$ra.C16:$ra.ZZ16])" office:value-type="string" office:string-value="" calcext:value-type="error">
            <text:p>#DIV/0!</text:p>
          </table:table-cell>
          <table:table-cell table:formula="of:=[.Q17]&gt;[.R17]" office:value-type="string" office:string-value="" calcext:value-type="error">
            <text:p>#DIV/0!</text:p>
          </table:table-cell>
          <table:table-cell table:formula="of:=(1-[.R17]/[.Q17])*100" office:value-type="string" office:string-value="" calcext:value-type="error">
            <text:p>#DIV/0!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addvec-van'.C16:$'addvec-van'.ZZ16]) / COUNT([$'addvec-van'.C16:$'addvec-van'.ZZ16])" office:value-type="float" office:value="31.65054" calcext:value-type="float">
            <text:p>31.65054</text:p>
          </table:table-cell>
          <table:table-cell table:formula="of:=SUM([$addvec.C16:$addvec.ZZ16]) / COUNT([$addvec.C16:$addvec.ZZ16])" office:value-type="string" office:string-value="" calcext:value-type="error">
            <text:p>#DIV/0!</text:p>
          </table:table-cell>
          <table:table-cell table:formula="of:=[.X17]&gt;[.Y17]" office:value-type="string" office:string-value="" calcext:value-type="error">
            <text:p>#DIV/0!</text:p>
          </table:table-cell>
          <table:table-cell table:formula="of:=(1-[.Y17]/[.X1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fdtd-van'.C17:$'fdtd-van'.ZZ17]) / COUNT([$'fdtd-van'.C17:$'fdtd-van'.ZZ17])" office:value-type="float" office:value="487.3376" calcext:value-type="float">
            <text:p>487.3376</text:p>
          </table:table-cell>
          <table:table-cell table:formula="of:=SUM([$fdtd.C17:$fdtd.ZZ17]) / COUNT([$fdtd.C17:$fdtd.ZZ17])" office:value-type="string" office:string-value="" calcext:value-type="error">
            <text:p>#DIV/0!</text:p>
          </table:table-cell>
          <table:table-cell table:formula="of:=[.C18]&gt;[.D18]" office:value-type="string" office:string-value="" calcext:value-type="error">
            <text:p>#DIV/0!</text:p>
          </table:table-cell>
          <table:table-cell table:formula="of:=(1-[.D18]/[.C18])*100" office:value-type="string" office:string-value="" calcext:value-type="error">
            <text:p>#DIV/0!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nw-van'.C17:$'nw-van'.ZZ17]) / COUNT([$'nw-van'.C17:$'nw-van'.ZZ17])" office:value-type="float" office:value="8816.068" calcext:value-type="float">
            <text:p>8816.068</text:p>
          </table:table-cell>
          <table:table-cell table:formula="of:=SUM([$nw.C17:$nw.ZZ17]) / COUNT([$nw.C17:$nw.ZZ17])" office:value-type="string" office:string-value="" calcext:value-type="error">
            <text:p>#DIV/0!</text:p>
          </table:table-cell>
          <table:table-cell table:formula="of:=[.J18]&gt;[.K18]" office:value-type="string" office:string-value="" calcext:value-type="error">
            <text:p>#DIV/0!</text:p>
          </table:table-cell>
          <table:table-cell table:formula="of:=(1-[.K18]/[.J18])*100" office:value-type="string" office:string-value="" calcext:value-type="error">
            <text:p>#DIV/0!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ra-van'.C17:$'ra-van'.ZZ17]) / COUNT([$'ra-van'.C17:$'ra-van'.ZZ17])" office:value-type="float" office:value="6565.153" calcext:value-type="float">
            <text:p>6565.153</text:p>
          </table:table-cell>
          <table:table-cell table:formula="of:=SUM([$ra.C17:$ra.ZZ17]) / COUNT([$ra.C17:$ra.ZZ17])" office:value-type="string" office:string-value="" calcext:value-type="error">
            <text:p>#DIV/0!</text:p>
          </table:table-cell>
          <table:table-cell table:formula="of:=[.Q18]&gt;[.R18]" office:value-type="string" office:string-value="" calcext:value-type="error">
            <text:p>#DIV/0!</text:p>
          </table:table-cell>
          <table:table-cell table:formula="of:=(1-[.R18]/[.Q18])*100" office:value-type="string" office:string-value="" calcext:value-type="error">
            <text:p>#DIV/0!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addvec-van'.C17:$'addvec-van'.ZZ17]) / COUNT([$'addvec-van'.C17:$'addvec-van'.ZZ17])" office:value-type="float" office:value="34.10828" calcext:value-type="float">
            <text:p>34.10828</text:p>
          </table:table-cell>
          <table:table-cell table:formula="of:=SUM([$addvec.C17:$addvec.ZZ17]) / COUNT([$addvec.C17:$addvec.ZZ17])" office:value-type="string" office:string-value="" calcext:value-type="error">
            <text:p>#DIV/0!</text:p>
          </table:table-cell>
          <table:table-cell table:formula="of:=[.X18]&gt;[.Y18]" office:value-type="string" office:string-value="" calcext:value-type="error">
            <text:p>#DIV/0!</text:p>
          </table:table-cell>
          <table:table-cell table:formula="of:=(1-[.Y18]/[.X1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fdtd-van'.C18:$'fdtd-van'.ZZ18]) / COUNT([$'fdtd-van'.C18:$'fdtd-van'.ZZ18])" office:value-type="float" office:value="522.2826" calcext:value-type="float">
            <text:p>522.2826</text:p>
          </table:table-cell>
          <table:table-cell table:formula="of:=SUM([$fdtd.C18:$fdtd.ZZ18]) / COUNT([$fdtd.C18:$fdtd.ZZ18])" office:value-type="string" office:string-value="" calcext:value-type="error">
            <text:p>#DIV/0!</text:p>
          </table:table-cell>
          <table:table-cell table:formula="of:=[.C19]&gt;[.D19]" office:value-type="string" office:string-value="" calcext:value-type="error">
            <text:p>#DIV/0!</text:p>
          </table:table-cell>
          <table:table-cell table:formula="of:=(1-[.D19]/[.C19])*100" office:value-type="string" office:string-value="" calcext:value-type="error">
            <text:p>#DIV/0!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nw-van'.C18:$'nw-van'.ZZ18]) / COUNT([$'nw-van'.C18:$'nw-van'.ZZ18])" office:value-type="float" office:value="10583.667" calcext:value-type="float">
            <text:p>10583.667</text:p>
          </table:table-cell>
          <table:table-cell table:formula="of:=SUM([$nw.C18:$nw.ZZ18]) / COUNT([$nw.C18:$nw.ZZ18])" office:value-type="string" office:string-value="" calcext:value-type="error">
            <text:p>#DIV/0!</text:p>
          </table:table-cell>
          <table:table-cell table:formula="of:=[.J19]&gt;[.K19]" office:value-type="string" office:string-value="" calcext:value-type="error">
            <text:p>#DIV/0!</text:p>
          </table:table-cell>
          <table:table-cell table:formula="of:=(1-[.K19]/[.J19])*100" office:value-type="string" office:string-value="" calcext:value-type="error">
            <text:p>#DIV/0!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ra-van'.C18:$'ra-van'.ZZ18]) / COUNT([$'ra-van'.C18:$'ra-van'.ZZ18])" office:value-type="float" office:value="8227.491" calcext:value-type="float">
            <text:p>8227.491</text:p>
          </table:table-cell>
          <table:table-cell table:formula="of:=SUM([$ra.C18:$ra.ZZ18]) / COUNT([$ra.C18:$ra.ZZ18])" office:value-type="string" office:string-value="" calcext:value-type="error">
            <text:p>#DIV/0!</text:p>
          </table:table-cell>
          <table:table-cell table:formula="of:=[.Q19]&gt;[.R19]" office:value-type="string" office:string-value="" calcext:value-type="error">
            <text:p>#DIV/0!</text:p>
          </table:table-cell>
          <table:table-cell table:formula="of:=(1-[.R19]/[.Q19])*100" office:value-type="string" office:string-value="" calcext:value-type="error">
            <text:p>#DIV/0!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addvec-van'.C18:$'addvec-van'.ZZ18]) / COUNT([$'addvec-van'.C18:$'addvec-van'.ZZ18])" office:value-type="float" office:value="37.64627" calcext:value-type="float">
            <text:p>37.64627</text:p>
          </table:table-cell>
          <table:table-cell table:formula="of:=SUM([$addvec.C18:$addvec.ZZ18]) / COUNT([$addvec.C18:$addvec.ZZ18])" office:value-type="string" office:string-value="" calcext:value-type="error">
            <text:p>#DIV/0!</text:p>
          </table:table-cell>
          <table:table-cell table:formula="of:=[.X19]&gt;[.Y19]" office:value-type="string" office:string-value="" calcext:value-type="error">
            <text:p>#DIV/0!</text:p>
          </table:table-cell>
          <table:table-cell table:formula="of:=(1-[.Y19]/[.X1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fdtd-van'.C19:$'fdtd-van'.ZZ19]) / COUNT([$'fdtd-van'.C19:$'fdtd-van'.ZZ19])" office:value-type="float" office:value="554.7548" calcext:value-type="float">
            <text:p>554.7548</text:p>
          </table:table-cell>
          <table:table-cell table:formula="of:=SUM([$fdtd.C19:$fdtd.ZZ19]) / COUNT([$fdtd.C19:$fdtd.ZZ19])" office:value-type="string" office:string-value="" calcext:value-type="error">
            <text:p>#DIV/0!</text:p>
          </table:table-cell>
          <table:table-cell table:formula="of:=[.C20]&gt;[.D20]" office:value-type="string" office:string-value="" calcext:value-type="error">
            <text:p>#DIV/0!</text:p>
          </table:table-cell>
          <table:table-cell table:formula="of:=(1-[.D20]/[.C20])*100" office:value-type="string" office:string-value="" calcext:value-type="error">
            <text:p>#DIV/0!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nw-van'.C19:$'nw-van'.ZZ19]) / COUNT([$'nw-van'.C19:$'nw-van'.ZZ19])" office:value-type="float" office:value="12738.25" calcext:value-type="float">
            <text:p>12738.25</text:p>
          </table:table-cell>
          <table:table-cell table:formula="of:=SUM([$nw.C19:$nw.ZZ19]) / COUNT([$nw.C19:$nw.ZZ19])" office:value-type="string" office:string-value="" calcext:value-type="error">
            <text:p>#DIV/0!</text:p>
          </table:table-cell>
          <table:table-cell table:formula="of:=[.J20]&gt;[.K20]" office:value-type="string" office:string-value="" calcext:value-type="error">
            <text:p>#DIV/0!</text:p>
          </table:table-cell>
          <table:table-cell table:formula="of:=(1-[.K20]/[.J20])*100" office:value-type="string" office:string-value="" calcext:value-type="error">
            <text:p>#DIV/0!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ra-van'.C19:$'ra-van'.ZZ19]) / COUNT([$'ra-van'.C19:$'ra-van'.ZZ19])" office:value-type="float" office:value="10862.335" calcext:value-type="float">
            <text:p>10862.335</text:p>
          </table:table-cell>
          <table:table-cell table:formula="of:=SUM([$ra.C19:$ra.ZZ19]) / COUNT([$ra.C19:$ra.ZZ19])" office:value-type="string" office:string-value="" calcext:value-type="error">
            <text:p>#DIV/0!</text:p>
          </table:table-cell>
          <table:table-cell table:formula="of:=[.Q20]&gt;[.R20]" office:value-type="string" office:string-value="" calcext:value-type="error">
            <text:p>#DIV/0!</text:p>
          </table:table-cell>
          <table:table-cell table:formula="of:=(1-[.R20]/[.Q20])*100" office:value-type="string" office:string-value="" calcext:value-type="error">
            <text:p>#DIV/0!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addvec-van'.C19:$'addvec-van'.ZZ19]) / COUNT([$'addvec-van'.C19:$'addvec-van'.ZZ19])" office:value-type="float" office:value="40.0689" calcext:value-type="float">
            <text:p>40.0689</text:p>
          </table:table-cell>
          <table:table-cell table:formula="of:=SUM([$addvec.C19:$addvec.ZZ19]) / COUNT([$addvec.C19:$addvec.ZZ19])" office:value-type="string" office:string-value="" calcext:value-type="error">
            <text:p>#DIV/0!</text:p>
          </table:table-cell>
          <table:table-cell table:formula="of:=[.X20]&gt;[.Y20]" office:value-type="string" office:string-value="" calcext:value-type="error">
            <text:p>#DIV/0!</text:p>
          </table:table-cell>
          <table:table-cell table:formula="of:=(1-[.Y20]/[.X20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fdtd-van'.C20:$'fdtd-van'.ZZ20]) / COUNT([$'fdtd-van'.C20:$'fdtd-van'.ZZ20])" office:value-type="float" office:value="565.8468" calcext:value-type="float">
            <text:p>565.8468</text:p>
          </table:table-cell>
          <table:table-cell table:formula="of:=SUM([$fdtd.C20:$fdtd.ZZ20]) / COUNT([$fdtd.C20:$fdtd.ZZ20])" office:value-type="string" office:string-value="" calcext:value-type="error">
            <text:p>#DIV/0!</text:p>
          </table:table-cell>
          <table:table-cell table:formula="of:=[.C21]&gt;[.D21]" office:value-type="string" office:string-value="" calcext:value-type="error">
            <text:p>#DIV/0!</text:p>
          </table:table-cell>
          <table:table-cell table:formula="of:=(1-[.D21]/[.C21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nw-van'.C20:$'nw-van'.ZZ20]) / COUNT([$'nw-van'.C20:$'nw-van'.ZZ20])" office:value-type="float" office:value="15528.7" calcext:value-type="float">
            <text:p>15528.7</text:p>
          </table:table-cell>
          <table:table-cell table:formula="of:=SUM([$nw.C20:$nw.ZZ20]) / COUNT([$nw.C20:$nw.ZZ20])" office:value-type="string" office:string-value="" calcext:value-type="error">
            <text:p>#DIV/0!</text:p>
          </table:table-cell>
          <table:table-cell table:formula="of:=[.J21]&gt;[.K21]" office:value-type="string" office:string-value="" calcext:value-type="error">
            <text:p>#DIV/0!</text:p>
          </table:table-cell>
          <table:table-cell table:formula="of:=(1-[.K21]/[.J21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ra-van'.C20:$'ra-van'.ZZ20]) / COUNT([$'ra-van'.C20:$'ra-van'.ZZ20])" office:value-type="float" office:value="13145.981" calcext:value-type="float">
            <text:p>13145.981</text:p>
          </table:table-cell>
          <table:table-cell table:formula="of:=SUM([$ra.C20:$ra.ZZ20]) / COUNT([$ra.C20:$ra.ZZ20])" office:value-type="string" office:string-value="" calcext:value-type="error">
            <text:p>#DIV/0!</text:p>
          </table:table-cell>
          <table:table-cell table:formula="of:=[.Q21]&gt;[.R21]" office:value-type="string" office:string-value="" calcext:value-type="error">
            <text:p>#DIV/0!</text:p>
          </table:table-cell>
          <table:table-cell table:formula="of:=(1-[.R21]/[.Q21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addvec-van'.C20:$'addvec-van'.ZZ20]) / COUNT([$'addvec-van'.C20:$'addvec-van'.ZZ20])" office:value-type="float" office:value="42.61504" calcext:value-type="float">
            <text:p>42.61504</text:p>
          </table:table-cell>
          <table:table-cell table:formula="of:=SUM([$addvec.C20:$addvec.ZZ20]) / COUNT([$addvec.C20:$addvec.ZZ20])" office:value-type="string" office:string-value="" calcext:value-type="error">
            <text:p>#DIV/0!</text:p>
          </table:table-cell>
          <table:table-cell table:formula="of:=[.X21]&gt;[.Y21]" office:value-type="string" office:string-value="" calcext:value-type="error">
            <text:p>#DIV/0!</text:p>
          </table:table-cell>
          <table:table-cell table:formula="of:=(1-[.Y21]/[.X21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fdtd-van'.C21:$'fdtd-van'.ZZ21]) / COUNT([$'fdtd-van'.C21:$'fdtd-van'.ZZ21])" office:value-type="float" office:value="28.93717" calcext:value-type="float">
            <text:p>28.93717</text:p>
          </table:table-cell>
          <table:table-cell table:formula="of:=SUM([$fdtd.C21:$fdtd.ZZ21]) / COUNT([$fdtd.C21:$fdtd.ZZ21])" office:value-type="string" office:string-value="" calcext:value-type="error">
            <text:p>#DIV/0!</text:p>
          </table:table-cell>
          <table:table-cell table:formula="of:=[.C22]&gt;[.D22]" office:value-type="string" office:string-value="" calcext:value-type="error">
            <text:p>#DIV/0!</text:p>
          </table:table-cell>
          <table:table-cell table:formula="of:=(1-[.D22]/[.C22])*100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nw-van'.C21:$'nw-van'.ZZ21]) / COUNT([$'nw-van'.C21:$'nw-van'.ZZ21])" office:value-type="float" office:value="21.9621" calcext:value-type="float">
            <text:p>21.9621</text:p>
          </table:table-cell>
          <table:table-cell table:formula="of:=SUM([$nw.C21:$nw.ZZ21]) / COUNT([$nw.C21:$nw.ZZ21])" office:value-type="string" office:string-value="" calcext:value-type="error">
            <text:p>#DIV/0!</text:p>
          </table:table-cell>
          <table:table-cell table:formula="of:=[.J22]&gt;[.K22]" office:value-type="string" office:string-value="" calcext:value-type="error">
            <text:p>#DIV/0!</text:p>
          </table:table-cell>
          <table:table-cell table:formula="of:=(1-[.K22]/[.J22])*100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ra-van'.C21:$'ra-van'.ZZ21]) / COUNT([$'ra-van'.C21:$'ra-van'.ZZ21])" office:value-type="float" office:value="11.61838" calcext:value-type="float">
            <text:p>11.61838</text:p>
          </table:table-cell>
          <table:table-cell table:formula="of:=SUM([$ra.C21:$ra.ZZ21]) / COUNT([$ra.C21:$ra.ZZ21])" office:value-type="string" office:string-value="" calcext:value-type="error">
            <text:p>#DIV/0!</text:p>
          </table:table-cell>
          <table:table-cell table:formula="of:=[.Q22]&gt;[.R22]" office:value-type="string" office:string-value="" calcext:value-type="error">
            <text:p>#DIV/0!</text:p>
          </table:table-cell>
          <table:table-cell table:formula="of:=(1-[.R22]/[.Q22])*100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addvec-van'.C21:$'addvec-van'.ZZ21]) / COUNT([$'addvec-van'.C21:$'addvec-van'.ZZ21])" office:value-type="float" office:value="15.61922" calcext:value-type="float">
            <text:p>15.61922</text:p>
          </table:table-cell>
          <table:table-cell table:formula="of:=SUM([$addvec.C21:$addvec.ZZ21]) / COUNT([$addvec.C21:$addvec.ZZ21])" office:value-type="string" office:string-value="" calcext:value-type="error">
            <text:p>#DIV/0!</text:p>
          </table:table-cell>
          <table:table-cell table:formula="of:=[.X22]&gt;[.Y22]" office:value-type="string" office:string-value="" calcext:value-type="error">
            <text:p>#DIV/0!</text:p>
          </table:table-cell>
          <table:table-cell table:formula="of:=(1-[.Y22]/[.X2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fdtd-van'.C22:$'fdtd-van'.ZZ22]) / COUNT([$'fdtd-van'.C22:$'fdtd-van'.ZZ22])" office:value-type="float" office:value="56.50837" calcext:value-type="float">
            <text:p>56.50837</text:p>
          </table:table-cell>
          <table:table-cell table:formula="of:=SUM([$fdtd.C22:$fdtd.ZZ22]) / COUNT([$fdtd.C22:$fdtd.ZZ22])" office:value-type="string" office:string-value="" calcext:value-type="error">
            <text:p>#DIV/0!</text:p>
          </table:table-cell>
          <table:table-cell table:formula="of:=[.C23]&gt;[.D23]" office:value-type="string" office:string-value="" calcext:value-type="error">
            <text:p>#DIV/0!</text:p>
          </table:table-cell>
          <table:table-cell table:formula="of:=(1-[.D23]/[.C23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nw-van'.C22:$'nw-van'.ZZ22]) / COUNT([$'nw-van'.C22:$'nw-van'.ZZ22])" office:value-type="float" office:value="41.94618" calcext:value-type="float">
            <text:p>41.94618</text:p>
          </table:table-cell>
          <table:table-cell table:formula="of:=SUM([$nw.C22:$nw.ZZ22]) / COUNT([$nw.C22:$nw.ZZ22])" office:value-type="string" office:string-value="" calcext:value-type="error">
            <text:p>#DIV/0!</text:p>
          </table:table-cell>
          <table:table-cell table:formula="of:=[.J23]&gt;[.K23]" office:value-type="string" office:string-value="" calcext:value-type="error">
            <text:p>#DIV/0!</text:p>
          </table:table-cell>
          <table:table-cell table:formula="of:=(1-[.K23]/[.J23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ra-van'.C22:$'ra-van'.ZZ22]) / COUNT([$'ra-van'.C22:$'ra-van'.ZZ22])" office:value-type="float" office:value="22.20966" calcext:value-type="float">
            <text:p>22.20966</text:p>
          </table:table-cell>
          <table:table-cell table:formula="of:=SUM([$ra.C22:$ra.ZZ22]) / COUNT([$ra.C22:$ra.ZZ22])" office:value-type="string" office:string-value="" calcext:value-type="error">
            <text:p>#DIV/0!</text:p>
          </table:table-cell>
          <table:table-cell table:formula="of:=[.Q23]&gt;[.R23]" office:value-type="string" office:string-value="" calcext:value-type="error">
            <text:p>#DIV/0!</text:p>
          </table:table-cell>
          <table:table-cell table:formula="of:=(1-[.R23]/[.Q23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addvec-van'.C22:$'addvec-van'.ZZ22]) / COUNT([$'addvec-van'.C22:$'addvec-van'.ZZ22])" office:value-type="float" office:value="31.34512" calcext:value-type="float">
            <text:p>31.34512</text:p>
          </table:table-cell>
          <table:table-cell table:formula="of:=SUM([$addvec.C22:$addvec.ZZ22]) / COUNT([$addvec.C22:$addvec.ZZ22])" office:value-type="string" office:string-value="" calcext:value-type="error">
            <text:p>#DIV/0!</text:p>
          </table:table-cell>
          <table:table-cell table:formula="of:=[.X23]&gt;[.Y23]" office:value-type="string" office:string-value="" calcext:value-type="error">
            <text:p>#DIV/0!</text:p>
          </table:table-cell>
          <table:table-cell table:formula="of:=(1-[.Y23]/[.X2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fdtd-van'.C23:$'fdtd-van'.ZZ23]) / COUNT([$'fdtd-van'.C23:$'fdtd-van'.ZZ23])" office:value-type="float" office:value="81.22838" calcext:value-type="float">
            <text:p>81.22838</text:p>
          </table:table-cell>
          <table:table-cell table:formula="of:=SUM([$fdtd.C23:$fdtd.ZZ23]) / COUNT([$fdtd.C23:$fdtd.ZZ23])" office:value-type="string" office:string-value="" calcext:value-type="error">
            <text:p>#DIV/0!</text:p>
          </table:table-cell>
          <table:table-cell table:formula="of:=[.C24]&gt;[.D24]" office:value-type="string" office:string-value="" calcext:value-type="error">
            <text:p>#DIV/0!</text:p>
          </table:table-cell>
          <table:table-cell table:formula="of:=(1-[.D24]/[.C24])*100" office:value-type="string" office:string-value="" calcext:value-type="error">
            <text:p>#DIV/0!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nw-van'.C23:$'nw-van'.ZZ23]) / COUNT([$'nw-van'.C23:$'nw-van'.ZZ23])" office:value-type="float" office:value="61.44999" calcext:value-type="float">
            <text:p>61.44999</text:p>
          </table:table-cell>
          <table:table-cell table:formula="of:=SUM([$nw.C23:$nw.ZZ23]) / COUNT([$nw.C23:$nw.ZZ23])" office:value-type="string" office:string-value="" calcext:value-type="error">
            <text:p>#DIV/0!</text:p>
          </table:table-cell>
          <table:table-cell table:formula="of:=[.J24]&gt;[.K24]" office:value-type="string" office:string-value="" calcext:value-type="error">
            <text:p>#DIV/0!</text:p>
          </table:table-cell>
          <table:table-cell table:formula="of:=(1-[.K24]/[.J24])*100" office:value-type="string" office:string-value="" calcext:value-type="error">
            <text:p>#DIV/0!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ra-van'.C23:$'ra-van'.ZZ23]) / COUNT([$'ra-van'.C23:$'ra-van'.ZZ23])" office:value-type="float" office:value="33.17085" calcext:value-type="float">
            <text:p>33.17085</text:p>
          </table:table-cell>
          <table:table-cell table:formula="of:=SUM([$ra.C23:$ra.ZZ23]) / COUNT([$ra.C23:$ra.ZZ23])" office:value-type="string" office:string-value="" calcext:value-type="error">
            <text:p>#DIV/0!</text:p>
          </table:table-cell>
          <table:table-cell table:formula="of:=[.Q24]&gt;[.R24]" office:value-type="string" office:string-value="" calcext:value-type="error">
            <text:p>#DIV/0!</text:p>
          </table:table-cell>
          <table:table-cell table:formula="of:=(1-[.R24]/[.Q24])*100" office:value-type="string" office:string-value="" calcext:value-type="error">
            <text:p>#DIV/0!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addvec-van'.C23:$'addvec-van'.ZZ23]) / COUNT([$'addvec-van'.C23:$'addvec-van'.ZZ23])" office:value-type="float" office:value="47.14606" calcext:value-type="float">
            <text:p>47.14606</text:p>
          </table:table-cell>
          <table:table-cell table:formula="of:=SUM([$addvec.C23:$addvec.ZZ23]) / COUNT([$addvec.C23:$addvec.ZZ23])" office:value-type="string" office:string-value="" calcext:value-type="error">
            <text:p>#DIV/0!</text:p>
          </table:table-cell>
          <table:table-cell table:formula="of:=[.X24]&gt;[.Y24]" office:value-type="string" office:string-value="" calcext:value-type="error">
            <text:p>#DIV/0!</text:p>
          </table:table-cell>
          <table:table-cell table:formula="of:=(1-[.Y24]/[.X2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fdtd-van'.C24:$'fdtd-van'.ZZ24]) / COUNT([$'fdtd-van'.C24:$'fdtd-van'.ZZ24])" office:value-type="float" office:value="108.5891" calcext:value-type="float">
            <text:p>108.5891</text:p>
          </table:table-cell>
          <table:table-cell table:formula="of:=SUM([$fdtd.C24:$fdtd.ZZ24]) / COUNT([$fdtd.C24:$fdtd.ZZ24])" office:value-type="string" office:string-value="" calcext:value-type="error">
            <text:p>#DIV/0!</text:p>
          </table:table-cell>
          <table:table-cell table:formula="of:=[.C25]&gt;[.D25]" office:value-type="string" office:string-value="" calcext:value-type="error">
            <text:p>#DIV/0!</text:p>
          </table:table-cell>
          <table:table-cell table:formula="of:=(1-[.D25]/[.C25])*100" office:value-type="string" office:string-value="" calcext:value-type="error">
            <text:p>#DIV/0!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nw-van'.C24:$'nw-van'.ZZ24]) / COUNT([$'nw-van'.C24:$'nw-van'.ZZ24])" office:value-type="float" office:value="79.61278" calcext:value-type="float">
            <text:p>79.61278</text:p>
          </table:table-cell>
          <table:table-cell table:formula="of:=SUM([$nw.C24:$nw.ZZ24]) / COUNT([$nw.C24:$nw.ZZ24])" office:value-type="string" office:string-value="" calcext:value-type="error">
            <text:p>#DIV/0!</text:p>
          </table:table-cell>
          <table:table-cell table:formula="of:=[.J25]&gt;[.K25]" office:value-type="string" office:string-value="" calcext:value-type="error">
            <text:p>#DIV/0!</text:p>
          </table:table-cell>
          <table:table-cell table:formula="of:=(1-[.K25]/[.J25])*100" office:value-type="string" office:string-value="" calcext:value-type="error">
            <text:p>#DIV/0!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ra-van'.C24:$'ra-van'.ZZ24]) / COUNT([$'ra-van'.C24:$'ra-van'.ZZ24])" office:value-type="float" office:value="44.06463" calcext:value-type="float">
            <text:p>44.06463</text:p>
          </table:table-cell>
          <table:table-cell table:formula="of:=SUM([$ra.C24:$ra.ZZ24]) / COUNT([$ra.C24:$ra.ZZ24])" office:value-type="string" office:string-value="" calcext:value-type="error">
            <text:p>#DIV/0!</text:p>
          </table:table-cell>
          <table:table-cell table:formula="of:=[.Q25]&gt;[.R25]" office:value-type="string" office:string-value="" calcext:value-type="error">
            <text:p>#DIV/0!</text:p>
          </table:table-cell>
          <table:table-cell table:formula="of:=(1-[.R25]/[.Q25])*100" office:value-type="string" office:string-value="" calcext:value-type="error">
            <text:p>#DIV/0!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addvec-van'.C24:$'addvec-van'.ZZ24]) / COUNT([$'addvec-van'.C24:$'addvec-van'.ZZ24])" office:value-type="float" office:value="60.0512" calcext:value-type="float">
            <text:p>60.0512</text:p>
          </table:table-cell>
          <table:table-cell table:formula="of:=SUM([$addvec.C24:$addvec.ZZ24]) / COUNT([$addvec.C24:$addvec.ZZ24])" office:value-type="string" office:string-value="" calcext:value-type="error">
            <text:p>#DIV/0!</text:p>
          </table:table-cell>
          <table:table-cell table:formula="of:=[.X25]&gt;[.Y25]" office:value-type="string" office:string-value="" calcext:value-type="error">
            <text:p>#DIV/0!</text:p>
          </table:table-cell>
          <table:table-cell table:formula="of:=(1-[.Y25]/[.X2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fdtd-van'.C25:$'fdtd-van'.ZZ25]) / COUNT([$'fdtd-van'.C25:$'fdtd-van'.ZZ25])" office:value-type="float" office:value="134.3378" calcext:value-type="float">
            <text:p>134.3378</text:p>
          </table:table-cell>
          <table:table-cell table:formula="of:=SUM([$fdtd.C25:$fdtd.ZZ25]) / COUNT([$fdtd.C25:$fdtd.ZZ25])" office:value-type="string" office:string-value="" calcext:value-type="error">
            <text:p>#DIV/0!</text:p>
          </table:table-cell>
          <table:table-cell table:formula="of:=[.C26]&gt;[.D26]" office:value-type="string" office:string-value="" calcext:value-type="error">
            <text:p>#DIV/0!</text:p>
          </table:table-cell>
          <table:table-cell table:formula="of:=(1-[.D26]/[.C26])*100" office:value-type="string" office:string-value="" calcext:value-type="error">
            <text:p>#DIV/0!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nw-van'.C25:$'nw-van'.ZZ25]) / COUNT([$'nw-van'.C25:$'nw-van'.ZZ25])" office:value-type="float" office:value="94.76556" calcext:value-type="float">
            <text:p>94.76556</text:p>
          </table:table-cell>
          <table:table-cell table:formula="of:=SUM([$nw.C25:$nw.ZZ25]) / COUNT([$nw.C25:$nw.ZZ25])" office:value-type="string" office:string-value="" calcext:value-type="error">
            <text:p>#DIV/0!</text:p>
          </table:table-cell>
          <table:table-cell table:formula="of:=[.J26]&gt;[.K26]" office:value-type="string" office:string-value="" calcext:value-type="error">
            <text:p>#DIV/0!</text:p>
          </table:table-cell>
          <table:table-cell table:formula="of:=(1-[.K26]/[.J26])*100" office:value-type="string" office:string-value="" calcext:value-type="error">
            <text:p>#DIV/0!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ra-van'.C25:$'ra-van'.ZZ25]) / COUNT([$'ra-van'.C25:$'ra-van'.ZZ25])" office:value-type="float" office:value="54.77557" calcext:value-type="float">
            <text:p>54.77557</text:p>
          </table:table-cell>
          <table:table-cell table:formula="of:=SUM([$ra.C25:$ra.ZZ25]) / COUNT([$ra.C25:$ra.ZZ25])" office:value-type="string" office:string-value="" calcext:value-type="error">
            <text:p>#DIV/0!</text:p>
          </table:table-cell>
          <table:table-cell table:formula="of:=[.Q26]&gt;[.R26]" office:value-type="string" office:string-value="" calcext:value-type="error">
            <text:p>#DIV/0!</text:p>
          </table:table-cell>
          <table:table-cell table:formula="of:=(1-[.R26]/[.Q26])*100" office:value-type="string" office:string-value="" calcext:value-type="error">
            <text:p>#DIV/0!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addvec-van'.C25:$'addvec-van'.ZZ25]) / COUNT([$'addvec-van'.C25:$'addvec-van'.ZZ25])" office:value-type="float" office:value="76.65017" calcext:value-type="float">
            <text:p>76.65017</text:p>
          </table:table-cell>
          <table:table-cell table:formula="of:=SUM([$addvec.C25:$addvec.ZZ25]) / COUNT([$addvec.C25:$addvec.ZZ25])" office:value-type="string" office:string-value="" calcext:value-type="error">
            <text:p>#DIV/0!</text:p>
          </table:table-cell>
          <table:table-cell table:formula="of:=[.X26]&gt;[.Y26]" office:value-type="string" office:string-value="" calcext:value-type="error">
            <text:p>#DIV/0!</text:p>
          </table:table-cell>
          <table:table-cell table:formula="of:=(1-[.Y26]/[.X2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fdtd-van'.C26:$'fdtd-van'.ZZ26]) / COUNT([$'fdtd-van'.C26:$'fdtd-van'.ZZ26])" office:value-type="float" office:value="163.748" calcext:value-type="float">
            <text:p>163.748</text:p>
          </table:table-cell>
          <table:table-cell table:formula="of:=SUM([$fdtd.C26:$fdtd.ZZ26]) / COUNT([$fdtd.C26:$fdtd.ZZ26])" office:value-type="string" office:string-value="" calcext:value-type="error">
            <text:p>#DIV/0!</text:p>
          </table:table-cell>
          <table:table-cell table:formula="of:=[.C27]&gt;[.D27]" office:value-type="string" office:string-value="" calcext:value-type="error">
            <text:p>#DIV/0!</text:p>
          </table:table-cell>
          <table:table-cell table:formula="of:=(1-[.D27]/[.C27])*100" office:value-type="string" office:string-value="" calcext:value-type="error">
            <text:p>#DIV/0!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nw-van'.C26:$'nw-van'.ZZ26]) / COUNT([$'nw-van'.C26:$'nw-van'.ZZ26])" office:value-type="float" office:value="112.7693" calcext:value-type="float">
            <text:p>112.7693</text:p>
          </table:table-cell>
          <table:table-cell table:formula="of:=SUM([$nw.C26:$nw.ZZ26]) / COUNT([$nw.C26:$nw.ZZ26])" office:value-type="string" office:string-value="" calcext:value-type="error">
            <text:p>#DIV/0!</text:p>
          </table:table-cell>
          <table:table-cell table:formula="of:=[.J27]&gt;[.K27]" office:value-type="string" office:string-value="" calcext:value-type="error">
            <text:p>#DIV/0!</text:p>
          </table:table-cell>
          <table:table-cell table:formula="of:=(1-[.K27]/[.J27])*100" office:value-type="string" office:string-value="" calcext:value-type="error">
            <text:p>#DIV/0!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ra-van'.C26:$'ra-van'.ZZ26]) / COUNT([$'ra-van'.C26:$'ra-van'.ZZ26])" office:value-type="float" office:value="64.60672" calcext:value-type="float">
            <text:p>64.60672</text:p>
          </table:table-cell>
          <table:table-cell table:formula="of:=SUM([$ra.C26:$ra.ZZ26]) / COUNT([$ra.C26:$ra.ZZ26])" office:value-type="string" office:string-value="" calcext:value-type="error">
            <text:p>#DIV/0!</text:p>
          </table:table-cell>
          <table:table-cell table:formula="of:=[.Q27]&gt;[.R27]" office:value-type="string" office:string-value="" calcext:value-type="error">
            <text:p>#DIV/0!</text:p>
          </table:table-cell>
          <table:table-cell table:formula="of:=(1-[.R27]/[.Q27])*100" office:value-type="string" office:string-value="" calcext:value-type="error">
            <text:p>#DIV/0!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addvec-van'.C26:$'addvec-van'.ZZ26]) / COUNT([$'addvec-van'.C26:$'addvec-van'.ZZ26])" office:value-type="float" office:value="87.9764" calcext:value-type="float">
            <text:p>87.9764</text:p>
          </table:table-cell>
          <table:table-cell table:formula="of:=SUM([$addvec.C26:$addvec.ZZ26]) / COUNT([$addvec.C26:$addvec.ZZ26])" office:value-type="string" office:string-value="" calcext:value-type="error">
            <text:p>#DIV/0!</text:p>
          </table:table-cell>
          <table:table-cell table:formula="of:=[.X27]&gt;[.Y27]" office:value-type="string" office:string-value="" calcext:value-type="error">
            <text:p>#DIV/0!</text:p>
          </table:table-cell>
          <table:table-cell table:formula="of:=(1-[.Y27]/[.X2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fdtd-van'.C27:$'fdtd-van'.ZZ27]) / COUNT([$'fdtd-van'.C27:$'fdtd-van'.ZZ27])" office:value-type="float" office:value="189.5698" calcext:value-type="float">
            <text:p>189.5698</text:p>
          </table:table-cell>
          <table:table-cell table:formula="of:=SUM([$fdtd.C27:$fdtd.ZZ27]) / COUNT([$fdtd.C27:$fdtd.ZZ27])" office:value-type="string" office:string-value="" calcext:value-type="error">
            <text:p>#DIV/0!</text:p>
          </table:table-cell>
          <table:table-cell table:formula="of:=[.C28]&gt;[.D28]" office:value-type="string" office:string-value="" calcext:value-type="error">
            <text:p>#DIV/0!</text:p>
          </table:table-cell>
          <table:table-cell table:formula="of:=(1-[.D28]/[.C28])*100" office:value-type="string" office:string-value="" calcext:value-type="error">
            <text:p>#DIV/0!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nw-van'.C27:$'nw-van'.ZZ27]) / COUNT([$'nw-van'.C27:$'nw-van'.ZZ27])" office:value-type="float" office:value="130.3296" calcext:value-type="float">
            <text:p>130.3296</text:p>
          </table:table-cell>
          <table:table-cell table:formula="of:=SUM([$nw.C27:$nw.ZZ27]) / COUNT([$nw.C27:$nw.ZZ27])" office:value-type="string" office:string-value="" calcext:value-type="error">
            <text:p>#DIV/0!</text:p>
          </table:table-cell>
          <table:table-cell table:formula="of:=[.J28]&gt;[.K28]" office:value-type="string" office:string-value="" calcext:value-type="error">
            <text:p>#DIV/0!</text:p>
          </table:table-cell>
          <table:table-cell table:formula="of:=(1-[.K28]/[.J28])*100" office:value-type="string" office:string-value="" calcext:value-type="error">
            <text:p>#DIV/0!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ra-van'.C27:$'ra-van'.ZZ27]) / COUNT([$'ra-van'.C27:$'ra-van'.ZZ27])" office:value-type="float" office:value="77.24635" calcext:value-type="float">
            <text:p>77.24635</text:p>
          </table:table-cell>
          <table:table-cell table:formula="of:=SUM([$ra.C27:$ra.ZZ27]) / COUNT([$ra.C27:$ra.ZZ27])" office:value-type="string" office:string-value="" calcext:value-type="error">
            <text:p>#DIV/0!</text:p>
          </table:table-cell>
          <table:table-cell table:formula="of:=[.Q28]&gt;[.R28]" office:value-type="string" office:string-value="" calcext:value-type="error">
            <text:p>#DIV/0!</text:p>
          </table:table-cell>
          <table:table-cell table:formula="of:=(1-[.R28]/[.Q28])*100" office:value-type="string" office:string-value="" calcext:value-type="error">
            <text:p>#DIV/0!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addvec-van'.C27:$'addvec-van'.ZZ27]) / COUNT([$'addvec-van'.C27:$'addvec-van'.ZZ27])" office:value-type="float" office:value="104.9349" calcext:value-type="float">
            <text:p>104.9349</text:p>
          </table:table-cell>
          <table:table-cell table:formula="of:=SUM([$addvec.C27:$addvec.ZZ27]) / COUNT([$addvec.C27:$addvec.ZZ27])" office:value-type="string" office:string-value="" calcext:value-type="error">
            <text:p>#DIV/0!</text:p>
          </table:table-cell>
          <table:table-cell table:formula="of:=[.X28]&gt;[.Y28]" office:value-type="string" office:string-value="" calcext:value-type="error">
            <text:p>#DIV/0!</text:p>
          </table:table-cell>
          <table:table-cell table:formula="of:=(1-[.Y28]/[.X2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fdtd-van'.C28:$'fdtd-van'.ZZ28]) / COUNT([$'fdtd-van'.C28:$'fdtd-van'.ZZ28])" office:value-type="float" office:value="212.3554" calcext:value-type="float">
            <text:p>212.3554</text:p>
          </table:table-cell>
          <table:table-cell table:formula="of:=SUM([$fdtd.C28:$fdtd.ZZ28]) / COUNT([$fdtd.C28:$fdtd.ZZ28])" office:value-type="string" office:string-value="" calcext:value-type="error">
            <text:p>#DIV/0!</text:p>
          </table:table-cell>
          <table:table-cell table:formula="of:=[.C29]&gt;[.D29]" office:value-type="string" office:string-value="" calcext:value-type="error">
            <text:p>#DIV/0!</text:p>
          </table:table-cell>
          <table:table-cell table:formula="of:=(1-[.D29]/[.C29])*100" office:value-type="string" office:string-value="" calcext:value-type="error">
            <text:p>#DIV/0!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nw-van'.C28:$'nw-van'.ZZ28]) / COUNT([$'nw-van'.C28:$'nw-van'.ZZ28])" office:value-type="float" office:value="148.7951" calcext:value-type="float">
            <text:p>148.7951</text:p>
          </table:table-cell>
          <table:table-cell table:formula="of:=SUM([$nw.C28:$nw.ZZ28]) / COUNT([$nw.C28:$nw.ZZ28])" office:value-type="string" office:string-value="" calcext:value-type="error">
            <text:p>#DIV/0!</text:p>
          </table:table-cell>
          <table:table-cell table:formula="of:=[.J29]&gt;[.K29]" office:value-type="string" office:string-value="" calcext:value-type="error">
            <text:p>#DIV/0!</text:p>
          </table:table-cell>
          <table:table-cell table:formula="of:=(1-[.K29]/[.J29])*100" office:value-type="string" office:string-value="" calcext:value-type="error">
            <text:p>#DIV/0!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ra-van'.C28:$'ra-van'.ZZ28]) / COUNT([$'ra-van'.C28:$'ra-van'.ZZ28])" office:value-type="float" office:value="89.50619" calcext:value-type="float">
            <text:p>89.50619</text:p>
          </table:table-cell>
          <table:table-cell table:formula="of:=SUM([$ra.C28:$ra.ZZ28]) / COUNT([$ra.C28:$ra.ZZ28])" office:value-type="string" office:string-value="" calcext:value-type="error">
            <text:p>#DIV/0!</text:p>
          </table:table-cell>
          <table:table-cell table:formula="of:=[.Q29]&gt;[.R29]" office:value-type="string" office:string-value="" calcext:value-type="error">
            <text:p>#DIV/0!</text:p>
          </table:table-cell>
          <table:table-cell table:formula="of:=(1-[.R29]/[.Q29])*100" office:value-type="string" office:string-value="" calcext:value-type="error">
            <text:p>#DIV/0!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addvec-van'.C28:$'addvec-van'.ZZ28]) / COUNT([$'addvec-van'.C28:$'addvec-van'.ZZ28])" office:value-type="float" office:value="119.7597" calcext:value-type="float">
            <text:p>119.7597</text:p>
          </table:table-cell>
          <table:table-cell table:formula="of:=SUM([$addvec.C28:$addvec.ZZ28]) / COUNT([$addvec.C28:$addvec.ZZ28])" office:value-type="string" office:string-value="" calcext:value-type="error">
            <text:p>#DIV/0!</text:p>
          </table:table-cell>
          <table:table-cell table:formula="of:=[.X29]&gt;[.Y29]" office:value-type="string" office:string-value="" calcext:value-type="error">
            <text:p>#DIV/0!</text:p>
          </table:table-cell>
          <table:table-cell table:formula="of:=(1-[.Y29]/[.X2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fdtd-van'.C29:$'fdtd-van'.ZZ29]) / COUNT([$'fdtd-van'.C29:$'fdtd-van'.ZZ29])" office:value-type="float" office:value="241.4794" calcext:value-type="float">
            <text:p>241.4794</text:p>
          </table:table-cell>
          <table:table-cell table:formula="of:=SUM([$fdtd.C29:$fdtd.ZZ29]) / COUNT([$fdtd.C29:$fdtd.ZZ29])" office:value-type="string" office:string-value="" calcext:value-type="error">
            <text:p>#DIV/0!</text:p>
          </table:table-cell>
          <table:table-cell table:formula="of:=[.C30]&gt;[.D30]" office:value-type="string" office:string-value="" calcext:value-type="error">
            <text:p>#DIV/0!</text:p>
          </table:table-cell>
          <table:table-cell table:formula="of:=(1-[.D30]/[.C30])*100" office:value-type="string" office:string-value="" calcext:value-type="error">
            <text:p>#DIV/0!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nw-van'.C29:$'nw-van'.ZZ29]) / COUNT([$'nw-van'.C29:$'nw-van'.ZZ29])" office:value-type="float" office:value="164.0785" calcext:value-type="float">
            <text:p>164.0785</text:p>
          </table:table-cell>
          <table:table-cell table:formula="of:=SUM([$nw.C29:$nw.ZZ29]) / COUNT([$nw.C29:$nw.ZZ29])" office:value-type="string" office:string-value="" calcext:value-type="error">
            <text:p>#DIV/0!</text:p>
          </table:table-cell>
          <table:table-cell table:formula="of:=[.J30]&gt;[.K30]" office:value-type="string" office:string-value="" calcext:value-type="error">
            <text:p>#DIV/0!</text:p>
          </table:table-cell>
          <table:table-cell table:formula="of:=(1-[.K30]/[.J30])*100" office:value-type="string" office:string-value="" calcext:value-type="error">
            <text:p>#DIV/0!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ra-van'.C29:$'ra-van'.ZZ29]) / COUNT([$'ra-van'.C29:$'ra-van'.ZZ29])" office:value-type="float" office:value="99.048" calcext:value-type="float">
            <text:p>99.048</text:p>
          </table:table-cell>
          <table:table-cell table:formula="of:=SUM([$ra.C29:$ra.ZZ29]) / COUNT([$ra.C29:$ra.ZZ29])" office:value-type="string" office:string-value="" calcext:value-type="error">
            <text:p>#DIV/0!</text:p>
          </table:table-cell>
          <table:table-cell table:formula="of:=[.Q30]&gt;[.R30]" office:value-type="string" office:string-value="" calcext:value-type="error">
            <text:p>#DIV/0!</text:p>
          </table:table-cell>
          <table:table-cell table:formula="of:=(1-[.R30]/[.Q30])*100" office:value-type="string" office:string-value="" calcext:value-type="error">
            <text:p>#DIV/0!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addvec-van'.C29:$'addvec-van'.ZZ29]) / COUNT([$'addvec-van'.C29:$'addvec-van'.ZZ29])" office:value-type="float" office:value="133.4631" calcext:value-type="float">
            <text:p>133.4631</text:p>
          </table:table-cell>
          <table:table-cell table:formula="of:=SUM([$addvec.C29:$addvec.ZZ29]) / COUNT([$addvec.C29:$addvec.ZZ29])" office:value-type="string" office:string-value="" calcext:value-type="error">
            <text:p>#DIV/0!</text:p>
          </table:table-cell>
          <table:table-cell table:formula="of:=[.X30]&gt;[.Y30]" office:value-type="string" office:string-value="" calcext:value-type="error">
            <text:p>#DIV/0!</text:p>
          </table:table-cell>
          <table:table-cell table:formula="of:=(1-[.Y30]/[.X30]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SUM([$'fdtd-van'.C30:$'fdtd-van'.ZZ30]) / COUNT([$'fdtd-van'.C30:$'fdtd-van'.ZZ30])" office:value-type="float" office:value="1312.545" calcext:value-type="float">
            <text:p>1312.545</text:p>
          </table:table-cell>
          <table:table-cell table:formula="of:=SUM([$fdtd.C30:$fdtd.ZZ30]) / COUNT([$fdtd.C30:$fdtd.ZZ30])" office:value-type="string" office:string-value="" calcext:value-type="error">
            <text:p>#DIV/0!</text:p>
          </table:table-cell>
          <table:table-cell table:formula="of:=[.C31]&gt;[.D31]" office:value-type="string" office:string-value="" calcext:value-type="error">
            <text:p>#DIV/0!</text:p>
          </table:table-cell>
          <table:table-cell table:formula="of:=(1-[.D31]/[.C3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nw-van'.C30:$'nw-van'.ZZ30]) / COUNT([$'nw-van'.C30:$'nw-van'.ZZ30])" office:value-type="float" office:value="370.0803" calcext:value-type="float">
            <text:p>370.0803</text:p>
          </table:table-cell>
          <table:table-cell table:formula="of:=SUM([$nw.C30:$nw.ZZ30]) / COUNT([$nw.C30:$nw.ZZ30])" office:value-type="string" office:string-value="" calcext:value-type="error">
            <text:p>#DIV/0!</text:p>
          </table:table-cell>
          <table:table-cell table:formula="of:=[.J31]&gt;[.K31]" office:value-type="string" office:string-value="" calcext:value-type="error">
            <text:p>#DIV/0!</text:p>
          </table:table-cell>
          <table:table-cell table:formula="of:=(1-[.K31]/[.J3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ra-van'.C30:$'ra-van'.ZZ30]) / COUNT([$'ra-van'.C30:$'ra-van'.ZZ30])" office:value-type="float" office:value="200.3266" calcext:value-type="float">
            <text:p>200.3266</text:p>
          </table:table-cell>
          <table:table-cell table:formula="of:=SUM([$ra.C30:$ra.ZZ30]) / COUNT([$ra.C30:$ra.ZZ30])" office:value-type="string" office:string-value="" calcext:value-type="error">
            <text:p>#DIV/0!</text:p>
          </table:table-cell>
          <table:table-cell table:formula="of:=[.Q31]&gt;[.R31]" office:value-type="string" office:string-value="" calcext:value-type="error">
            <text:p>#DIV/0!</text:p>
          </table:table-cell>
          <table:table-cell table:formula="of:=(1-[.R31]/[.Q3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addvec-van'.C30:$'addvec-van'.ZZ30]) / COUNT([$'addvec-van'.C30:$'addvec-van'.ZZ30])" office:value-type="float" office:value="149.8952" calcext:value-type="float">
            <text:p>149.8952</text:p>
          </table:table-cell>
          <table:table-cell table:formula="of:=SUM([$addvec.C30:$addvec.ZZ30]) / COUNT([$addvec.C30:$addvec.ZZ30])" office:value-type="string" office:string-value="" calcext:value-type="error">
            <text:p>#DIV/0!</text:p>
          </table:table-cell>
          <table:table-cell table:formula="of:=[.X31]&gt;[.Y31]" office:value-type="string" office:string-value="" calcext:value-type="error">
            <text:p>#DIV/0!</text:p>
          </table:table-cell>
          <table:table-cell table:formula="of:=(1-[.Y31]/[.X31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fdtd-van'.C31:$'fdtd-van'.ZZ31]) / COUNT([$'fdtd-van'.C31:$'fdtd-van'.ZZ31])" office:value-type="float" office:value="1462.483" calcext:value-type="float">
            <text:p>1462.483</text:p>
          </table:table-cell>
          <table:table-cell table:formula="of:=SUM([$fdtd.C31:$fdtd.ZZ31]) / COUNT([$fdtd.C31:$fdtd.ZZ31])" office:value-type="string" office:string-value="" calcext:value-type="error">
            <text:p>#DIV/0!</text:p>
          </table:table-cell>
          <table:table-cell table:formula="of:=[.C32]&gt;[.D32]" office:value-type="string" office:string-value="" calcext:value-type="error">
            <text:p>#DIV/0!</text:p>
          </table:table-cell>
          <table:table-cell table:formula="of:=(1-[.D32]/[.C32])*100" office:value-type="string" office:string-value="" calcext:value-type="error">
            <text:p>#DIV/0!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nw-van'.C31:$'nw-van'.ZZ31]) / COUNT([$'nw-van'.C31:$'nw-van'.ZZ31])" office:value-type="float" office:value="6129.506" calcext:value-type="float">
            <text:p>6129.506</text:p>
          </table:table-cell>
          <table:table-cell table:formula="of:=SUM([$nw.C31:$nw.ZZ31]) / COUNT([$nw.C31:$nw.ZZ31])" office:value-type="string" office:string-value="" calcext:value-type="error">
            <text:p>#DIV/0!</text:p>
          </table:table-cell>
          <table:table-cell table:formula="of:=[.J32]&gt;[.K32]" office:value-type="string" office:string-value="" calcext:value-type="error">
            <text:p>#DIV/0!</text:p>
          </table:table-cell>
          <table:table-cell table:formula="of:=(1-[.K32]/[.J32])*100" office:value-type="string" office:string-value="" calcext:value-type="error">
            <text:p>#DIV/0!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ra-van'.C31:$'ra-van'.ZZ31]) / COUNT([$'ra-van'.C31:$'ra-van'.ZZ31])" office:value-type="float" office:value="289.2784" calcext:value-type="float">
            <text:p>289.2784</text:p>
          </table:table-cell>
          <table:table-cell table:formula="of:=SUM([$ra.C31:$ra.ZZ31]) / COUNT([$ra.C31:$ra.ZZ31])" office:value-type="string" office:string-value="" calcext:value-type="error">
            <text:p>#DIV/0!</text:p>
          </table:table-cell>
          <table:table-cell table:formula="of:=[.Q32]&gt;[.R32]" office:value-type="string" office:string-value="" calcext:value-type="error">
            <text:p>#DIV/0!</text:p>
          </table:table-cell>
          <table:table-cell table:formula="of:=(1-[.R32]/[.Q32])*100" office:value-type="string" office:string-value="" calcext:value-type="error">
            <text:p>#DIV/0!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addvec-van'.C31:$'addvec-van'.ZZ31]) / COUNT([$'addvec-van'.C31:$'addvec-van'.ZZ31])" office:value-type="float" office:value="174.1524" calcext:value-type="float">
            <text:p>174.1524</text:p>
          </table:table-cell>
          <table:table-cell table:formula="of:=SUM([$addvec.C31:$addvec.ZZ31]) / COUNT([$addvec.C31:$addvec.ZZ31])" office:value-type="string" office:string-value="" calcext:value-type="error">
            <text:p>#DIV/0!</text:p>
          </table:table-cell>
          <table:table-cell table:formula="of:=[.X32]&gt;[.Y32]" office:value-type="string" office:string-value="" calcext:value-type="error">
            <text:p>#DIV/0!</text:p>
          </table:table-cell>
          <table:table-cell table:formula="of:=(1-[.Y32]/[.X3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fdtd-van'.C32:$'fdtd-van'.ZZ32]) / COUNT([$'fdtd-van'.C32:$'fdtd-van'.ZZ32])" office:value-type="float" office:value="1546.944" calcext:value-type="float">
            <text:p>1546.944</text:p>
          </table:table-cell>
          <table:table-cell table:formula="of:=SUM([$fdtd.C32:$fdtd.ZZ32]) / COUNT([$fdtd.C32:$fdtd.ZZ32])" office:value-type="string" office:string-value="" calcext:value-type="error">
            <text:p>#DIV/0!</text:p>
          </table:table-cell>
          <table:table-cell table:formula="of:=[.C33]&gt;[.D33]" office:value-type="string" office:string-value="" calcext:value-type="error">
            <text:p>#DIV/0!</text:p>
          </table:table-cell>
          <table:table-cell table:formula="of:=(1-[.D33]/[.C33])*100" office:value-type="string" office:string-value="" calcext:value-type="error">
            <text:p>#DIV/0!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nw-van'.C32:$'nw-van'.ZZ32]) / COUNT([$'nw-van'.C32:$'nw-van'.ZZ32])" office:value-type="float" office:value="20650.53" calcext:value-type="float">
            <text:p>20650.53</text:p>
          </table:table-cell>
          <table:table-cell table:formula="of:=SUM([$nw.C32:$nw.ZZ32]) / COUNT([$nw.C32:$nw.ZZ32])" office:value-type="string" office:string-value="" calcext:value-type="error">
            <text:p>#DIV/0!</text:p>
          </table:table-cell>
          <table:table-cell table:formula="of:=[.J33]&gt;[.K33]" office:value-type="string" office:string-value="" calcext:value-type="error">
            <text:p>#DIV/0!</text:p>
          </table:table-cell>
          <table:table-cell table:formula="of:=(1-[.K33]/[.J33])*100" office:value-type="string" office:string-value="" calcext:value-type="error">
            <text:p>#DIV/0!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ra-van'.C32:$'ra-van'.ZZ32]) / COUNT([$'ra-van'.C32:$'ra-van'.ZZ32])" office:value-type="float" office:value="397.0766" calcext:value-type="float">
            <text:p>397.0766</text:p>
          </table:table-cell>
          <table:table-cell table:formula="of:=SUM([$ra.C32:$ra.ZZ32]) / COUNT([$ra.C32:$ra.ZZ32])" office:value-type="string" office:string-value="" calcext:value-type="error">
            <text:p>#DIV/0!</text:p>
          </table:table-cell>
          <table:table-cell table:formula="of:=[.Q33]&gt;[.R33]" office:value-type="string" office:string-value="" calcext:value-type="error">
            <text:p>#DIV/0!</text:p>
          </table:table-cell>
          <table:table-cell table:formula="of:=(1-[.R33]/[.Q33])*100" office:value-type="string" office:string-value="" calcext:value-type="error">
            <text:p>#DIV/0!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addvec-van'.C32:$'addvec-van'.ZZ32]) / COUNT([$'addvec-van'.C32:$'addvec-van'.ZZ32])" office:value-type="float" office:value="197.195" calcext:value-type="float">
            <text:p>197.195</text:p>
          </table:table-cell>
          <table:table-cell table:formula="of:=SUM([$addvec.C32:$addvec.ZZ32]) / COUNT([$addvec.C32:$addvec.ZZ32])" office:value-type="string" office:string-value="" calcext:value-type="error">
            <text:p>#DIV/0!</text:p>
          </table:table-cell>
          <table:table-cell table:formula="of:=[.X33]&gt;[.Y33]" office:value-type="string" office:string-value="" calcext:value-type="error">
            <text:p>#DIV/0!</text:p>
          </table:table-cell>
          <table:table-cell table:formula="of:=(1-[.Y33]/[.X3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fdtd-van'.C33:$'fdtd-van'.ZZ33]) / COUNT([$'fdtd-van'.C33:$'fdtd-van'.ZZ33])" office:value-type="float" office:value="1745.633" calcext:value-type="float">
            <text:p>1745.633</text:p>
          </table:table-cell>
          <table:table-cell table:formula="of:=SUM([$fdtd.C33:$fdtd.ZZ33]) / COUNT([$fdtd.C33:$fdtd.ZZ33])" office:value-type="string" office:string-value="" calcext:value-type="error">
            <text:p>#DIV/0!</text:p>
          </table:table-cell>
          <table:table-cell table:formula="of:=[.C34]&gt;[.D34]" office:value-type="string" office:string-value="" calcext:value-type="error">
            <text:p>#DIV/0!</text:p>
          </table:table-cell>
          <table:table-cell table:formula="of:=(1-[.D34]/[.C34])*100" office:value-type="string" office:string-value="" calcext:value-type="error">
            <text:p>#DIV/0!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nw-van'.C33:$'nw-van'.ZZ33]) / COUNT([$'nw-van'.C33:$'nw-van'.ZZ33])" office:value-type="float" office:value="38932.67" calcext:value-type="float">
            <text:p>38932.67</text:p>
          </table:table-cell>
          <table:table-cell table:formula="of:=SUM([$nw.C33:$nw.ZZ33]) / COUNT([$nw.C33:$nw.ZZ33])" office:value-type="string" office:string-value="" calcext:value-type="error">
            <text:p>#DIV/0!</text:p>
          </table:table-cell>
          <table:table-cell table:formula="of:=[.J34]&gt;[.K34]" office:value-type="string" office:string-value="" calcext:value-type="error">
            <text:p>#DIV/0!</text:p>
          </table:table-cell>
          <table:table-cell table:formula="of:=(1-[.K34]/[.J34])*100" office:value-type="string" office:string-value="" calcext:value-type="error">
            <text:p>#DIV/0!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ra-van'.C33:$'ra-van'.ZZ33]) / COUNT([$'ra-van'.C33:$'ra-van'.ZZ33])" office:value-type="float" office:value="692.695" calcext:value-type="float">
            <text:p>692.695</text:p>
          </table:table-cell>
          <table:table-cell table:formula="of:=SUM([$ra.C33:$ra.ZZ33]) / COUNT([$ra.C33:$ra.ZZ33])" office:value-type="string" office:string-value="" calcext:value-type="error">
            <text:p>#DIV/0!</text:p>
          </table:table-cell>
          <table:table-cell table:formula="of:=[.Q34]&gt;[.R34]" office:value-type="string" office:string-value="" calcext:value-type="error">
            <text:p>#DIV/0!</text:p>
          </table:table-cell>
          <table:table-cell table:formula="of:=(1-[.R34]/[.Q34])*100" office:value-type="string" office:string-value="" calcext:value-type="error">
            <text:p>#DIV/0!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addvec-van'.C33:$'addvec-van'.ZZ33]) / COUNT([$'addvec-van'.C33:$'addvec-van'.ZZ33])" office:value-type="float" office:value="221.0469" calcext:value-type="float">
            <text:p>221.0469</text:p>
          </table:table-cell>
          <table:table-cell table:formula="of:=SUM([$addvec.C33:$addvec.ZZ33]) / COUNT([$addvec.C33:$addvec.ZZ33])" office:value-type="string" office:string-value="" calcext:value-type="error">
            <text:p>#DIV/0!</text:p>
          </table:table-cell>
          <table:table-cell table:formula="of:=[.X34]&gt;[.Y34]" office:value-type="string" office:string-value="" calcext:value-type="error">
            <text:p>#DIV/0!</text:p>
          </table:table-cell>
          <table:table-cell table:formula="of:=(1-[.Y34]/[.X3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fdtd-van'.C34:$'fdtd-van'.ZZ34]) / COUNT([$'fdtd-van'.C34:$'fdtd-van'.ZZ34])" office:value-type="float" office:value="1881.204" calcext:value-type="float">
            <text:p>1881.204</text:p>
          </table:table-cell>
          <table:table-cell table:formula="of:=SUM([$fdtd.C34:$fdtd.ZZ34]) / COUNT([$fdtd.C34:$fdtd.ZZ34])" office:value-type="string" office:string-value="" calcext:value-type="error">
            <text:p>#DIV/0!</text:p>
          </table:table-cell>
          <table:table-cell table:formula="of:=[.C35]&gt;[.D35]" office:value-type="string" office:string-value="" calcext:value-type="error">
            <text:p>#DIV/0!</text:p>
          </table:table-cell>
          <table:table-cell table:formula="of:=(1-[.D35]/[.C35])*100" office:value-type="string" office:string-value="" calcext:value-type="error">
            <text:p>#DIV/0!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nw-van'.C34:$'nw-van'.ZZ34]) / COUNT([$'nw-van'.C34:$'nw-van'.ZZ34])" office:value-type="float" office:value="77678.16" calcext:value-type="float">
            <text:p>77678.16</text:p>
          </table:table-cell>
          <table:table-cell table:formula="of:=SUM([$nw.C34:$nw.ZZ34]) / COUNT([$nw.C34:$nw.ZZ34])" office:value-type="string" office:string-value="" calcext:value-type="error">
            <text:p>#DIV/0!</text:p>
          </table:table-cell>
          <table:table-cell table:formula="of:=[.J35]&gt;[.K35]" office:value-type="string" office:string-value="" calcext:value-type="error">
            <text:p>#DIV/0!</text:p>
          </table:table-cell>
          <table:table-cell table:formula="of:=(1-[.K35]/[.J35])*100" office:value-type="string" office:string-value="" calcext:value-type="error">
            <text:p>#DIV/0!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ra-van'.C34:$'ra-van'.ZZ34]) / COUNT([$'ra-van'.C34:$'ra-van'.ZZ34])" office:value-type="float" office:value="1458.762" calcext:value-type="float">
            <text:p>1458.762</text:p>
          </table:table-cell>
          <table:table-cell table:formula="of:=SUM([$ra.C34:$ra.ZZ34]) / COUNT([$ra.C34:$ra.ZZ34])" office:value-type="string" office:string-value="" calcext:value-type="error">
            <text:p>#DIV/0!</text:p>
          </table:table-cell>
          <table:table-cell table:formula="of:=[.Q35]&gt;[.R35]" office:value-type="string" office:string-value="" calcext:value-type="error">
            <text:p>#DIV/0!</text:p>
          </table:table-cell>
          <table:table-cell table:formula="of:=(1-[.R35]/[.Q35])*100" office:value-type="string" office:string-value="" calcext:value-type="error">
            <text:p>#DIV/0!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addvec-van'.C34:$'addvec-van'.ZZ34]) / COUNT([$'addvec-van'.C34:$'addvec-van'.ZZ34])" office:value-type="float" office:value="243.8864" calcext:value-type="float">
            <text:p>243.8864</text:p>
          </table:table-cell>
          <table:table-cell table:formula="of:=SUM([$addvec.C34:$addvec.ZZ34]) / COUNT([$addvec.C34:$addvec.ZZ34])" office:value-type="string" office:string-value="" calcext:value-type="error">
            <text:p>#DIV/0!</text:p>
          </table:table-cell>
          <table:table-cell table:formula="of:=[.X35]&gt;[.Y35]" office:value-type="string" office:string-value="" calcext:value-type="error">
            <text:p>#DIV/0!</text:p>
          </table:table-cell>
          <table:table-cell table:formula="of:=(1-[.Y35]/[.X3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fdtd-van'.C35:$'fdtd-van'.ZZ35]) / COUNT([$'fdtd-van'.C35:$'fdtd-van'.ZZ35])" office:value-type="float" office:value="3840.609" calcext:value-type="float">
            <text:p>3840.609</text:p>
          </table:table-cell>
          <table:table-cell table:formula="of:=SUM([$fdtd.C35:$fdtd.ZZ35]) / COUNT([$fdtd.C35:$fdtd.ZZ35])" office:value-type="string" office:string-value="" calcext:value-type="error">
            <text:p>#DIV/0!</text:p>
          </table:table-cell>
          <table:table-cell table:formula="of:=[.C36]&gt;[.D36]" office:value-type="string" office:string-value="" calcext:value-type="error">
            <text:p>#DIV/0!</text:p>
          </table:table-cell>
          <table:table-cell table:formula="of:=(1-[.D36]/[.C36])*100" office:value-type="string" office:string-value="" calcext:value-type="error">
            <text:p>#DIV/0!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nw-van'.C35:$'nw-van'.ZZ35]) / COUNT([$'nw-van'.C35:$'nw-van'.ZZ35])" office:value-type="float" office:value="105545.4" calcext:value-type="float">
            <text:p>105545.4</text:p>
          </table:table-cell>
          <table:table-cell table:formula="of:=SUM([$nw.C35:$nw.ZZ35]) / COUNT([$nw.C35:$nw.ZZ35])" office:value-type="string" office:string-value="" calcext:value-type="error">
            <text:p>#DIV/0!</text:p>
          </table:table-cell>
          <table:table-cell table:formula="of:=[.J36]&gt;[.K36]" office:value-type="string" office:string-value="" calcext:value-type="error">
            <text:p>#DIV/0!</text:p>
          </table:table-cell>
          <table:table-cell table:formula="of:=(1-[.K36]/[.J36])*100" office:value-type="string" office:string-value="" calcext:value-type="error">
            <text:p>#DIV/0!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ra-van'.C35:$'ra-van'.ZZ35]) / COUNT([$'ra-van'.C35:$'ra-van'.ZZ35])" office:value-type="float" office:value="12191.69" calcext:value-type="float">
            <text:p>12191.69</text:p>
          </table:table-cell>
          <table:table-cell table:formula="of:=SUM([$ra.C35:$ra.ZZ35]) / COUNT([$ra.C35:$ra.ZZ35])" office:value-type="string" office:string-value="" calcext:value-type="error">
            <text:p>#DIV/0!</text:p>
          </table:table-cell>
          <table:table-cell table:formula="of:=[.Q36]&gt;[.R36]" office:value-type="string" office:string-value="" calcext:value-type="error">
            <text:p>#DIV/0!</text:p>
          </table:table-cell>
          <table:table-cell table:formula="of:=(1-[.R36]/[.Q36])*100" office:value-type="string" office:string-value="" calcext:value-type="error">
            <text:p>#DIV/0!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addvec-van'.C35:$'addvec-van'.ZZ35]) / COUNT([$'addvec-van'.C35:$'addvec-van'.ZZ35])" office:value-type="float" office:value="266.4258" calcext:value-type="float">
            <text:p>266.4258</text:p>
          </table:table-cell>
          <table:table-cell table:formula="of:=SUM([$addvec.C35:$addvec.ZZ35]) / COUNT([$addvec.C35:$addvec.ZZ35])" office:value-type="string" office:string-value="" calcext:value-type="error">
            <text:p>#DIV/0!</text:p>
          </table:table-cell>
          <table:table-cell table:formula="of:=[.X36]&gt;[.Y36]" office:value-type="string" office:string-value="" calcext:value-type="error">
            <text:p>#DIV/0!</text:p>
          </table:table-cell>
          <table:table-cell table:formula="of:=(1-[.Y36]/[.X3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fdtd-van'.C36:$'fdtd-van'.ZZ36]) / COUNT([$'fdtd-van'.C36:$'fdtd-van'.ZZ36])" office:value-type="float" office:value="4058.929" calcext:value-type="float">
            <text:p>4058.929</text:p>
          </table:table-cell>
          <table:table-cell table:formula="of:=SUM([$fdtd.C36:$fdtd.ZZ36]) / COUNT([$fdtd.C36:$fdtd.ZZ36])" office:value-type="string" office:string-value="" calcext:value-type="error">
            <text:p>#DIV/0!</text:p>
          </table:table-cell>
          <table:table-cell table:formula="of:=[.C37]&gt;[.D37]" office:value-type="string" office:string-value="" calcext:value-type="error">
            <text:p>#DIV/0!</text:p>
          </table:table-cell>
          <table:table-cell table:formula="of:=(1-[.D37]/[.C37])*100" office:value-type="string" office:string-value="" calcext:value-type="error">
            <text:p>#DIV/0!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nw-van'.C36:$'nw-van'.ZZ36]) / COUNT([$'nw-van'.C36:$'nw-van'.ZZ36])" office:value-type="float" office:value="137690.5" calcext:value-type="float">
            <text:p>137690.5</text:p>
          </table:table-cell>
          <table:table-cell table:formula="of:=SUM([$nw.C36:$nw.ZZ36]) / COUNT([$nw.C36:$nw.ZZ36])" office:value-type="string" office:string-value="" calcext:value-type="error">
            <text:p>#DIV/0!</text:p>
          </table:table-cell>
          <table:table-cell table:formula="of:=[.J37]&gt;[.K37]" office:value-type="string" office:string-value="" calcext:value-type="error">
            <text:p>#DIV/0!</text:p>
          </table:table-cell>
          <table:table-cell table:formula="of:=(1-[.K37]/[.J37])*100" office:value-type="string" office:string-value="" calcext:value-type="error">
            <text:p>#DIV/0!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ra-van'.C36:$'ra-van'.ZZ36]) / COUNT([$'ra-van'.C36:$'ra-van'.ZZ36])" office:value-type="float" office:value="42819.32" calcext:value-type="float">
            <text:p>42819.32</text:p>
          </table:table-cell>
          <table:table-cell table:formula="of:=SUM([$ra.C36:$ra.ZZ36]) / COUNT([$ra.C36:$ra.ZZ36])" office:value-type="string" office:string-value="" calcext:value-type="error">
            <text:p>#DIV/0!</text:p>
          </table:table-cell>
          <table:table-cell table:formula="of:=[.Q37]&gt;[.R37]" office:value-type="string" office:string-value="" calcext:value-type="error">
            <text:p>#DIV/0!</text:p>
          </table:table-cell>
          <table:table-cell table:formula="of:=(1-[.R37]/[.Q37])*100" office:value-type="string" office:string-value="" calcext:value-type="error">
            <text:p>#DIV/0!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addvec-van'.C36:$'addvec-van'.ZZ36]) / COUNT([$'addvec-van'.C36:$'addvec-van'.ZZ36])" office:value-type="float" office:value="285.6522" calcext:value-type="float">
            <text:p>285.6522</text:p>
          </table:table-cell>
          <table:table-cell table:formula="of:=SUM([$addvec.C36:$addvec.ZZ36]) / COUNT([$addvec.C36:$addvec.ZZ36])" office:value-type="string" office:string-value="" calcext:value-type="error">
            <text:p>#DIV/0!</text:p>
          </table:table-cell>
          <table:table-cell table:formula="of:=[.X37]&gt;[.Y37]" office:value-type="string" office:string-value="" calcext:value-type="error">
            <text:p>#DIV/0!</text:p>
          </table:table-cell>
          <table:table-cell table:formula="of:=(1-[.Y37]/[.X3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fdtd-van'.C37:$'fdtd-van'.ZZ37]) / COUNT([$'fdtd-van'.C37:$'fdtd-van'.ZZ37])" office:value-type="float" office:value="4347.933" calcext:value-type="float">
            <text:p>4347.933</text:p>
          </table:table-cell>
          <table:table-cell table:formula="of:=SUM([$fdtd.C37:$fdtd.ZZ37]) / COUNT([$fdtd.C37:$fdtd.ZZ37])" office:value-type="string" office:string-value="" calcext:value-type="error">
            <text:p>#DIV/0!</text:p>
          </table:table-cell>
          <table:table-cell table:formula="of:=[.C38]&gt;[.D38]" office:value-type="string" office:string-value="" calcext:value-type="error">
            <text:p>#DIV/0!</text:p>
          </table:table-cell>
          <table:table-cell table:formula="of:=(1-[.D38]/[.C38])*100" office:value-type="string" office:string-value="" calcext:value-type="error">
            <text:p>#DIV/0!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nw-van'.C37:$'nw-van'.ZZ37]) / COUNT([$'nw-van'.C37:$'nw-van'.ZZ37])" office:value-type="float" office:value="164000.8" calcext:value-type="float">
            <text:p>164000.8</text:p>
          </table:table-cell>
          <table:table-cell table:formula="of:=SUM([$nw.C37:$nw.ZZ37]) / COUNT([$nw.C37:$nw.ZZ37])" office:value-type="string" office:string-value="" calcext:value-type="error">
            <text:p>#DIV/0!</text:p>
          </table:table-cell>
          <table:table-cell table:formula="of:=[.J38]&gt;[.K38]" office:value-type="string" office:string-value="" calcext:value-type="error">
            <text:p>#DIV/0!</text:p>
          </table:table-cell>
          <table:table-cell table:formula="of:=(1-[.K38]/[.J38])*100" office:value-type="string" office:string-value="" calcext:value-type="error">
            <text:p>#DIV/0!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ra-van'.C37:$'ra-van'.ZZ37]) / COUNT([$'ra-van'.C37:$'ra-van'.ZZ37])" office:value-type="float" office:value="43680.09" calcext:value-type="float">
            <text:p>43680.09</text:p>
          </table:table-cell>
          <table:table-cell table:formula="of:=SUM([$ra.C37:$ra.ZZ37]) / COUNT([$ra.C37:$ra.ZZ37])" office:value-type="string" office:string-value="" calcext:value-type="error">
            <text:p>#DIV/0!</text:p>
          </table:table-cell>
          <table:table-cell table:formula="of:=[.Q38]&gt;[.R38]" office:value-type="string" office:string-value="" calcext:value-type="error">
            <text:p>#DIV/0!</text:p>
          </table:table-cell>
          <table:table-cell table:formula="of:=(1-[.R38]/[.Q38])*100" office:value-type="string" office:string-value="" calcext:value-type="error">
            <text:p>#DIV/0!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addvec-van'.C37:$'addvec-van'.ZZ37]) / COUNT([$'addvec-van'.C37:$'addvec-van'.ZZ37])" office:value-type="float" office:value="315.6106" calcext:value-type="float">
            <text:p>315.6106</text:p>
          </table:table-cell>
          <table:table-cell table:formula="of:=SUM([$addvec.C37:$addvec.ZZ37]) / COUNT([$addvec.C37:$addvec.ZZ37])" office:value-type="string" office:string-value="" calcext:value-type="error">
            <text:p>#DIV/0!</text:p>
          </table:table-cell>
          <table:table-cell table:formula="of:=[.X38]&gt;[.Y38]" office:value-type="string" office:string-value="" calcext:value-type="error">
            <text:p>#DIV/0!</text:p>
          </table:table-cell>
          <table:table-cell table:formula="of:=(1-[.Y38]/[.X3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fdtd-van'.C38:$'fdtd-van'.ZZ38]) / COUNT([$'fdtd-van'.C38:$'fdtd-van'.ZZ38])" office:value-type="float" office:value="4586.39" calcext:value-type="float">
            <text:p>4586.39</text:p>
          </table:table-cell>
          <table:table-cell table:formula="of:=SUM([$fdtd.C38:$fdtd.ZZ38]) / COUNT([$fdtd.C38:$fdtd.ZZ38])" office:value-type="string" office:string-value="" calcext:value-type="error">
            <text:p>#DIV/0!</text:p>
          </table:table-cell>
          <table:table-cell table:formula="of:=[.C39]&gt;[.D39]" office:value-type="string" office:string-value="" calcext:value-type="error">
            <text:p>#DIV/0!</text:p>
          </table:table-cell>
          <table:table-cell table:formula="of:=(1-[.D39]/[.C39])*100" office:value-type="string" office:string-value="" calcext:value-type="error">
            <text:p>#DIV/0!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nw-van'.C38:$'nw-van'.ZZ38]) / COUNT([$'nw-van'.C38:$'nw-van'.ZZ38])" office:value-type="float" office:value="191923.4" calcext:value-type="float">
            <text:p>191923.4</text:p>
          </table:table-cell>
          <table:table-cell table:formula="of:=SUM([$nw.C38:$nw.ZZ38]) / COUNT([$nw.C38:$nw.ZZ38])" office:value-type="string" office:string-value="" calcext:value-type="error">
            <text:p>#DIV/0!</text:p>
          </table:table-cell>
          <table:table-cell table:formula="of:=[.J39]&gt;[.K39]" office:value-type="string" office:string-value="" calcext:value-type="error">
            <text:p>#DIV/0!</text:p>
          </table:table-cell>
          <table:table-cell table:formula="of:=(1-[.K39]/[.J39])*100" office:value-type="string" office:string-value="" calcext:value-type="error">
            <text:p>#DIV/0!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ra-van'.C38:$'ra-van'.ZZ38]) / COUNT([$'ra-van'.C38:$'ra-van'.ZZ38])" office:value-type="float" office:value="45749.08" calcext:value-type="float">
            <text:p>45749.08</text:p>
          </table:table-cell>
          <table:table-cell table:formula="of:=SUM([$ra.C38:$ra.ZZ38]) / COUNT([$ra.C38:$ra.ZZ38])" office:value-type="string" office:string-value="" calcext:value-type="error">
            <text:p>#DIV/0!</text:p>
          </table:table-cell>
          <table:table-cell table:formula="of:=[.Q39]&gt;[.R39]" office:value-type="string" office:string-value="" calcext:value-type="error">
            <text:p>#DIV/0!</text:p>
          </table:table-cell>
          <table:table-cell table:formula="of:=(1-[.R39]/[.Q39])*100" office:value-type="string" office:string-value="" calcext:value-type="error">
            <text:p>#DIV/0!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addvec-van'.C38:$'addvec-van'.ZZ38]) / COUNT([$'addvec-van'.C38:$'addvec-van'.ZZ38])" office:value-type="float" office:value="334.9163" calcext:value-type="float">
            <text:p>334.9163</text:p>
          </table:table-cell>
          <table:table-cell table:formula="of:=SUM([$addvec.C38:$addvec.ZZ38]) / COUNT([$addvec.C38:$addvec.ZZ38])" office:value-type="string" office:string-value="" calcext:value-type="error">
            <text:p>#DIV/0!</text:p>
          </table:table-cell>
          <table:table-cell table:formula="of:=[.X39]&gt;[.Y39]" office:value-type="string" office:string-value="" calcext:value-type="error">
            <text:p>#DIV/0!</text:p>
          </table:table-cell>
          <table:table-cell table:formula="of:=(1-[.Y39]/[.X3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fdtd-van'.C39:$'fdtd-van'.ZZ39]) / COUNT([$'fdtd-van'.C39:$'fdtd-van'.ZZ39])" office:value-type="float" office:value="4848.67" calcext:value-type="float">
            <text:p>4848.67</text:p>
          </table:table-cell>
          <table:table-cell table:formula="of:=SUM([$fdtd.C39:$fdtd.ZZ39]) / COUNT([$fdtd.C39:$fdtd.ZZ39])" office:value-type="string" office:string-value="" calcext:value-type="error">
            <text:p>#DIV/0!</text:p>
          </table:table-cell>
          <table:table-cell table:formula="of:=[.C40]&gt;[.D40]" office:value-type="string" office:string-value="" calcext:value-type="error">
            <text:p>#DIV/0!</text:p>
          </table:table-cell>
          <table:table-cell table:formula="of:=(1-[.D40]/[.C40])*100" office:value-type="string" office:string-value="" calcext:value-type="error">
            <text:p>#DIV/0!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nw-van'.C39:$'nw-van'.ZZ39]) / COUNT([$'nw-van'.C39:$'nw-van'.ZZ39])" office:value-type="float" office:value="223288.9" calcext:value-type="float">
            <text:p>223288.9</text:p>
          </table:table-cell>
          <table:table-cell table:formula="of:=SUM([$nw.C39:$nw.ZZ39]) / COUNT([$nw.C39:$nw.ZZ39])" office:value-type="string" office:string-value="" calcext:value-type="error">
            <text:p>#DIV/0!</text:p>
          </table:table-cell>
          <table:table-cell table:formula="of:=[.J40]&gt;[.K40]" office:value-type="string" office:string-value="" calcext:value-type="error">
            <text:p>#DIV/0!</text:p>
          </table:table-cell>
          <table:table-cell table:formula="of:=(1-[.K40]/[.J40])*100" office:value-type="string" office:string-value="" calcext:value-type="error">
            <text:p>#DIV/0!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ra-van'.C39:$'ra-van'.ZZ39]) / COUNT([$'ra-van'.C39:$'ra-van'.ZZ39])" office:value-type="float" office:value="48946.82" calcext:value-type="float">
            <text:p>48946.82</text:p>
          </table:table-cell>
          <table:table-cell table:formula="of:=SUM([$ra.C39:$ra.ZZ39]) / COUNT([$ra.C39:$ra.ZZ39])" office:value-type="string" office:string-value="" calcext:value-type="error">
            <text:p>#DIV/0!</text:p>
          </table:table-cell>
          <table:table-cell table:formula="of:=[.Q40]&gt;[.R40]" office:value-type="string" office:string-value="" calcext:value-type="error">
            <text:p>#DIV/0!</text:p>
          </table:table-cell>
          <table:table-cell table:formula="of:=(1-[.R40]/[.Q40])*100" office:value-type="string" office:string-value="" calcext:value-type="error">
            <text:p>#DIV/0!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addvec-van'.C39:$'addvec-van'.ZZ39]) / COUNT([$'addvec-van'.C39:$'addvec-van'.ZZ39])" office:value-type="float" office:value="359.0626" calcext:value-type="float">
            <text:p>359.0626</text:p>
          </table:table-cell>
          <table:table-cell table:formula="of:=SUM([$addvec.C39:$addvec.ZZ39]) / COUNT([$addvec.C39:$addvec.ZZ39])" office:value-type="string" office:string-value="" calcext:value-type="error">
            <text:p>#DIV/0!</text:p>
          </table:table-cell>
          <table:table-cell table:formula="of:=[.X40]&gt;[.Y40]" office:value-type="string" office:string-value="" calcext:value-type="error">
            <text:p>#DIV/0!</text:p>
          </table:table-cell>
          <table:table-cell table:formula="of:=(1-[.Y40]/[.X40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SUM([$'fdtd-van'.C40:$'fdtd-van'.ZZ40]) / COUNT([$'fdtd-van'.C40:$'fdtd-van'.ZZ40])" office:value-type="float" office:value="5043.686" calcext:value-type="float">
            <text:p>5043.686</text:p>
          </table:table-cell>
          <table:table-cell table:style-name="ce39" table:formula="of:=SUM([$fdtd.C40:$fdtd.ZZ40]) / COUNT([$fdtd.C40:$fdtd.ZZ40])" office:value-type="string" office:string-value="" calcext:value-type="error">
            <text:p>#DIV/0!</text:p>
          </table:table-cell>
          <table:table-cell table:style-name="ce43" table:formula="of:=[.C41]&gt;[.D41]" office:value-type="string" office:string-value="" calcext:value-type="error">
            <text:p>#DIV/0!</text:p>
          </table:table-cell>
          <table:table-cell table:style-name="ce47" table:formula="of:=(1-[.D41]/[.C41])*100" office:value-type="string" office:string-value="" calcext:value-type="error">
            <text:p>#DIV/0!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36" table:formula="of:=SUM([$'nw-van'.C40:$'nw-van'.ZZ40]) / COUNT([$'nw-van'.C40:$'nw-van'.ZZ40])" office:value-type="float" office:value="249979.3" calcext:value-type="float">
            <text:p>249979.3</text:p>
          </table:table-cell>
          <table:table-cell table:style-name="ce39" table:formula="of:=SUM([$nw.C40:$nw.ZZ40]) / COUNT([$nw.C40:$nw.ZZ40])" office:value-type="string" office:string-value="" calcext:value-type="error">
            <text:p>#DIV/0!</text:p>
          </table:table-cell>
          <table:table-cell table:style-name="ce43" table:formula="of:=[.J41]&gt;[.K41]" office:value-type="string" office:string-value="" calcext:value-type="error">
            <text:p>#DIV/0!</text:p>
          </table:table-cell>
          <table:table-cell table:style-name="ce47" table:formula="of:=(1-[.K41]/[.J41])*100" office:value-type="string" office:string-value="" calcext:value-type="error">
            <text:p>#DIV/0!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SUM([$'ra-van'.C40:$'ra-van'.ZZ40]) / COUNT([$'ra-van'.C40:$'ra-van'.ZZ40])" office:value-type="float" office:value="52574.4" calcext:value-type="float">
            <text:p>52574.4</text:p>
          </table:table-cell>
          <table:table-cell table:formula="of:=SUM([$ra.C40:$ra.ZZ40]) / COUNT([$ra.C40:$ra.ZZ40])" office:value-type="string" office:string-value="" calcext:value-type="error">
            <text:p>#DIV/0!</text:p>
          </table:table-cell>
          <table:table-cell table:style-name="ce43" table:formula="of:=[.Q41]&gt;[.R41]" office:value-type="string" office:string-value="" calcext:value-type="error">
            <text:p>#DIV/0!</text:p>
          </table:table-cell>
          <table:table-cell table:style-name="ce47" table:formula="of:=(1-[.R41]/[.Q41])*100" office:value-type="string" office:string-value="" calcext:value-type="error">
            <text:p>#DIV/0!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36" table:formula="of:=SUM([$'addvec-van'.C40:$'addvec-van'.ZZ40]) / COUNT([$'addvec-van'.C40:$'addvec-van'.ZZ40])" office:value-type="float" office:value="383.3683" calcext:value-type="float">
            <text:p>383.3683</text:p>
          </table:table-cell>
          <table:table-cell table:formula="of:=SUM([$addvec.C40:$addvec.ZZ40]) / COUNT([$addvec.C40:$addvec.ZZ40])" office:value-type="string" office:string-value="" calcext:value-type="error">
            <text:p>#DIV/0!</text:p>
          </table:table-cell>
          <table:table-cell table:formula="of:=[.X41]&gt;[.Y41]" office:value-type="string" office:string-value="" calcext:value-type="error">
            <text:p>#DIV/0!</text:p>
          </table:table-cell>
          <table:table-cell table:style-name="ce47" table:formula="of:=(1-[.Y41]/[.X41])*100" office:value-type="string" office:string-value="" calcext:value-type="error">
            <text:p>#DIV/0!</text:p>
          </table:table-cell>
        </table:table-row>
      </table:table>
      <table:table table:name="fdtd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84128" calcext:value-type="float">
            <text:p>3.84128</text:p>
          </table:table-cell>
          <table:table-cell office:value-type="float" office:value="4.32947" calcext:value-type="float">
            <text:p>4.32947</text:p>
          </table:table-cell>
          <table:table-cell office:value-type="float" office:value="4.05459" calcext:value-type="float">
            <text:p>4.05459</text:p>
          </table:table-cell>
          <table:table-cell office:value-type="float" office:value="4.02474" calcext:value-type="float">
            <text:p>4.02474</text:p>
          </table:table-cell>
          <table:table-cell office:value-type="float" office:value="3.90685" calcext:value-type="float">
            <text:p>3.90685</text:p>
          </table:table-cell>
          <table:table-cell office:value-type="float" office:value="3.58506" calcext:value-type="float">
            <text:p>3.58506</text:p>
          </table:table-cell>
          <table:table-cell office:value-type="float" office:value="4.27306" calcext:value-type="float">
            <text:p>4.27306</text:p>
          </table:table-cell>
          <table:table-cell office:value-type="float" office:value="4.25677" calcext:value-type="float">
            <text:p>4.25677</text:p>
          </table:table-cell>
          <table:table-cell office:value-type="float" office:value="4.31616" calcext:value-type="float">
            <text:p>4.31616</text:p>
          </table:table-cell>
          <table:table-cell office:value-type="float" office:value="4.14208" calcext:value-type="float">
            <text:p>4.142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.88038" calcext:value-type="float">
            <text:p>6.88038</text:p>
          </table:table-cell>
          <table:table-cell office:value-type="float" office:value="7.07584" calcext:value-type="float">
            <text:p>7.07584</text:p>
          </table:table-cell>
          <table:table-cell office:value-type="float" office:value="6.68979" calcext:value-type="float">
            <text:p>6.68979</text:p>
          </table:table-cell>
          <table:table-cell office:value-type="float" office:value="7.63699" calcext:value-type="float">
            <text:p>7.63699</text:p>
          </table:table-cell>
          <table:table-cell office:value-type="float" office:value="7.07901" calcext:value-type="float">
            <text:p>7.07901</text:p>
          </table:table-cell>
          <table:table-cell office:value-type="float" office:value="7.58374" calcext:value-type="float">
            <text:p>7.58374</text:p>
          </table:table-cell>
          <table:table-cell office:value-type="float" office:value="7.62266" calcext:value-type="float">
            <text:p>7.62266</text:p>
          </table:table-cell>
          <table:table-cell office:value-type="float" office:value="6.76061" calcext:value-type="float">
            <text:p>6.76061</text:p>
          </table:table-cell>
          <table:table-cell office:value-type="float" office:value="6.72886" calcext:value-type="float">
            <text:p>6.72886</text:p>
          </table:table-cell>
          <table:table-cell office:value-type="float" office:value="6.88886" calcext:value-type="float">
            <text:p>6.888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.232" calcext:value-type="float">
            <text:p>10.232</text:p>
          </table:table-cell>
          <table:table-cell office:value-type="float" office:value="11.2876" calcext:value-type="float">
            <text:p>11.2876</text:p>
          </table:table-cell>
          <table:table-cell office:value-type="float" office:value="11.0387" calcext:value-type="float">
            <text:p>11.0387</text:p>
          </table:table-cell>
          <table:table-cell office:value-type="float" office:value="10.0106" calcext:value-type="float">
            <text:p>10.0106</text:p>
          </table:table-cell>
          <table:table-cell office:value-type="float" office:value="10.8155" calcext:value-type="float">
            <text:p>10.8155</text:p>
          </table:table-cell>
          <table:table-cell office:value-type="float" office:value="11.0904" calcext:value-type="float">
            <text:p>11.0904</text:p>
          </table:table-cell>
          <table:table-cell office:value-type="float" office:value="10.6547" calcext:value-type="float">
            <text:p>10.6547</text:p>
          </table:table-cell>
          <table:table-cell office:value-type="float" office:value="10.6752" calcext:value-type="float">
            <text:p>10.6752</text:p>
          </table:table-cell>
          <table:table-cell office:value-type="float" office:value="10.8513" calcext:value-type="float">
            <text:p>10.8513</text:p>
          </table:table-cell>
          <table:table-cell office:value-type="float" office:value="10.8986" calcext:value-type="float">
            <text:p>10.89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3.0205" calcext:value-type="float">
            <text:p>13.0205</text:p>
          </table:table-cell>
          <table:table-cell office:value-type="float" office:value="13.0765" calcext:value-type="float">
            <text:p>13.0765</text:p>
          </table:table-cell>
          <table:table-cell office:value-type="float" office:value="13.0898" calcext:value-type="float">
            <text:p>13.0898</text:p>
          </table:table-cell>
          <table:table-cell office:value-type="float" office:value="13.0328" calcext:value-type="float">
            <text:p>13.0328</text:p>
          </table:table-cell>
          <table:table-cell office:value-type="float" office:value="12.6221" calcext:value-type="float">
            <text:p>12.6221</text:p>
          </table:table-cell>
          <table:table-cell office:value-type="float" office:value="13.7241" calcext:value-type="float">
            <text:p>13.7241</text:p>
          </table:table-cell>
          <table:table-cell office:value-type="float" office:value="11.9849" calcext:value-type="float">
            <text:p>11.9849</text:p>
          </table:table-cell>
          <table:table-cell office:value-type="float" office:value="13.0038" calcext:value-type="float">
            <text:p>13.0038</text:p>
          </table:table-cell>
          <table:table-cell office:value-type="float" office:value="13.1983" calcext:value-type="float">
            <text:p>13.1983</text:p>
          </table:table-cell>
          <table:table-cell office:value-type="float" office:value="30.035" calcext:value-type="float">
            <text:p>30.0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.6889" calcext:value-type="float">
            <text:p>15.6889</text:p>
          </table:table-cell>
          <table:table-cell office:value-type="float" office:value="15.2228" calcext:value-type="float">
            <text:p>15.2228</text:p>
          </table:table-cell>
          <table:table-cell office:value-type="float" office:value="15.0798" calcext:value-type="float">
            <text:p>15.0798</text:p>
          </table:table-cell>
          <table:table-cell office:value-type="float" office:value="16.6301" calcext:value-type="float">
            <text:p>16.6301</text:p>
          </table:table-cell>
          <table:table-cell office:value-type="float" office:value="16.5676" calcext:value-type="float">
            <text:p>16.5676</text:p>
          </table:table-cell>
          <table:table-cell office:value-type="float" office:value="15.359" calcext:value-type="float">
            <text:p>15.359</text:p>
          </table:table-cell>
          <table:table-cell office:value-type="float" office:value="16.3791" calcext:value-type="float">
            <text:p>16.3791</text:p>
          </table:table-cell>
          <table:table-cell office:value-type="float" office:value="15.081" calcext:value-type="float">
            <text:p>15.081</text:p>
          </table:table-cell>
          <table:table-cell office:value-type="float" office:value="15.5199" calcext:value-type="float">
            <text:p>15.5199</text:p>
          </table:table-cell>
          <table:table-cell office:value-type="float" office:value="16.2502" calcext:value-type="float">
            <text:p>16.25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7.8534" calcext:value-type="float">
            <text:p>17.8534</text:p>
          </table:table-cell>
          <table:table-cell office:value-type="float" office:value="16.7158" calcext:value-type="float">
            <text:p>16.7158</text:p>
          </table:table-cell>
          <table:table-cell office:value-type="float" office:value="18.6496" calcext:value-type="float">
            <text:p>18.6496</text:p>
          </table:table-cell>
          <table:table-cell office:value-type="float" office:value="18.003" calcext:value-type="float">
            <text:p>18.003</text:p>
          </table:table-cell>
          <table:table-cell office:value-type="float" office:value="18.6537" calcext:value-type="float">
            <text:p>18.6537</text:p>
          </table:table-cell>
          <table:table-cell office:value-type="float" office:value="17.9681" calcext:value-type="float">
            <text:p>17.9681</text:p>
          </table:table-cell>
          <table:table-cell office:value-type="float" office:value="18.1855" calcext:value-type="float">
            <text:p>18.1855</text:p>
          </table:table-cell>
          <table:table-cell office:value-type="float" office:value="18.0084" calcext:value-type="float">
            <text:p>18.0084</text:p>
          </table:table-cell>
          <table:table-cell office:value-type="float" office:value="18.1106" calcext:value-type="float">
            <text:p>18.1106</text:p>
          </table:table-cell>
          <table:table-cell office:value-type="float" office:value="18.0239" calcext:value-type="float">
            <text:p>18.02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1.7532" calcext:value-type="float">
            <text:p>21.7532</text:p>
          </table:table-cell>
          <table:table-cell office:value-type="float" office:value="21.0237" calcext:value-type="float">
            <text:p>21.0237</text:p>
          </table:table-cell>
          <table:table-cell office:value-type="float" office:value="20.9864" calcext:value-type="float">
            <text:p>20.9864</text:p>
          </table:table-cell>
          <table:table-cell office:value-type="float" office:value="20.8947" calcext:value-type="float">
            <text:p>20.8947</text:p>
          </table:table-cell>
          <table:table-cell office:value-type="float" office:value="20.7094" calcext:value-type="float">
            <text:p>20.7094</text:p>
          </table:table-cell>
          <table:table-cell office:value-type="float" office:value="21.8419" calcext:value-type="float">
            <text:p>21.8419</text:p>
          </table:table-cell>
          <table:table-cell office:value-type="float" office:value="20.9879" calcext:value-type="float">
            <text:p>20.9879</text:p>
          </table:table-cell>
          <table:table-cell office:value-type="float" office:value="20.8441" calcext:value-type="float">
            <text:p>20.8441</text:p>
          </table:table-cell>
          <table:table-cell office:value-type="float" office:value="19.3889" calcext:value-type="float">
            <text:p>19.3889</text:p>
          </table:table-cell>
          <table:table-cell office:value-type="float" office:value="20.8188" calcext:value-type="float">
            <text:p>20.81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3.296" calcext:value-type="float">
            <text:p>23.296</text:p>
          </table:table-cell>
          <table:table-cell office:value-type="float" office:value="22.8192" calcext:value-type="float">
            <text:p>22.8192</text:p>
          </table:table-cell>
          <table:table-cell office:value-type="float" office:value="23.6441" calcext:value-type="float">
            <text:p>23.6441</text:p>
          </table:table-cell>
          <table:table-cell office:value-type="float" office:value="23.3004" calcext:value-type="float">
            <text:p>23.3004</text:p>
          </table:table-cell>
          <table:table-cell office:value-type="float" office:value="23.2053" calcext:value-type="float">
            <text:p>23.2053</text:p>
          </table:table-cell>
          <table:table-cell office:value-type="float" office:value="23.4006" calcext:value-type="float">
            <text:p>23.4006</text:p>
          </table:table-cell>
          <table:table-cell office:value-type="float" office:value="23.721" calcext:value-type="float">
            <text:p>23.721</text:p>
          </table:table-cell>
          <table:table-cell office:value-type="float" office:value="21.5568" calcext:value-type="float">
            <text:p>21.5568</text:p>
          </table:table-cell>
          <table:table-cell office:value-type="float" office:value="21.8112" calcext:value-type="float">
            <text:p>21.8112</text:p>
          </table:table-cell>
          <table:table-cell office:value-type="float" office:value="23.7364" calcext:value-type="float">
            <text:p>23.73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6.8861" calcext:value-type="float">
            <text:p>26.8861</text:p>
          </table:table-cell>
          <table:table-cell office:value-type="float" office:value="127.777" calcext:value-type="float">
            <text:p>127.777</text:p>
          </table:table-cell>
          <table:table-cell office:value-type="float" office:value="116.745" calcext:value-type="float">
            <text:p>116.745</text:p>
          </table:table-cell>
          <table:table-cell office:value-type="float" office:value="123.789" calcext:value-type="float">
            <text:p>123.789</text:p>
          </table:table-cell>
          <table:table-cell office:value-type="float" office:value="126.512" calcext:value-type="float">
            <text:p>126.512</text:p>
          </table:table-cell>
          <table:table-cell office:value-type="float" office:value="103.821" calcext:value-type="float">
            <text:p>103.821</text:p>
          </table:table-cell>
          <table:table-cell office:value-type="float" office:value="103.165" calcext:value-type="float">
            <text:p>103.165</text:p>
          </table:table-cell>
          <table:table-cell office:value-type="float" office:value="126.705" calcext:value-type="float">
            <text:p>126.705</text:p>
          </table:table-cell>
          <table:table-cell office:value-type="float" office:value="117.913" calcext:value-type="float">
            <text:p>117.913</text:p>
          </table:table-cell>
          <table:table-cell office:value-type="float" office:value="107.95" calcext:value-type="float">
            <text:p>107.9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30.719" calcext:value-type="float">
            <text:p>130.719</text:p>
          </table:table-cell>
          <table:table-cell office:value-type="float" office:value="158.306" calcext:value-type="float">
            <text:p>158.306</text:p>
          </table:table-cell>
          <table:table-cell office:value-type="float" office:value="159.211" calcext:value-type="float">
            <text:p>159.211</text:p>
          </table:table-cell>
          <table:table-cell office:value-type="float" office:value="165.828" calcext:value-type="float">
            <text:p>165.828</text:p>
          </table:table-cell>
          <table:table-cell office:value-type="float" office:value="161.367" calcext:value-type="float">
            <text:p>161.367</text:p>
          </table:table-cell>
          <table:table-cell office:value-type="float" office:value="132.029" calcext:value-type="float">
            <text:p>132.029</text:p>
          </table:table-cell>
          <table:table-cell office:value-type="float" office:value="138.795" calcext:value-type="float">
            <text:p>138.795</text:p>
          </table:table-cell>
          <table:table-cell office:value-type="float" office:value="163.146" calcext:value-type="float">
            <text:p>163.146</text:p>
          </table:table-cell>
          <table:table-cell office:value-type="float" office:value="158.618" calcext:value-type="float">
            <text:p>158.618</text:p>
          </table:table-cell>
          <table:table-cell office:value-type="float" office:value="127.847" calcext:value-type="float">
            <text:p>127.84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44.631" calcext:value-type="float">
            <text:p>144.631</text:p>
          </table:table-cell>
          <table:table-cell office:value-type="float" office:value="181.042" calcext:value-type="float">
            <text:p>181.042</text:p>
          </table:table-cell>
          <table:table-cell office:value-type="float" office:value="181.967" calcext:value-type="float">
            <text:p>181.967</text:p>
          </table:table-cell>
          <table:table-cell office:value-type="float" office:value="180.747" calcext:value-type="float">
            <text:p>180.747</text:p>
          </table:table-cell>
          <table:table-cell office:value-type="float" office:value="176.121" calcext:value-type="float">
            <text:p>176.121</text:p>
          </table:table-cell>
          <table:table-cell office:value-type="float" office:value="144.172" calcext:value-type="float">
            <text:p>144.172</text:p>
          </table:table-cell>
          <table:table-cell office:value-type="float" office:value="143.314" calcext:value-type="float">
            <text:p>143.314</text:p>
          </table:table-cell>
          <table:table-cell office:value-type="float" office:value="181.572" calcext:value-type="float">
            <text:p>181.572</text:p>
          </table:table-cell>
          <table:table-cell office:value-type="float" office:value="178.746" calcext:value-type="float">
            <text:p>178.746</text:p>
          </table:table-cell>
          <table:table-cell office:value-type="float" office:value="144.021" calcext:value-type="float">
            <text:p>144.0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86.866" calcext:value-type="float">
            <text:p>186.866</text:p>
          </table:table-cell>
          <table:table-cell office:value-type="float" office:value="197.29" calcext:value-type="float">
            <text:p>197.29</text:p>
          </table:table-cell>
          <table:table-cell office:value-type="float" office:value="196.189" calcext:value-type="float">
            <text:p>196.189</text:p>
          </table:table-cell>
          <table:table-cell office:value-type="float" office:value="193.894" calcext:value-type="float">
            <text:p>193.894</text:p>
          </table:table-cell>
          <table:table-cell office:value-type="float" office:value="197.669" calcext:value-type="float">
            <text:p>197.669</text:p>
          </table:table-cell>
          <table:table-cell office:value-type="float" office:value="162" calcext:value-type="float">
            <text:p>162</text:p>
          </table:table-cell>
          <table:table-cell office:value-type="float" office:value="154.958" calcext:value-type="float">
            <text:p>154.958</text:p>
          </table:table-cell>
          <table:table-cell office:value-type="float" office:value="197.45" calcext:value-type="float">
            <text:p>197.45</text:p>
          </table:table-cell>
          <table:table-cell office:value-type="float" office:value="197.971" calcext:value-type="float">
            <text:p>197.971</text:p>
          </table:table-cell>
          <table:table-cell office:value-type="float" office:value="158.235" calcext:value-type="float">
            <text:p>158.2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94.114" calcext:value-type="float">
            <text:p>194.114</text:p>
          </table:table-cell>
          <table:table-cell office:value-type="float" office:value="311.146" calcext:value-type="float">
            <text:p>311.146</text:p>
          </table:table-cell>
          <table:table-cell office:value-type="float" office:value="312.419" calcext:value-type="float">
            <text:p>312.419</text:p>
          </table:table-cell>
          <table:table-cell office:value-type="float" office:value="297.473" calcext:value-type="float">
            <text:p>297.473</text:p>
          </table:table-cell>
          <table:table-cell office:value-type="float" office:value="313.895" calcext:value-type="float">
            <text:p>313.895</text:p>
          </table:table-cell>
          <table:table-cell office:value-type="float" office:value="201.244" calcext:value-type="float">
            <text:p>201.244</text:p>
          </table:table-cell>
          <table:table-cell office:value-type="float" office:value="199.841" calcext:value-type="float">
            <text:p>199.841</text:p>
          </table:table-cell>
          <table:table-cell office:value-type="float" office:value="322.243" calcext:value-type="float">
            <text:p>322.243</text:p>
          </table:table-cell>
          <table:table-cell office:value-type="float" office:value="312.979" calcext:value-type="float">
            <text:p>312.979</text:p>
          </table:table-cell>
          <table:table-cell office:value-type="float" office:value="178.602" calcext:value-type="float">
            <text:p>178.6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77.03" calcext:value-type="float">
            <text:p>277.03</text:p>
          </table:table-cell>
          <table:table-cell office:value-type="float" office:value="429.054" calcext:value-type="float">
            <text:p>429.054</text:p>
          </table:table-cell>
          <table:table-cell office:value-type="float" office:value="430.796" calcext:value-type="float">
            <text:p>430.796</text:p>
          </table:table-cell>
          <table:table-cell office:value-type="float" office:value="418.437" calcext:value-type="float">
            <text:p>418.437</text:p>
          </table:table-cell>
          <table:table-cell office:value-type="float" office:value="430.282" calcext:value-type="float">
            <text:p>430.282</text:p>
          </table:table-cell>
          <table:table-cell office:value-type="float" office:value="372.852" calcext:value-type="float">
            <text:p>372.852</text:p>
          </table:table-cell>
          <table:table-cell office:value-type="float" office:value="382.651" calcext:value-type="float">
            <text:p>382.651</text:p>
          </table:table-cell>
          <table:table-cell office:value-type="float" office:value="428.77" calcext:value-type="float">
            <text:p>428.77</text:p>
          </table:table-cell>
          <table:table-cell office:value-type="float" office:value="430.63" calcext:value-type="float">
            <text:p>430.63</text:p>
          </table:table-cell>
          <table:table-cell office:value-type="float" office:value="375.591" calcext:value-type="float">
            <text:p>375.5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5.4257" calcext:value-type="float">
            <text:p>45.4257</text:p>
          </table:table-cell>
          <table:table-cell office:value-type="float" office:value="476.228" calcext:value-type="float">
            <text:p>476.228</text:p>
          </table:table-cell>
          <table:table-cell office:value-type="float" office:value="458.848" calcext:value-type="float">
            <text:p>458.848</text:p>
          </table:table-cell>
          <table:table-cell office:value-type="float" office:value="458.571" calcext:value-type="float">
            <text:p>458.571</text:p>
          </table:table-cell>
          <table:table-cell office:value-type="float" office:value="448.827" calcext:value-type="float">
            <text:p>448.827</text:p>
          </table:table-cell>
          <table:table-cell office:value-type="float" office:value="405.815" calcext:value-type="float">
            <text:p>405.815</text:p>
          </table:table-cell>
          <table:table-cell office:value-type="float" office:value="404.891" calcext:value-type="float">
            <text:p>404.891</text:p>
          </table:table-cell>
          <table:table-cell office:value-type="float" office:value="455.447" calcext:value-type="float">
            <text:p>455.447</text:p>
          </table:table-cell>
          <table:table-cell office:value-type="float" office:value="458.293" calcext:value-type="float">
            <text:p>458.293</text:p>
          </table:table-cell>
          <table:table-cell office:value-type="float" office:value="407.712" calcext:value-type="float">
            <text:p>407.7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36.093" calcext:value-type="float">
            <text:p>436.093</text:p>
          </table:table-cell>
          <table:table-cell office:value-type="float" office:value="485.034" calcext:value-type="float">
            <text:p>485.034</text:p>
          </table:table-cell>
          <table:table-cell office:value-type="float" office:value="491.651" calcext:value-type="float">
            <text:p>491.651</text:p>
          </table:table-cell>
          <table:table-cell office:value-type="float" office:value="492.102" calcext:value-type="float">
            <text:p>492.102</text:p>
          </table:table-cell>
          <table:table-cell office:value-type="float" office:value="478.887" calcext:value-type="float">
            <text:p>478.887</text:p>
          </table:table-cell>
          <table:table-cell office:value-type="float" office:value="435.365" calcext:value-type="float">
            <text:p>435.365</text:p>
          </table:table-cell>
          <table:table-cell office:value-type="float" office:value="422.436" calcext:value-type="float">
            <text:p>422.436</text:p>
          </table:table-cell>
          <table:table-cell office:value-type="float" office:value="488.781" calcext:value-type="float">
            <text:p>488.781</text:p>
          </table:table-cell>
          <table:table-cell office:value-type="float" office:value="478.713" calcext:value-type="float">
            <text:p>478.713</text:p>
          </table:table-cell>
          <table:table-cell office:value-type="float" office:value="436.54" calcext:value-type="float">
            <text:p>436.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71.6" calcext:value-type="float">
            <text:p>471.6</text:p>
          </table:table-cell>
          <table:table-cell office:value-type="float" office:value="513.915" calcext:value-type="float">
            <text:p>513.915</text:p>
          </table:table-cell>
          <table:table-cell office:value-type="float" office:value="525.278" calcext:value-type="float">
            <text:p>525.278</text:p>
          </table:table-cell>
          <table:table-cell office:value-type="float" office:value="488.492" calcext:value-type="float">
            <text:p>488.492</text:p>
          </table:table-cell>
          <table:table-cell office:value-type="float" office:value="519.419" calcext:value-type="float">
            <text:p>519.419</text:p>
          </table:table-cell>
          <table:table-cell office:value-type="float" office:value="463.462" calcext:value-type="float">
            <text:p>463.462</text:p>
          </table:table-cell>
          <table:table-cell office:value-type="float" office:value="424.931" calcext:value-type="float">
            <text:p>424.931</text:p>
          </table:table-cell>
          <table:table-cell office:value-type="float" office:value="524.04" calcext:value-type="float">
            <text:p>524.04</text:p>
          </table:table-cell>
          <table:table-cell office:value-type="float" office:value="518.996" calcext:value-type="float">
            <text:p>518.996</text:p>
          </table:table-cell>
          <table:table-cell office:value-type="float" office:value="423.243" calcext:value-type="float">
            <text:p>423.2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93.863" calcext:value-type="float">
            <text:p>493.863</text:p>
          </table:table-cell>
          <table:table-cell office:value-type="float" office:value="553.432" calcext:value-type="float">
            <text:p>553.432</text:p>
          </table:table-cell>
          <table:table-cell office:value-type="float" office:value="510.86" calcext:value-type="float">
            <text:p>510.86</text:p>
          </table:table-cell>
          <table:table-cell office:value-type="float" office:value="553.293" calcext:value-type="float">
            <text:p>553.293</text:p>
          </table:table-cell>
          <table:table-cell office:value-type="float" office:value="514.215" calcext:value-type="float">
            <text:p>514.215</text:p>
          </table:table-cell>
          <table:table-cell office:value-type="float" office:value="489.3" calcext:value-type="float">
            <text:p>489.3</text:p>
          </table:table-cell>
          <table:table-cell office:value-type="float" office:value="491.32" calcext:value-type="float">
            <text:p>491.32</text:p>
          </table:table-cell>
          <table:table-cell office:value-type="float" office:value="555.364" calcext:value-type="float">
            <text:p>555.364</text:p>
          </table:table-cell>
          <table:table-cell office:value-type="float" office:value="554.031" calcext:value-type="float">
            <text:p>554.031</text:p>
          </table:table-cell>
          <table:table-cell office:value-type="float" office:value="507.148" calcext:value-type="float">
            <text:p>507.14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86.142" calcext:value-type="float">
            <text:p>586.142</text:p>
          </table:table-cell>
          <table:table-cell office:value-type="float" office:value="583.776" calcext:value-type="float">
            <text:p>583.776</text:p>
          </table:table-cell>
          <table:table-cell office:value-type="float" office:value="514.143" calcext:value-type="float">
            <text:p>514.143</text:p>
          </table:table-cell>
          <table:table-cell office:value-type="float" office:value="582.756" calcext:value-type="float">
            <text:p>582.756</text:p>
          </table:table-cell>
          <table:table-cell office:value-type="float" office:value="567.63" calcext:value-type="float">
            <text:p>567.63</text:p>
          </table:table-cell>
          <table:table-cell office:value-type="float" office:value="503.128" calcext:value-type="float">
            <text:p>503.128</text:p>
          </table:table-cell>
          <table:table-cell office:value-type="float" office:value="531.481" calcext:value-type="float">
            <text:p>531.481</text:p>
          </table:table-cell>
          <table:table-cell office:value-type="float" office:value="583.222" calcext:value-type="float">
            <text:p>583.222</text:p>
          </table:table-cell>
          <table:table-cell office:value-type="float" office:value="582.108" calcext:value-type="float">
            <text:p>582.108</text:p>
          </table:table-cell>
          <table:table-cell office:value-type="float" office:value="513.162" calcext:value-type="float">
            <text:p>513.1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00.725" calcext:value-type="float">
            <text:p>500.725</text:p>
          </table:table-cell>
          <table:table-cell office:value-type="float" office:value="572.39" calcext:value-type="float">
            <text:p>572.39</text:p>
          </table:table-cell>
          <table:table-cell office:value-type="float" office:value="497.792" calcext:value-type="float">
            <text:p>497.792</text:p>
          </table:table-cell>
          <table:table-cell office:value-type="float" office:value="614.053" calcext:value-type="float">
            <text:p>614.053</text:p>
          </table:table-cell>
          <table:table-cell office:value-type="float" office:value="610.169" calcext:value-type="float">
            <text:p>610.169</text:p>
          </table:table-cell>
          <table:table-cell office:value-type="float" office:value="561.095" calcext:value-type="float">
            <text:p>561.095</text:p>
          </table:table-cell>
          <table:table-cell office:value-type="float" office:value="533.318" calcext:value-type="float">
            <text:p>533.318</text:p>
          </table:table-cell>
          <table:table-cell office:value-type="float" office:value="614.125" calcext:value-type="float">
            <text:p>614.125</text:p>
          </table:table-cell>
          <table:table-cell office:value-type="float" office:value="614.694" calcext:value-type="float">
            <text:p>614.694</text:p>
          </table:table-cell>
          <table:table-cell office:value-type="float" office:value="540.107" calcext:value-type="float">
            <text:p>540.1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9.6841" calcext:value-type="float">
            <text:p>29.6841</text:p>
          </table:table-cell>
          <table:table-cell office:value-type="float" office:value="28.9925" calcext:value-type="float">
            <text:p>28.9925</text:p>
          </table:table-cell>
          <table:table-cell office:value-type="float" office:value="28.8174" calcext:value-type="float">
            <text:p>28.8174</text:p>
          </table:table-cell>
          <table:table-cell office:value-type="float" office:value="29.7005" calcext:value-type="float">
            <text:p>29.7005</text:p>
          </table:table-cell>
          <table:table-cell office:value-type="float" office:value="28.8362" calcext:value-type="float">
            <text:p>28.8362</text:p>
          </table:table-cell>
          <table:table-cell office:value-type="float" office:value="28.6403" calcext:value-type="float">
            <text:p>28.6403</text:p>
          </table:table-cell>
          <table:table-cell office:value-type="float" office:value="28.8603" calcext:value-type="float">
            <text:p>28.8603</text:p>
          </table:table-cell>
          <table:table-cell office:value-type="float" office:value="28.7508" calcext:value-type="float">
            <text:p>28.7508</text:p>
          </table:table-cell>
          <table:table-cell office:value-type="float" office:value="28.666" calcext:value-type="float">
            <text:p>28.666</text:p>
          </table:table-cell>
          <table:table-cell office:value-type="float" office:value="28.4236" calcext:value-type="float">
            <text:p>28.42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5.4814" calcext:value-type="float">
            <text:p>55.4814</text:p>
          </table:table-cell>
          <table:table-cell office:value-type="float" office:value="53.4939" calcext:value-type="float">
            <text:p>53.4939</text:p>
          </table:table-cell>
          <table:table-cell office:value-type="float" office:value="56.7289" calcext:value-type="float">
            <text:p>56.7289</text:p>
          </table:table-cell>
          <table:table-cell office:value-type="float" office:value="57.408" calcext:value-type="float">
            <text:p>57.408</text:p>
          </table:table-cell>
          <table:table-cell office:value-type="float" office:value="56.7705" calcext:value-type="float">
            <text:p>56.7705</text:p>
          </table:table-cell>
          <table:table-cell office:value-type="float" office:value="56.3221" calcext:value-type="float">
            <text:p>56.3221</text:p>
          </table:table-cell>
          <table:table-cell office:value-type="float" office:value="57.8665" calcext:value-type="float">
            <text:p>57.8665</text:p>
          </table:table-cell>
          <table:table-cell office:value-type="float" office:value="57.3962" calcext:value-type="float">
            <text:p>57.3962</text:p>
          </table:table-cell>
          <table:table-cell office:value-type="float" office:value="56.1268" calcext:value-type="float">
            <text:p>56.1268</text:p>
          </table:table-cell>
          <table:table-cell office:value-type="float" office:value="57.4894" calcext:value-type="float">
            <text:p>57.48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79.9171" calcext:value-type="float">
            <text:p>79.9171</text:p>
          </table:table-cell>
          <table:table-cell office:value-type="float" office:value="82.3224" calcext:value-type="float">
            <text:p>82.3224</text:p>
          </table:table-cell>
          <table:table-cell office:value-type="float" office:value="81.6824" calcext:value-type="float">
            <text:p>81.6824</text:p>
          </table:table-cell>
          <table:table-cell office:value-type="float" office:value="82.8611" calcext:value-type="float">
            <text:p>82.8611</text:p>
          </table:table-cell>
          <table:table-cell office:value-type="float" office:value="82.7988" calcext:value-type="float">
            <text:p>82.7988</text:p>
          </table:table-cell>
          <table:table-cell office:value-type="float" office:value="80.6219" calcext:value-type="float">
            <text:p>80.6219</text:p>
          </table:table-cell>
          <table:table-cell office:value-type="float" office:value="80.7806" calcext:value-type="float">
            <text:p>80.7806</text:p>
          </table:table-cell>
          <table:table-cell office:value-type="float" office:value="82.5611" calcext:value-type="float">
            <text:p>82.5611</text:p>
          </table:table-cell>
          <table:table-cell office:value-type="float" office:value="82.3818" calcext:value-type="float">
            <text:p>82.3818</text:p>
          </table:table-cell>
          <table:table-cell office:value-type="float" office:value="76.3566" calcext:value-type="float">
            <text:p>76.356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1.66" calcext:value-type="float">
            <text:p>111.66</text:p>
          </table:table-cell>
          <table:table-cell office:value-type="float" office:value="110.01" calcext:value-type="float">
            <text:p>110.01</text:p>
          </table:table-cell>
          <table:table-cell office:value-type="float" office:value="104.632" calcext:value-type="float">
            <text:p>104.632</text:p>
          </table:table-cell>
          <table:table-cell office:value-type="float" office:value="110.71" calcext:value-type="float">
            <text:p>110.71</text:p>
          </table:table-cell>
          <table:table-cell office:value-type="float" office:value="110.494" calcext:value-type="float">
            <text:p>110.494</text:p>
          </table:table-cell>
          <table:table-cell office:value-type="float" office:value="110.547" calcext:value-type="float">
            <text:p>110.547</text:p>
          </table:table-cell>
          <table:table-cell office:value-type="float" office:value="104.125" calcext:value-type="float">
            <text:p>104.125</text:p>
          </table:table-cell>
          <table:table-cell office:value-type="float" office:value="105.304" calcext:value-type="float">
            <text:p>105.304</text:p>
          </table:table-cell>
          <table:table-cell office:value-type="float" office:value="108.799" calcext:value-type="float">
            <text:p>108.7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058" calcext:value-type="float">
            <text:p>130.058</text:p>
          </table:table-cell>
          <table:table-cell office:value-type="float" office:value="131.141" calcext:value-type="float">
            <text:p>131.141</text:p>
          </table:table-cell>
          <table:table-cell office:value-type="float" office:value="130.66" calcext:value-type="float">
            <text:p>130.66</text:p>
          </table:table-cell>
          <table:table-cell office:value-type="float" office:value="138.124" calcext:value-type="float">
            <text:p>138.124</text:p>
          </table:table-cell>
          <table:table-cell office:value-type="float" office:value="137.879" calcext:value-type="float">
            <text:p>137.879</text:p>
          </table:table-cell>
          <table:table-cell office:value-type="float" office:value="137.781" calcext:value-type="float">
            <text:p>137.781</text:p>
          </table:table-cell>
          <table:table-cell office:value-type="float" office:value="133.917" calcext:value-type="float">
            <text:p>133.917</text:p>
          </table:table-cell>
          <table:table-cell office:value-type="float" office:value="137.219" calcext:value-type="float">
            <text:p>137.219</text:p>
          </table:table-cell>
          <table:table-cell office:value-type="float" office:value="136.199" calcext:value-type="float">
            <text:p>136.1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71.681" calcext:value-type="float">
            <text:p>171.681</text:p>
          </table:table-cell>
          <table:table-cell office:value-type="float" office:value="163.409" calcext:value-type="float">
            <text:p>163.409</text:p>
          </table:table-cell>
          <table:table-cell office:value-type="float" office:value="163.171" calcext:value-type="float">
            <text:p>163.171</text:p>
          </table:table-cell>
          <table:table-cell office:value-type="float" office:value="156.777" calcext:value-type="float">
            <text:p>156.777</text:p>
          </table:table-cell>
          <table:table-cell office:value-type="float" office:value="163.318" calcext:value-type="float">
            <text:p>163.318</text:p>
          </table:table-cell>
          <table:table-cell office:value-type="float" office:value="163.59" calcext:value-type="float">
            <text:p>163.59</text:p>
          </table:table-cell>
          <table:table-cell office:value-type="float" office:value="163.057" calcext:value-type="float">
            <text:p>163.057</text:p>
          </table:table-cell>
          <table:table-cell office:value-type="float" office:value="162.549" calcext:value-type="float">
            <text:p>162.549</text:p>
          </table:table-cell>
          <table:table-cell office:value-type="float" office:value="166.487" calcext:value-type="float">
            <text:p>166.487</text:p>
          </table:table-cell>
          <table:table-cell office:value-type="float" office:value="163.441" calcext:value-type="float">
            <text:p>163.44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90.893" calcext:value-type="float">
            <text:p>190.893</text:p>
          </table:table-cell>
          <table:table-cell office:value-type="float" office:value="191.246" calcext:value-type="float">
            <text:p>191.246</text:p>
          </table:table-cell>
          <table:table-cell office:value-type="float" office:value="181.096" calcext:value-type="float">
            <text:p>181.096</text:p>
          </table:table-cell>
          <table:table-cell office:value-type="float" office:value="191.031" calcext:value-type="float">
            <text:p>191.031</text:p>
          </table:table-cell>
          <table:table-cell office:value-type="float" office:value="190.636" calcext:value-type="float">
            <text:p>190.636</text:p>
          </table:table-cell>
          <table:table-cell office:value-type="float" office:value="188.471" calcext:value-type="float">
            <text:p>188.471</text:p>
          </table:table-cell>
          <table:table-cell office:value-type="float" office:value="191.373" calcext:value-type="float">
            <text:p>191.373</text:p>
          </table:table-cell>
          <table:table-cell office:value-type="float" office:value="190.695" calcext:value-type="float">
            <text:p>190.695</text:p>
          </table:table-cell>
          <table:table-cell office:value-type="float" office:value="190.668" calcext:value-type="float">
            <text:p>190.668</text:p>
          </table:table-cell>
          <table:table-cell office:value-type="float" office:value="189.589" calcext:value-type="float">
            <text:p>189.5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18.486" calcext:value-type="float">
            <text:p>218.486</text:p>
          </table:table-cell>
          <table:table-cell office:value-type="float" office:value="205.239" calcext:value-type="float">
            <text:p>205.239</text:p>
          </table:table-cell>
          <table:table-cell office:value-type="float" office:value="213.215" calcext:value-type="float">
            <text:p>213.215</text:p>
          </table:table-cell>
          <table:table-cell office:value-type="float" office:value="214.483" calcext:value-type="float">
            <text:p>214.483</text:p>
          </table:table-cell>
          <table:table-cell office:value-type="float" office:value="212.296" calcext:value-type="float">
            <text:p>212.296</text:p>
          </table:table-cell>
          <table:table-cell office:value-type="float" office:value="213.426" calcext:value-type="float">
            <text:p>213.426</text:p>
          </table:table-cell>
          <table:table-cell office:value-type="float" office:value="214.473" calcext:value-type="float">
            <text:p>214.473</text:p>
          </table:table-cell>
          <table:table-cell office:value-type="float" office:value="212.445" calcext:value-type="float">
            <text:p>212.445</text:p>
          </table:table-cell>
          <table:table-cell office:value-type="float" office:value="214.552" calcext:value-type="float">
            <text:p>214.552</text:p>
          </table:table-cell>
          <table:table-cell office:value-type="float" office:value="204.939" calcext:value-type="float">
            <text:p>204.93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45.617" calcext:value-type="float">
            <text:p>245.617</text:p>
          </table:table-cell>
          <table:table-cell office:value-type="float" office:value="234.997" calcext:value-type="float">
            <text:p>234.997</text:p>
          </table:table-cell>
          <table:table-cell office:value-type="float" office:value="243.525" calcext:value-type="float">
            <text:p>243.525</text:p>
          </table:table-cell>
          <table:table-cell office:value-type="float" office:value="245.122" calcext:value-type="float">
            <text:p>245.122</text:p>
          </table:table-cell>
          <table:table-cell office:value-type="float" office:value="243.663" calcext:value-type="float">
            <text:p>243.663</text:p>
          </table:table-cell>
          <table:table-cell office:value-type="float" office:value="243.703" calcext:value-type="float">
            <text:p>243.703</text:p>
          </table:table-cell>
          <table:table-cell office:value-type="float" office:value="235.433" calcext:value-type="float">
            <text:p>235.433</text:p>
          </table:table-cell>
          <table:table-cell office:value-type="float" office:value="241.962" calcext:value-type="float">
            <text:p>241.962</text:p>
          </table:table-cell>
          <table:table-cell office:value-type="float" office:value="236.208" calcext:value-type="float">
            <text:p>236.208</text:p>
          </table:table-cell>
          <table:table-cell office:value-type="float" office:value="244.564" calcext:value-type="float">
            <text:p>244.56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332.72" calcext:value-type="float">
            <text:p>1332.72</text:p>
          </table:table-cell>
          <table:table-cell office:value-type="float" office:value="1346.64" calcext:value-type="float">
            <text:p>1346.64</text:p>
          </table:table-cell>
          <table:table-cell office:value-type="float" office:value="1328.44" calcext:value-type="float">
            <text:p>1328.44</text:p>
          </table:table-cell>
          <table:table-cell office:value-type="float" office:value="1237.6" calcext:value-type="float">
            <text:p>1237.6</text:p>
          </table:table-cell>
          <table:table-cell office:value-type="float" office:value="1348.91" calcext:value-type="float">
            <text:p>1348.91</text:p>
          </table:table-cell>
          <table:table-cell office:value-type="float" office:value="1237.84" calcext:value-type="float">
            <text:p>1237.84</text:p>
          </table:table-cell>
          <table:table-cell office:value-type="float" office:value="1328.58" calcext:value-type="float">
            <text:p>1328.58</text:p>
          </table:table-cell>
          <table:table-cell office:value-type="float" office:value="1325.99" calcext:value-type="float">
            <text:p>1325.99</text:p>
          </table:table-cell>
          <table:table-cell office:value-type="float" office:value="1329.9" calcext:value-type="float">
            <text:p>1329.9</text:p>
          </table:table-cell>
          <table:table-cell office:value-type="float" office:value="1308.83" calcext:value-type="float">
            <text:p>1308.8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466.63" calcext:value-type="float">
            <text:p>1466.63</text:p>
          </table:table-cell>
          <table:table-cell office:value-type="float" office:value="1467.51" calcext:value-type="float">
            <text:p>1467.51</text:p>
          </table:table-cell>
          <table:table-cell office:value-type="float" office:value="1464.84" calcext:value-type="float">
            <text:p>1464.84</text:p>
          </table:table-cell>
          <table:table-cell office:value-type="float" office:value="1484.66" calcext:value-type="float">
            <text:p>1484.66</text:p>
          </table:table-cell>
          <table:table-cell office:value-type="float" office:value="1387.79" calcext:value-type="float">
            <text:p>1387.79</text:p>
          </table:table-cell>
          <table:table-cell office:value-type="float" office:value="1476.02" calcext:value-type="float">
            <text:p>1476.02</text:p>
          </table:table-cell>
          <table:table-cell office:value-type="float" office:value="1473.58" calcext:value-type="float">
            <text:p>1473.58</text:p>
          </table:table-cell>
          <table:table-cell office:value-type="float" office:value="1462.39" calcext:value-type="float">
            <text:p>1462.39</text:p>
          </table:table-cell>
          <table:table-cell office:value-type="float" office:value="1470.14" calcext:value-type="float">
            <text:p>1470.14</text:p>
          </table:table-cell>
          <table:table-cell office:value-type="float" office:value="1471.27" calcext:value-type="float">
            <text:p>1471.2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560.75" calcext:value-type="float">
            <text:p>1560.75</text:p>
          </table:table-cell>
          <table:table-cell office:value-type="float" office:value="1556.25" calcext:value-type="float">
            <text:p>1556.25</text:p>
          </table:table-cell>
          <table:table-cell office:value-type="float" office:value="1570.72" calcext:value-type="float">
            <text:p>1570.72</text:p>
          </table:table-cell>
          <table:table-cell office:value-type="float" office:value="1561.43" calcext:value-type="float">
            <text:p>1561.43</text:p>
          </table:table-cell>
          <table:table-cell office:value-type="float" office:value="1489.61" calcext:value-type="float">
            <text:p>1489.61</text:p>
          </table:table-cell>
          <table:table-cell office:value-type="float" office:value="1555.61" calcext:value-type="float">
            <text:p>1555.61</text:p>
          </table:table-cell>
          <table:table-cell office:value-type="float" office:value="1487.77" calcext:value-type="float">
            <text:p>1487.77</text:p>
          </table:table-cell>
          <table:table-cell office:value-type="float" office:value="1565.2" calcext:value-type="float">
            <text:p>1565.2</text:p>
          </table:table-cell>
          <table:table-cell office:value-type="float" office:value="1562.31" calcext:value-type="float">
            <text:p>1562.31</text:p>
          </table:table-cell>
          <table:table-cell office:value-type="float" office:value="1559.79" calcext:value-type="float">
            <text:p>1559.7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1652.17" calcext:value-type="float">
            <text:p>1652.17</text:p>
          </table:table-cell>
          <table:table-cell office:value-type="float" office:value="1757.8" calcext:value-type="float">
            <text:p>1757.8</text:p>
          </table:table-cell>
          <table:table-cell office:value-type="float" office:value="1755.42" calcext:value-type="float">
            <text:p>1755.42</text:p>
          </table:table-cell>
          <table:table-cell office:value-type="float" office:value="1758.68" calcext:value-type="float">
            <text:p>1758.68</text:p>
          </table:table-cell>
          <table:table-cell office:value-type="float" office:value="1756.82" calcext:value-type="float">
            <text:p>1756.82</text:p>
          </table:table-cell>
          <table:table-cell office:value-type="float" office:value="1757.25" calcext:value-type="float">
            <text:p>1757.25</text:p>
          </table:table-cell>
          <table:table-cell office:value-type="float" office:value="1752.91" calcext:value-type="float">
            <text:p>1752.91</text:p>
          </table:table-cell>
          <table:table-cell office:value-type="float" office:value="1756.41" calcext:value-type="float">
            <text:p>1756.41</text:p>
          </table:table-cell>
          <table:table-cell office:value-type="float" office:value="1754.09" calcext:value-type="float">
            <text:p>1754.09</text:p>
          </table:table-cell>
          <table:table-cell office:value-type="float" office:value="1754.78" calcext:value-type="float">
            <text:p>1754.7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889.14" calcext:value-type="float">
            <text:p>1889.14</text:p>
          </table:table-cell>
          <table:table-cell office:value-type="float" office:value="1891.96" calcext:value-type="float">
            <text:p>1891.96</text:p>
          </table:table-cell>
          <table:table-cell office:value-type="float" office:value="1767.11" calcext:value-type="float">
            <text:p>1767.11</text:p>
          </table:table-cell>
          <table:table-cell office:value-type="float" office:value="1892.62" calcext:value-type="float">
            <text:p>1892.62</text:p>
          </table:table-cell>
          <table:table-cell office:value-type="float" office:value="1887.29" calcext:value-type="float">
            <text:p>1887.29</text:p>
          </table:table-cell>
          <table:table-cell office:value-type="float" office:value="1908.15" calcext:value-type="float">
            <text:p>1908.15</text:p>
          </table:table-cell>
          <table:table-cell office:value-type="float" office:value="1908.31" calcext:value-type="float">
            <text:p>1908.31</text:p>
          </table:table-cell>
          <table:table-cell office:value-type="float" office:value="1884.77" calcext:value-type="float">
            <text:p>1884.77</text:p>
          </table:table-cell>
          <table:table-cell office:value-type="float" office:value="1887.27" calcext:value-type="float">
            <text:p>1887.27</text:p>
          </table:table-cell>
          <table:table-cell office:value-type="float" office:value="1895.42" calcext:value-type="float">
            <text:p>1895.4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833.64" calcext:value-type="float">
            <text:p>3833.64</text:p>
          </table:table-cell>
          <table:table-cell office:value-type="float" office:value="3841.81" calcext:value-type="float">
            <text:p>3841.81</text:p>
          </table:table-cell>
          <table:table-cell office:value-type="float" office:value="3805.67" calcext:value-type="float">
            <text:p>3805.67</text:p>
          </table:table-cell>
          <table:table-cell office:value-type="float" office:value="3849.48" calcext:value-type="float">
            <text:p>3849.48</text:p>
          </table:table-cell>
          <table:table-cell office:value-type="float" office:value="3849.14" calcext:value-type="float">
            <text:p>3849.14</text:p>
          </table:table-cell>
          <table:table-cell office:value-type="float" office:value="3838.16" calcext:value-type="float">
            <text:p>3838.16</text:p>
          </table:table-cell>
          <table:table-cell office:value-type="float" office:value="3849.56" calcext:value-type="float">
            <text:p>3849.56</text:p>
          </table:table-cell>
          <table:table-cell office:value-type="float" office:value="3847.7" calcext:value-type="float">
            <text:p>3847.7</text:p>
          </table:table-cell>
          <table:table-cell office:value-type="float" office:value="3850.55" calcext:value-type="float">
            <text:p>3850.55</text:p>
          </table:table-cell>
          <table:table-cell office:value-type="float" office:value="3840.38" calcext:value-type="float">
            <text:p>3840.3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81.95" calcext:value-type="float">
            <text:p>4081.95</text:p>
          </table:table-cell>
          <table:table-cell office:value-type="float" office:value="3872.96" calcext:value-type="float">
            <text:p>3872.96</text:p>
          </table:table-cell>
          <table:table-cell office:value-type="float" office:value="4078.3" calcext:value-type="float">
            <text:p>4078.3</text:p>
          </table:table-cell>
          <table:table-cell office:value-type="float" office:value="4074.89" calcext:value-type="float">
            <text:p>4074.89</text:p>
          </table:table-cell>
          <table:table-cell office:value-type="float" office:value="4083.33" calcext:value-type="float">
            <text:p>4083.33</text:p>
          </table:table-cell>
          <table:table-cell office:value-type="float" office:value="4098.9" calcext:value-type="float">
            <text:p>4098.9</text:p>
          </table:table-cell>
          <table:table-cell office:value-type="float" office:value="4081.09" calcext:value-type="float">
            <text:p>4081.09</text:p>
          </table:table-cell>
          <table:table-cell office:value-type="float" office:value="4065.08" calcext:value-type="float">
            <text:p>4065.08</text:p>
          </table:table-cell>
          <table:table-cell office:value-type="float" office:value="4070.73" calcext:value-type="float">
            <text:p>4070.73</text:p>
          </table:table-cell>
          <table:table-cell office:value-type="float" office:value="4082.06" calcext:value-type="float">
            <text:p>4082.0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37.81" calcext:value-type="float">
            <text:p>4337.81</text:p>
          </table:table-cell>
          <table:table-cell office:value-type="float" office:value="4383.6" calcext:value-type="float">
            <text:p>4383.6</text:p>
          </table:table-cell>
          <table:table-cell office:value-type="float" office:value="4373.09" calcext:value-type="float">
            <text:p>4373.09</text:p>
          </table:table-cell>
          <table:table-cell office:value-type="float" office:value="4373.74" calcext:value-type="float">
            <text:p>4373.74</text:p>
          </table:table-cell>
          <table:table-cell office:value-type="float" office:value="4359.16" calcext:value-type="float">
            <text:p>4359.16</text:p>
          </table:table-cell>
          <table:table-cell office:value-type="float" office:value="4367.53" calcext:value-type="float">
            <text:p>4367.53</text:p>
          </table:table-cell>
          <table:table-cell office:value-type="float" office:value="4378.77" calcext:value-type="float">
            <text:p>4378.77</text:p>
          </table:table-cell>
          <table:table-cell office:value-type="float" office:value="4155.98" calcext:value-type="float">
            <text:p>4155.98</text:p>
          </table:table-cell>
          <table:table-cell office:value-type="float" office:value="4377.01" calcext:value-type="float">
            <text:p>4377.01</text:p>
          </table:table-cell>
          <table:table-cell office:value-type="float" office:value="4372.64" calcext:value-type="float">
            <text:p>4372.6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635.97" calcext:value-type="float">
            <text:p>4635.97</text:p>
          </table:table-cell>
          <table:table-cell office:value-type="float" office:value="4633.6" calcext:value-type="float">
            <text:p>4633.6</text:p>
          </table:table-cell>
          <table:table-cell office:value-type="float" office:value="4417.13" calcext:value-type="float">
            <text:p>4417.13</text:p>
          </table:table-cell>
          <table:table-cell office:value-type="float" office:value="4640.36" calcext:value-type="float">
            <text:p>4640.36</text:p>
          </table:table-cell>
          <table:table-cell office:value-type="float" office:value="4629.67" calcext:value-type="float">
            <text:p>4629.67</text:p>
          </table:table-cell>
          <table:table-cell office:value-type="float" office:value="4640.7" calcext:value-type="float">
            <text:p>4640.7</text:p>
          </table:table-cell>
          <table:table-cell office:value-type="float" office:value="4630.49" calcext:value-type="float">
            <text:p>4630.49</text:p>
          </table:table-cell>
          <table:table-cell office:value-type="float" office:value="4402.03" calcext:value-type="float">
            <text:p>4402.03</text:p>
          </table:table-cell>
          <table:table-cell office:value-type="float" office:value="4601" calcext:value-type="float">
            <text:p>4601</text:p>
          </table:table-cell>
          <table:table-cell office:value-type="float" office:value="4632.95" calcext:value-type="float">
            <text:p>4632.9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4908.02" calcext:value-type="float">
            <text:p>4908.02</text:p>
          </table:table-cell>
          <table:table-cell office:value-type="float" office:value="4891.66" calcext:value-type="float">
            <text:p>4891.66</text:p>
          </table:table-cell>
          <table:table-cell office:value-type="float" office:value="4891.84" calcext:value-type="float">
            <text:p>4891.84</text:p>
          </table:table-cell>
          <table:table-cell office:value-type="float" office:value="4687.14" calcext:value-type="float">
            <text:p>4687.14</text:p>
          </table:table-cell>
          <table:table-cell office:value-type="float" office:value="4911.88" calcext:value-type="float">
            <text:p>4911.88</text:p>
          </table:table-cell>
          <table:table-cell office:value-type="float" office:value="4653.31" calcext:value-type="float">
            <text:p>4653.31</text:p>
          </table:table-cell>
          <table:table-cell office:value-type="float" office:value="4873.11" calcext:value-type="float">
            <text:p>4873.11</text:p>
          </table:table-cell>
          <table:table-cell office:value-type="float" office:value="4889.16" calcext:value-type="float">
            <text:p>4889.16</text:p>
          </table:table-cell>
          <table:table-cell office:value-type="float" office:value="4894.89" calcext:value-type="float">
            <text:p>4894.89</text:p>
          </table:table-cell>
          <table:table-cell office:value-type="float" office:value="4885.69" calcext:value-type="float">
            <text:p>4885.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899.43" calcext:value-type="float">
            <text:p>4899.43</text:p>
          </table:table-cell>
          <table:table-cell office:value-type="float" office:value="4895.79" calcext:value-type="float">
            <text:p>4895.79</text:p>
          </table:table-cell>
          <table:table-cell office:value-type="float" office:value="5162.15" calcext:value-type="float">
            <text:p>5162.15</text:p>
          </table:table-cell>
          <table:table-cell office:value-type="float" office:value="4895.84" calcext:value-type="float">
            <text:p>4895.84</text:p>
          </table:table-cell>
          <table:table-cell office:value-type="float" office:value="5145.84" calcext:value-type="float">
            <text:p>5145.84</text:p>
          </table:table-cell>
          <table:table-cell office:value-type="float" office:value="5119.83" calcext:value-type="float">
            <text:p>5119.83</text:p>
          </table:table-cell>
          <table:table-cell office:value-type="float" office:value="4916.25" calcext:value-type="float">
            <text:p>4916.25</text:p>
          </table:table-cell>
          <table:table-cell office:value-type="float" office:value="5145.98" calcext:value-type="float">
            <text:p>5145.98</text:p>
          </table:table-cell>
          <table:table-cell office:value-type="float" office:value="5146.23" calcext:value-type="float">
            <text:p>5146.23</text:p>
          </table:table-cell>
          <table:table-cell office:value-type="float" office:value="5109.52" calcext:value-type="float">
            <text:p>5109.52</text:p>
          </table:table-cell>
        </table:table-row>
      </table:table>
      <table:table table:name="nw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57402" calcext:value-type="float">
            <text:p>3.57402</text:p>
          </table:table-cell>
          <table:table-cell office:value-type="float" office:value="3.31293" calcext:value-type="float">
            <text:p>3.31293</text:p>
          </table:table-cell>
          <table:table-cell office:value-type="float" office:value="3.06931" calcext:value-type="float">
            <text:p>3.06931</text:p>
          </table:table-cell>
          <table:table-cell office:value-type="float" office:value="3.52035" calcext:value-type="float">
            <text:p>3.52035</text:p>
          </table:table-cell>
          <table:table-cell office:value-type="float" office:value="3.53946" calcext:value-type="float">
            <text:p>3.53946</text:p>
          </table:table-cell>
          <table:table-cell office:value-type="float" office:value="3.51539" calcext:value-type="float">
            <text:p>3.51539</text:p>
          </table:table-cell>
          <table:table-cell office:value-type="float" office:value="3.2377" calcext:value-type="float">
            <text:p>3.2377</text:p>
          </table:table-cell>
          <table:table-cell office:value-type="float" office:value="3.67738" calcext:value-type="float">
            <text:p>3.67738</text:p>
          </table:table-cell>
          <table:table-cell office:value-type="float" office:value="3.47238" calcext:value-type="float">
            <text:p>3.47238</text:p>
          </table:table-cell>
          <table:table-cell office:value-type="float" office:value="3.16928" calcext:value-type="float">
            <text:p>3.169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.42176" calcext:value-type="float">
            <text:p>6.42176</text:p>
          </table:table-cell>
          <table:table-cell office:value-type="float" office:value="5.78365" calcext:value-type="float">
            <text:p>5.78365</text:p>
          </table:table-cell>
          <table:table-cell office:value-type="float" office:value="5.47123" calcext:value-type="float">
            <text:p>5.47123</text:p>
          </table:table-cell>
          <table:table-cell office:value-type="float" office:value="5.72835" calcext:value-type="float">
            <text:p>5.72835</text:p>
          </table:table-cell>
          <table:table-cell office:value-type="float" office:value="5.5255" calcext:value-type="float">
            <text:p>5.5255</text:p>
          </table:table-cell>
          <table:table-cell office:value-type="float" office:value="5.51834" calcext:value-type="float">
            <text:p>5.51834</text:p>
          </table:table-cell>
          <table:table-cell office:value-type="float" office:value="5.69792" calcext:value-type="float">
            <text:p>5.69792</text:p>
          </table:table-cell>
          <table:table-cell office:value-type="float" office:value="5.6535" calcext:value-type="float">
            <text:p>5.6535</text:p>
          </table:table-cell>
          <table:table-cell office:value-type="float" office:value="5.7089" calcext:value-type="float">
            <text:p>5.7089</text:p>
          </table:table-cell>
          <table:table-cell office:value-type="float" office:value="5.95968" calcext:value-type="float">
            <text:p>5.959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7.44659" calcext:value-type="float">
            <text:p>7.44659</text:p>
          </table:table-cell>
          <table:table-cell office:value-type="float" office:value="8.71462" calcext:value-type="float">
            <text:p>8.71462</text:p>
          </table:table-cell>
          <table:table-cell office:value-type="float" office:value="8.70419" calcext:value-type="float">
            <text:p>8.70419</text:p>
          </table:table-cell>
          <table:table-cell office:value-type="float" office:value="8.62208" calcext:value-type="float">
            <text:p>8.62208</text:p>
          </table:table-cell>
          <table:table-cell office:value-type="float" office:value="9.47405" calcext:value-type="float">
            <text:p>9.47405</text:p>
          </table:table-cell>
          <table:table-cell office:value-type="float" office:value="9.10237" calcext:value-type="float">
            <text:p>9.10237</text:p>
          </table:table-cell>
          <table:table-cell office:value-type="float" office:value="9.04602" calcext:value-type="float">
            <text:p>9.04602</text:p>
          </table:table-cell>
          <table:table-cell office:value-type="float" office:value="8.15002" calcext:value-type="float">
            <text:p>8.15002</text:p>
          </table:table-cell>
          <table:table-cell office:value-type="float" office:value="9.07171" calcext:value-type="float">
            <text:p>9.07171</text:p>
          </table:table-cell>
          <table:table-cell office:value-type="float" office:value="9.08288" calcext:value-type="float">
            <text:p>9.082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.99117" calcext:value-type="float">
            <text:p>9.99117</text:p>
          </table:table-cell>
          <table:table-cell office:value-type="float" office:value="9.96563" calcext:value-type="float">
            <text:p>9.96563</text:p>
          </table:table-cell>
          <table:table-cell office:value-type="float" office:value="9.73107" calcext:value-type="float">
            <text:p>9.73107</text:p>
          </table:table-cell>
          <table:table-cell office:value-type="float" office:value="10.0086" calcext:value-type="float">
            <text:p>10.0086</text:p>
          </table:table-cell>
          <table:table-cell office:value-type="float" office:value="11.0551" calcext:value-type="float">
            <text:p>11.0551</text:p>
          </table:table-cell>
          <table:table-cell office:value-type="float" office:value="10.2963" calcext:value-type="float">
            <text:p>10.2963</text:p>
          </table:table-cell>
          <table:table-cell office:value-type="float" office:value="10.7182" calcext:value-type="float">
            <text:p>10.7182</text:p>
          </table:table-cell>
          <table:table-cell office:value-type="float" office:value="10.6854" calcext:value-type="float">
            <text:p>10.6854</text:p>
          </table:table-cell>
          <table:table-cell office:value-type="float" office:value="10.1002" calcext:value-type="float">
            <text:p>10.1002</text:p>
          </table:table-cell>
          <table:table-cell office:value-type="float" office:value="9.65632" calcext:value-type="float">
            <text:p>9.656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.6787" calcext:value-type="float">
            <text:p>11.6787</text:p>
          </table:table-cell>
          <table:table-cell office:value-type="float" office:value="12.7508" calcext:value-type="float">
            <text:p>12.7508</text:p>
          </table:table-cell>
          <table:table-cell office:value-type="float" office:value="11.9536" calcext:value-type="float">
            <text:p>11.9536</text:p>
          </table:table-cell>
          <table:table-cell office:value-type="float" office:value="12.5975" calcext:value-type="float">
            <text:p>12.5975</text:p>
          </table:table-cell>
          <table:table-cell office:value-type="float" office:value="12.1088" calcext:value-type="float">
            <text:p>12.1088</text:p>
          </table:table-cell>
          <table:table-cell office:value-type="float" office:value="12.4989" calcext:value-type="float">
            <text:p>12.4989</text:p>
          </table:table-cell>
          <table:table-cell office:value-type="float" office:value="12.0085" calcext:value-type="float">
            <text:p>12.0085</text:p>
          </table:table-cell>
          <table:table-cell office:value-type="float" office:value="12.2604" calcext:value-type="float">
            <text:p>12.2604</text:p>
          </table:table-cell>
          <table:table-cell office:value-type="float" office:value="12.5041" calcext:value-type="float">
            <text:p>12.5041</text:p>
          </table:table-cell>
          <table:table-cell office:value-type="float" office:value="11.9542" calcext:value-type="float">
            <text:p>11.95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4.7466" calcext:value-type="float">
            <text:p>14.7466</text:p>
          </table:table-cell>
          <table:table-cell office:value-type="float" office:value="14.1855" calcext:value-type="float">
            <text:p>14.1855</text:p>
          </table:table-cell>
          <table:table-cell office:value-type="float" office:value="14.5367" calcext:value-type="float">
            <text:p>14.5367</text:p>
          </table:table-cell>
          <table:table-cell office:value-type="float" office:value="14.5101" calcext:value-type="float">
            <text:p>14.5101</text:p>
          </table:table-cell>
          <table:table-cell office:value-type="float" office:value="14.6507" calcext:value-type="float">
            <text:p>14.6507</text:p>
          </table:table-cell>
          <table:table-cell office:value-type="float" office:value="14.8186" calcext:value-type="float">
            <text:p>14.8186</text:p>
          </table:table-cell>
          <table:table-cell office:value-type="float" office:value="13.047" calcext:value-type="float">
            <text:p>13.047</text:p>
          </table:table-cell>
          <table:table-cell office:value-type="float" office:value="14.1103" calcext:value-type="float">
            <text:p>14.1103</text:p>
          </table:table-cell>
          <table:table-cell office:value-type="float" office:value="14.4148" calcext:value-type="float">
            <text:p>14.4148</text:p>
          </table:table-cell>
          <table:table-cell office:value-type="float" office:value="14.6147" calcext:value-type="float">
            <text:p>14.61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6.3113" calcext:value-type="float">
            <text:p>16.3113</text:p>
          </table:table-cell>
          <table:table-cell office:value-type="float" office:value="16.1827" calcext:value-type="float">
            <text:p>16.1827</text:p>
          </table:table-cell>
          <table:table-cell office:value-type="float" office:value="17.5002" calcext:value-type="float">
            <text:p>17.5002</text:p>
          </table:table-cell>
          <table:table-cell office:value-type="float" office:value="16.9135" calcext:value-type="float">
            <text:p>16.9135</text:p>
          </table:table-cell>
          <table:table-cell office:value-type="float" office:value="16.8172" calcext:value-type="float">
            <text:p>16.8172</text:p>
          </table:table-cell>
          <table:table-cell office:value-type="float" office:value="15.6477" calcext:value-type="float">
            <text:p>15.6477</text:p>
          </table:table-cell>
          <table:table-cell office:value-type="float" office:value="16.195" calcext:value-type="float">
            <text:p>16.195</text:p>
          </table:table-cell>
          <table:table-cell office:value-type="float" office:value="15.8515" calcext:value-type="float">
            <text:p>15.8515</text:p>
          </table:table-cell>
          <table:table-cell office:value-type="float" office:value="16.8018" calcext:value-type="float">
            <text:p>16.8018</text:p>
          </table:table-cell>
          <table:table-cell office:value-type="float" office:value="16.8151" calcext:value-type="float">
            <text:p>16.81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7.6755" calcext:value-type="float">
            <text:p>17.6755</text:p>
          </table:table-cell>
          <table:table-cell office:value-type="float" office:value="18.6941" calcext:value-type="float">
            <text:p>18.6941</text:p>
          </table:table-cell>
          <table:table-cell office:value-type="float" office:value="17.3517" calcext:value-type="float">
            <text:p>17.3517</text:p>
          </table:table-cell>
          <table:table-cell office:value-type="float" office:value="18.3957" calcext:value-type="float">
            <text:p>18.3957</text:p>
          </table:table-cell>
          <table:table-cell office:value-type="float" office:value="18.1957" calcext:value-type="float">
            <text:p>18.1957</text:p>
          </table:table-cell>
          <table:table-cell office:value-type="float" office:value="16.6554" calcext:value-type="float">
            <text:p>16.6554</text:p>
          </table:table-cell>
          <table:table-cell office:value-type="float" office:value="18.7751" calcext:value-type="float">
            <text:p>18.7751</text:p>
          </table:table-cell>
          <table:table-cell office:value-type="float" office:value="18.4608" calcext:value-type="float">
            <text:p>18.4608</text:p>
          </table:table-cell>
          <table:table-cell office:value-type="float" office:value="17.5109" calcext:value-type="float">
            <text:p>17.5109</text:p>
          </table:table-cell>
          <table:table-cell office:value-type="float" office:value="18.0152" calcext:value-type="float">
            <text:p>18.01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9.573" calcext:value-type="float">
            <text:p>19.573</text:p>
          </table:table-cell>
          <table:table-cell office:value-type="float" office:value="19.8308" calcext:value-type="float">
            <text:p>19.8308</text:p>
          </table:table-cell>
          <table:table-cell office:value-type="float" office:value="20.1629" calcext:value-type="float">
            <text:p>20.1629</text:p>
          </table:table-cell>
          <table:table-cell office:value-type="float" office:value="18.9288" calcext:value-type="float">
            <text:p>18.9288</text:p>
          </table:table-cell>
          <table:table-cell office:value-type="float" office:value="19.9467" calcext:value-type="float">
            <text:p>19.9467</text:p>
          </table:table-cell>
          <table:table-cell office:value-type="float" office:value="19.9342" calcext:value-type="float">
            <text:p>19.9342</text:p>
          </table:table-cell>
          <table:table-cell office:value-type="float" office:value="19.0622" calcext:value-type="float">
            <text:p>19.0622</text:p>
          </table:table-cell>
          <table:table-cell office:value-type="float" office:value="20.3974" calcext:value-type="float">
            <text:p>20.3974</text:p>
          </table:table-cell>
          <table:table-cell office:value-type="float" office:value="19.6577" calcext:value-type="float">
            <text:p>19.6577</text:p>
          </table:table-cell>
          <table:table-cell office:value-type="float" office:value="20.087" calcext:value-type="float">
            <text:p>20.08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461.453" calcext:value-type="float">
            <text:p>461.453</text:p>
          </table:table-cell>
          <table:table-cell office:value-type="float" office:value="305.717" calcext:value-type="float">
            <text:p>305.717</text:p>
          </table:table-cell>
          <table:table-cell office:value-type="float" office:value="212.572" calcext:value-type="float">
            <text:p>212.572</text:p>
          </table:table-cell>
          <table:table-cell office:value-type="float" office:value="672.007" calcext:value-type="float">
            <text:p>672.007</text:p>
          </table:table-cell>
          <table:table-cell office:value-type="float" office:value="300.79" calcext:value-type="float">
            <text:p>300.79</text:p>
          </table:table-cell>
          <table:table-cell office:value-type="float" office:value="572.037" calcext:value-type="float">
            <text:p>572.037</text:p>
          </table:table-cell>
          <table:table-cell office:value-type="float" office:value="288.317" calcext:value-type="float">
            <text:p>288.317</text:p>
          </table:table-cell>
          <table:table-cell office:value-type="float" office:value="274.95" calcext:value-type="float">
            <text:p>274.95</text:p>
          </table:table-cell>
          <table:table-cell office:value-type="float" office:value="477.581" calcext:value-type="float">
            <text:p>477.581</text:p>
          </table:table-cell>
          <table:table-cell office:value-type="float" office:value="233.768" calcext:value-type="float">
            <text:p>233.7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646.51" calcext:value-type="float">
            <text:p>1646.51</text:p>
          </table:table-cell>
          <table:table-cell office:value-type="float" office:value="1346.06" calcext:value-type="float">
            <text:p>1346.06</text:p>
          </table:table-cell>
          <table:table-cell office:value-type="float" office:value="1273.6" calcext:value-type="float">
            <text:p>1273.6</text:p>
          </table:table-cell>
          <table:table-cell office:value-type="float" office:value="1581.63" calcext:value-type="float">
            <text:p>1581.63</text:p>
          </table:table-cell>
          <table:table-cell office:value-type="float" office:value="1189.23" calcext:value-type="float">
            <text:p>1189.23</text:p>
          </table:table-cell>
          <table:table-cell office:value-type="float" office:value="1497.51" calcext:value-type="float">
            <text:p>1497.51</text:p>
          </table:table-cell>
          <table:table-cell office:value-type="float" office:value="1293.24" calcext:value-type="float">
            <text:p>1293.24</text:p>
          </table:table-cell>
          <table:table-cell office:value-type="float" office:value="1106.56" calcext:value-type="float">
            <text:p>1106.56</text:p>
          </table:table-cell>
          <table:table-cell office:value-type="float" office:value="1546.23" calcext:value-type="float">
            <text:p>1546.23</text:p>
          </table:table-cell>
          <table:table-cell office:value-type="float" office:value="1264.08" calcext:value-type="float">
            <text:p>1264.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381.41" calcext:value-type="float">
            <text:p>2381.41</text:p>
          </table:table-cell>
          <table:table-cell office:value-type="float" office:value="2061.87" calcext:value-type="float">
            <text:p>2061.87</text:p>
          </table:table-cell>
          <table:table-cell office:value-type="float" office:value="2162.27" calcext:value-type="float">
            <text:p>2162.27</text:p>
          </table:table-cell>
          <table:table-cell office:value-type="float" office:value="2357.6" calcext:value-type="float">
            <text:p>2357.6</text:p>
          </table:table-cell>
          <table:table-cell office:value-type="float" office:value="2051.24" calcext:value-type="float">
            <text:p>2051.24</text:p>
          </table:table-cell>
          <table:table-cell office:value-type="float" office:value="2413.76" calcext:value-type="float">
            <text:p>2413.76</text:p>
          </table:table-cell>
          <table:table-cell office:value-type="float" office:value="2097.45" calcext:value-type="float">
            <text:p>2097.45</text:p>
          </table:table-cell>
          <table:table-cell office:value-type="float" office:value="2019.2" calcext:value-type="float">
            <text:p>2019.2</text:p>
          </table:table-cell>
          <table:table-cell office:value-type="float" office:value="2396.64" calcext:value-type="float">
            <text:p>2396.64</text:p>
          </table:table-cell>
          <table:table-cell office:value-type="float" office:value="1961.2" calcext:value-type="float">
            <text:p>1961.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535.93" calcext:value-type="float">
            <text:p>3535.93</text:p>
          </table:table-cell>
          <table:table-cell office:value-type="float" office:value="3043.11" calcext:value-type="float">
            <text:p>3043.11</text:p>
          </table:table-cell>
          <table:table-cell office:value-type="float" office:value="3179.51" calcext:value-type="float">
            <text:p>3179.51</text:p>
          </table:table-cell>
          <table:table-cell office:value-type="float" office:value="3479.23" calcext:value-type="float">
            <text:p>3479.23</text:p>
          </table:table-cell>
          <table:table-cell office:value-type="float" office:value="2858.37" calcext:value-type="float">
            <text:p>2858.37</text:p>
          </table:table-cell>
          <table:table-cell office:value-type="float" office:value="3464.14" calcext:value-type="float">
            <text:p>3464.14</text:p>
          </table:table-cell>
          <table:table-cell office:value-type="float" office:value="2974.33" calcext:value-type="float">
            <text:p>2974.33</text:p>
          </table:table-cell>
          <table:table-cell office:value-type="float" office:value="3031.95" calcext:value-type="float">
            <text:p>3031.95</text:p>
          </table:table-cell>
          <table:table-cell office:value-type="float" office:value="3467.69" calcext:value-type="float">
            <text:p>3467.69</text:p>
          </table:table-cell>
          <table:table-cell office:value-type="float" office:value="2914.42" calcext:value-type="float">
            <text:p>2914.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4457.93" calcext:value-type="float">
            <text:p>4457.93</text:p>
          </table:table-cell>
          <table:table-cell office:value-type="float" office:value="3958.22" calcext:value-type="float">
            <text:p>3958.22</text:p>
          </table:table-cell>
          <table:table-cell office:value-type="float" office:value="4359.15" calcext:value-type="float">
            <text:p>4359.15</text:p>
          </table:table-cell>
          <table:table-cell office:value-type="float" office:value="4334.67" calcext:value-type="float">
            <text:p>4334.67</text:p>
          </table:table-cell>
          <table:table-cell office:value-type="float" office:value="3777.55" calcext:value-type="float">
            <text:p>3777.55</text:p>
          </table:table-cell>
          <table:table-cell office:value-type="float" office:value="4421.48" calcext:value-type="float">
            <text:p>4421.48</text:p>
          </table:table-cell>
          <table:table-cell office:value-type="float" office:value="3839.39" calcext:value-type="float">
            <text:p>3839.39</text:p>
          </table:table-cell>
          <table:table-cell office:value-type="float" office:value="3904.88" calcext:value-type="float">
            <text:p>3904.88</text:p>
          </table:table-cell>
          <table:table-cell office:value-type="float" office:value="4436.95" calcext:value-type="float">
            <text:p>4436.95</text:p>
          </table:table-cell>
          <table:table-cell office:value-type="float" office:value="3989.89" calcext:value-type="float">
            <text:p>3989.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962.17" calcext:value-type="float">
            <text:p>5962.17</text:p>
          </table:table-cell>
          <table:table-cell office:value-type="float" office:value="5104.12" calcext:value-type="float">
            <text:p>5104.12</text:p>
          </table:table-cell>
          <table:table-cell office:value-type="float" office:value="6068.36" calcext:value-type="float">
            <text:p>6068.36</text:p>
          </table:table-cell>
          <table:table-cell office:value-type="float" office:value="6045.19" calcext:value-type="float">
            <text:p>6045.19</text:p>
          </table:table-cell>
          <table:table-cell office:value-type="float" office:value="5174.53" calcext:value-type="float">
            <text:p>5174.53</text:p>
          </table:table-cell>
          <table:table-cell office:value-type="float" office:value="5997" calcext:value-type="float">
            <text:p>5997</text:p>
          </table:table-cell>
          <table:table-cell office:value-type="float" office:value="5201.82" calcext:value-type="float">
            <text:p>5201.82</text:p>
          </table:table-cell>
          <table:table-cell office:value-type="float" office:value="5066.28" calcext:value-type="float">
            <text:p>5066.28</text:p>
          </table:table-cell>
          <table:table-cell office:value-type="float" office:value="5932.98" calcext:value-type="float">
            <text:p>5932.98</text:p>
          </table:table-cell>
          <table:table-cell office:value-type="float" office:value="5063.86" calcext:value-type="float">
            <text:p>5063.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7457.56" calcext:value-type="float">
            <text:p>7457.56</text:p>
          </table:table-cell>
          <table:table-cell office:value-type="float" office:value="6493.1" calcext:value-type="float">
            <text:p>6493.1</text:p>
          </table:table-cell>
          <table:table-cell office:value-type="float" office:value="7538.5" calcext:value-type="float">
            <text:p>7538.5</text:p>
          </table:table-cell>
          <table:table-cell office:value-type="float" office:value="7539.53" calcext:value-type="float">
            <text:p>7539.53</text:p>
          </table:table-cell>
          <table:table-cell office:value-type="float" office:value="6314.36" calcext:value-type="float">
            <text:p>6314.36</text:p>
          </table:table-cell>
          <table:table-cell office:value-type="float" office:value="7467.77" calcext:value-type="float">
            <text:p>7467.77</text:p>
          </table:table-cell>
          <table:table-cell office:value-type="float" office:value="6453.94" calcext:value-type="float">
            <text:p>6453.94</text:p>
          </table:table-cell>
          <table:table-cell office:value-type="float" office:value="6406.38" calcext:value-type="float">
            <text:p>6406.38</text:p>
          </table:table-cell>
          <table:table-cell office:value-type="float" office:value="7342.8" calcext:value-type="float">
            <text:p>7342.8</text:p>
          </table:table-cell>
          <table:table-cell office:value-type="float" office:value="6391.45" calcext:value-type="float">
            <text:p>6391.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9522.84" calcext:value-type="float">
            <text:p>9522.84</text:p>
          </table:table-cell>
          <table:table-cell office:value-type="float" office:value="8031.29" calcext:value-type="float">
            <text:p>8031.29</text:p>
          </table:table-cell>
          <table:table-cell office:value-type="float" office:value="9613.23" calcext:value-type="float">
            <text:p>9613.23</text:p>
          </table:table-cell>
          <table:table-cell office:value-type="float" office:value="9495.25" calcext:value-type="float">
            <text:p>9495.25</text:p>
          </table:table-cell>
          <table:table-cell office:value-type="float" office:value="8081.94" calcext:value-type="float">
            <text:p>8081.94</text:p>
          </table:table-cell>
          <table:table-cell office:value-type="float" office:value="9680.7" calcext:value-type="float">
            <text:p>9680.7</text:p>
          </table:table-cell>
          <table:table-cell office:value-type="float" office:value="7977.31" calcext:value-type="float">
            <text:p>7977.31</text:p>
          </table:table-cell>
          <table:table-cell office:value-type="float" office:value="8139.29" calcext:value-type="float">
            <text:p>8139.29</text:p>
          </table:table-cell>
          <table:table-cell office:value-type="float" office:value="9499.11" calcext:value-type="float">
            <text:p>9499.11</text:p>
          </table:table-cell>
          <table:table-cell office:value-type="float" office:value="8119.72" calcext:value-type="float">
            <text:p>8119.7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1668.3" calcext:value-type="float">
            <text:p>11668.3</text:p>
          </table:table-cell>
          <table:table-cell office:value-type="float" office:value="9738.72" calcext:value-type="float">
            <text:p>9738.72</text:p>
          </table:table-cell>
          <table:table-cell office:value-type="float" office:value="11512.4" calcext:value-type="float">
            <text:p>11512.4</text:p>
          </table:table-cell>
          <table:table-cell office:value-type="float" office:value="11577.9" calcext:value-type="float">
            <text:p>11577.9</text:p>
          </table:table-cell>
          <table:table-cell office:value-type="float" office:value="9554.19" calcext:value-type="float">
            <text:p>9554.19</text:p>
          </table:table-cell>
          <table:table-cell office:value-type="float" office:value="11481.4" calcext:value-type="float">
            <text:p>11481.4</text:p>
          </table:table-cell>
          <table:table-cell office:value-type="float" office:value="9579.69" calcext:value-type="float">
            <text:p>9579.69</text:p>
          </table:table-cell>
          <table:table-cell office:value-type="float" office:value="9650.69" calcext:value-type="float">
            <text:p>9650.69</text:p>
          </table:table-cell>
          <table:table-cell office:value-type="float" office:value="11617" calcext:value-type="float">
            <text:p>11617</text:p>
          </table:table-cell>
          <table:table-cell office:value-type="float" office:value="9456.38" calcext:value-type="float">
            <text:p>9456.3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3963" calcext:value-type="float">
            <text:p>13963</text:p>
          </table:table-cell>
          <table:table-cell office:value-type="float" office:value="11532.5" calcext:value-type="float">
            <text:p>11532.5</text:p>
          </table:table-cell>
          <table:table-cell office:value-type="float" office:value="13662.6" calcext:value-type="float">
            <text:p>13662.6</text:p>
          </table:table-cell>
          <table:table-cell office:value-type="float" office:value="13869.7" calcext:value-type="float">
            <text:p>13869.7</text:p>
          </table:table-cell>
          <table:table-cell office:value-type="float" office:value="11713.6" calcext:value-type="float">
            <text:p>11713.6</text:p>
          </table:table-cell>
          <table:table-cell office:value-type="float" office:value="13804.8" calcext:value-type="float">
            <text:p>13804.8</text:p>
          </table:table-cell>
          <table:table-cell office:value-type="float" office:value="11688.8" calcext:value-type="float">
            <text:p>11688.8</text:p>
          </table:table-cell>
          <table:table-cell office:value-type="float" office:value="11656.3" calcext:value-type="float">
            <text:p>11656.3</text:p>
          </table:table-cell>
          <table:table-cell office:value-type="float" office:value="13788.7" calcext:value-type="float">
            <text:p>13788.7</text:p>
          </table:table-cell>
          <table:table-cell office:value-type="float" office:value="11702.5" calcext:value-type="float">
            <text:p>11702.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6980.9" calcext:value-type="float">
            <text:p>16980.9</text:p>
          </table:table-cell>
          <table:table-cell office:value-type="float" office:value="13977.2" calcext:value-type="float">
            <text:p>13977.2</text:p>
          </table:table-cell>
          <table:table-cell office:value-type="float" office:value="16682.5" calcext:value-type="float">
            <text:p>16682.5</text:p>
          </table:table-cell>
          <table:table-cell office:value-type="float" office:value="17073.1" calcext:value-type="float">
            <text:p>17073.1</text:p>
          </table:table-cell>
          <table:table-cell office:value-type="float" office:value="14099.5" calcext:value-type="float">
            <text:p>14099.5</text:p>
          </table:table-cell>
          <table:table-cell office:value-type="float" office:value="17129.6" calcext:value-type="float">
            <text:p>17129.6</text:p>
          </table:table-cell>
          <table:table-cell office:value-type="float" office:value="14250.7" calcext:value-type="float">
            <text:p>14250.7</text:p>
          </table:table-cell>
          <table:table-cell office:value-type="float" office:value="14118.4" calcext:value-type="float">
            <text:p>14118.4</text:p>
          </table:table-cell>
          <table:table-cell office:value-type="float" office:value="16967.9" calcext:value-type="float">
            <text:p>16967.9</text:p>
          </table:table-cell>
          <table:table-cell office:value-type="float" office:value="14007.2" calcext:value-type="float">
            <text:p>14007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2.4061" calcext:value-type="float">
            <text:p>22.4061</text:p>
          </table:table-cell>
          <table:table-cell office:value-type="float" office:value="22.058" calcext:value-type="float">
            <text:p>22.058</text:p>
          </table:table-cell>
          <table:table-cell office:value-type="float" office:value="20.6676" calcext:value-type="float">
            <text:p>20.6676</text:p>
          </table:table-cell>
          <table:table-cell office:value-type="float" office:value="22.6109" calcext:value-type="float">
            <text:p>22.6109</text:p>
          </table:table-cell>
          <table:table-cell office:value-type="float" office:value="22.8383" calcext:value-type="float">
            <text:p>22.8383</text:p>
          </table:table-cell>
          <table:table-cell office:value-type="float" office:value="21.2052" calcext:value-type="float">
            <text:p>21.2052</text:p>
          </table:table-cell>
          <table:table-cell office:value-type="float" office:value="21.9743" calcext:value-type="float">
            <text:p>21.9743</text:p>
          </table:table-cell>
          <table:table-cell office:value-type="float" office:value="22.0252" calcext:value-type="float">
            <text:p>22.0252</text:p>
          </table:table-cell>
          <table:table-cell office:value-type="float" office:value="22.9448" calcext:value-type="float">
            <text:p>22.9448</text:p>
          </table:table-cell>
          <table:table-cell office:value-type="float" office:value="20.8906" calcext:value-type="float">
            <text:p>20.89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2.1216" calcext:value-type="float">
            <text:p>42.1216</text:p>
          </table:table-cell>
          <table:table-cell office:value-type="float" office:value="42.9394" calcext:value-type="float">
            <text:p>42.9394</text:p>
          </table:table-cell>
          <table:table-cell office:value-type="float" office:value="41.2559" calcext:value-type="float">
            <text:p>41.2559</text:p>
          </table:table-cell>
          <table:table-cell office:value-type="float" office:value="43.0111" calcext:value-type="float">
            <text:p>43.0111</text:p>
          </table:table-cell>
          <table:table-cell office:value-type="float" office:value="38.8816" calcext:value-type="float">
            <text:p>38.8816</text:p>
          </table:table-cell>
          <table:table-cell office:value-type="float" office:value="40.6405" calcext:value-type="float">
            <text:p>40.6405</text:p>
          </table:table-cell>
          <table:table-cell office:value-type="float" office:value="43.3152" calcext:value-type="float">
            <text:p>43.3152</text:p>
          </table:table-cell>
          <table:table-cell office:value-type="float" office:value="43.3746" calcext:value-type="float">
            <text:p>43.3746</text:p>
          </table:table-cell>
          <table:table-cell office:value-type="float" office:value="40.9313" calcext:value-type="float">
            <text:p>40.9313</text:p>
          </table:table-cell>
          <table:table-cell office:value-type="float" office:value="42.9906" calcext:value-type="float">
            <text:p>42.990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58.9711" calcext:value-type="float">
            <text:p>58.9711</text:p>
          </table:table-cell>
          <table:table-cell office:value-type="float" office:value="61.4257" calcext:value-type="float">
            <text:p>61.4257</text:p>
          </table:table-cell>
          <table:table-cell office:value-type="float" office:value="61.9146" calcext:value-type="float">
            <text:p>61.9146</text:p>
          </table:table-cell>
          <table:table-cell office:value-type="float" office:value="60.3709" calcext:value-type="float">
            <text:p>60.3709</text:p>
          </table:table-cell>
          <table:table-cell office:value-type="float" office:value="57.6072" calcext:value-type="float">
            <text:p>57.6072</text:p>
          </table:table-cell>
          <table:table-cell office:value-type="float" office:value="78.9177" calcext:value-type="float">
            <text:p>78.9177</text:p>
          </table:table-cell>
          <table:table-cell office:value-type="float" office:value="60.1498" calcext:value-type="float">
            <text:p>60.1498</text:p>
          </table:table-cell>
          <table:table-cell office:value-type="float" office:value="57.9686" calcext:value-type="float">
            <text:p>57.9686</text:p>
          </table:table-cell>
          <table:table-cell office:value-type="float" office:value="58.1151" calcext:value-type="float">
            <text:p>58.1151</text:p>
          </table:table-cell>
          <table:table-cell office:value-type="float" office:value="59.0592" calcext:value-type="float">
            <text:p>59.059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74.9404" calcext:value-type="float">
            <text:p>74.9404</text:p>
          </table:table-cell>
          <table:table-cell office:value-type="float" office:value="81.3131" calcext:value-type="float">
            <text:p>81.3131</text:p>
          </table:table-cell>
          <table:table-cell office:value-type="float" office:value="80.2314" calcext:value-type="float">
            <text:p>80.2314</text:p>
          </table:table-cell>
          <table:table-cell office:value-type="float" office:value="79.0932" calcext:value-type="float">
            <text:p>79.0932</text:p>
          </table:table-cell>
          <table:table-cell office:value-type="float" office:value="81.3696" calcext:value-type="float">
            <text:p>81.3696</text:p>
          </table:table-cell>
          <table:table-cell office:value-type="float" office:value="78.6248" calcext:value-type="float">
            <text:p>78.6248</text:p>
          </table:table-cell>
          <table:table-cell office:value-type="float" office:value="81.58" calcext:value-type="float">
            <text:p>81.58</text:p>
          </table:table-cell>
          <table:table-cell office:value-type="float" office:value="79.9448" calcext:value-type="float">
            <text:p>79.9448</text:p>
          </table:table-cell>
          <table:table-cell office:value-type="float" office:value="81.3199" calcext:value-type="float">
            <text:p>81.3199</text:p>
          </table:table-cell>
          <table:table-cell office:value-type="float" office:value="77.7106" calcext:value-type="float">
            <text:p>77.71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7.4694" calcext:value-type="float">
            <text:p>97.4694</text:p>
          </table:table-cell>
          <table:table-cell office:value-type="float" office:value="99.1257" calcext:value-type="float">
            <text:p>99.1257</text:p>
          </table:table-cell>
          <table:table-cell office:value-type="float" office:value="95.0376" calcext:value-type="float">
            <text:p>95.0376</text:p>
          </table:table-cell>
          <table:table-cell office:value-type="float" office:value="92.326" calcext:value-type="float">
            <text:p>92.326</text:p>
          </table:table-cell>
          <table:table-cell office:value-type="float" office:value="95.2986" calcext:value-type="float">
            <text:p>95.2986</text:p>
          </table:table-cell>
          <table:table-cell office:value-type="float" office:value="92.0089" calcext:value-type="float">
            <text:p>92.0089</text:p>
          </table:table-cell>
          <table:table-cell office:value-type="float" office:value="94.5111" calcext:value-type="float">
            <text:p>94.5111</text:p>
          </table:table-cell>
          <table:table-cell office:value-type="float" office:value="93.5664" calcext:value-type="float">
            <text:p>93.5664</text:p>
          </table:table-cell>
          <table:table-cell office:value-type="float" office:value="94.0363" calcext:value-type="float">
            <text:p>94.0363</text:p>
          </table:table-cell>
          <table:table-cell office:value-type="float" office:value="94.2756" calcext:value-type="float">
            <text:p>94.275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1.438" calcext:value-type="float">
            <text:p>111.438</text:p>
          </table:table-cell>
          <table:table-cell office:value-type="float" office:value="111.009" calcext:value-type="float">
            <text:p>111.009</text:p>
          </table:table-cell>
          <table:table-cell office:value-type="float" office:value="113.918" calcext:value-type="float">
            <text:p>113.918</text:p>
          </table:table-cell>
          <table:table-cell office:value-type="float" office:value="112.501" calcext:value-type="float">
            <text:p>112.501</text:p>
          </table:table-cell>
          <table:table-cell office:value-type="float" office:value="115.579" calcext:value-type="float">
            <text:p>115.579</text:p>
          </table:table-cell>
          <table:table-cell office:value-type="float" office:value="111.831" calcext:value-type="float">
            <text:p>111.831</text:p>
          </table:table-cell>
          <table:table-cell office:value-type="float" office:value="112.062" calcext:value-type="float">
            <text:p>112.062</text:p>
          </table:table-cell>
          <table:table-cell office:value-type="float" office:value="111.936" calcext:value-type="float">
            <text:p>111.936</text:p>
          </table:table-cell>
          <table:table-cell office:value-type="float" office:value="111.614" calcext:value-type="float">
            <text:p>111.614</text:p>
          </table:table-cell>
          <table:table-cell office:value-type="float" office:value="115.805" calcext:value-type="float">
            <text:p>115.80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28.302" calcext:value-type="float">
            <text:p>128.302</text:p>
          </table:table-cell>
          <table:table-cell office:value-type="float" office:value="125.955" calcext:value-type="float">
            <text:p>125.955</text:p>
          </table:table-cell>
          <table:table-cell office:value-type="float" office:value="126.523" calcext:value-type="float">
            <text:p>126.523</text:p>
          </table:table-cell>
          <table:table-cell office:value-type="float" office:value="130.489" calcext:value-type="float">
            <text:p>130.489</text:p>
          </table:table-cell>
          <table:table-cell office:value-type="float" office:value="130.618" calcext:value-type="float">
            <text:p>130.618</text:p>
          </table:table-cell>
          <table:table-cell office:value-type="float" office:value="128.29" calcext:value-type="float">
            <text:p>128.29</text:p>
          </table:table-cell>
          <table:table-cell office:value-type="float" office:value="133.996" calcext:value-type="float">
            <text:p>133.996</text:p>
          </table:table-cell>
          <table:table-cell office:value-type="float" office:value="136.464" calcext:value-type="float">
            <text:p>136.464</text:p>
          </table:table-cell>
          <table:table-cell office:value-type="float" office:value="132.391" calcext:value-type="float">
            <text:p>132.391</text:p>
          </table:table-cell>
          <table:table-cell office:value-type="float" office:value="130.268" calcext:value-type="float">
            <text:p>130.2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44.661" calcext:value-type="float">
            <text:p>144.661</text:p>
          </table:table-cell>
          <table:table-cell office:value-type="float" office:value="164.445" calcext:value-type="float">
            <text:p>164.445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151.757" calcext:value-type="float">
            <text:p>151.757</text:p>
          </table:table-cell>
          <table:table-cell office:value-type="float" office:value="153.116" calcext:value-type="float">
            <text:p>153.116</text:p>
          </table:table-cell>
          <table:table-cell office:value-type="float" office:value="144.635" calcext:value-type="float">
            <text:p>144.635</text:p>
          </table:table-cell>
          <table:table-cell office:value-type="float" office:value="144.652" calcext:value-type="float">
            <text:p>144.652</text:p>
          </table:table-cell>
          <table:table-cell office:value-type="float" office:value="146.145" calcext:value-type="float">
            <text:p>146.145</text:p>
          </table:table-cell>
          <table:table-cell office:value-type="float" office:value="141.683" calcext:value-type="float">
            <text:p>141.683</text:p>
          </table:table-cell>
          <table:table-cell office:value-type="float" office:value="148.823" calcext:value-type="float">
            <text:p>148.8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66.199" calcext:value-type="float">
            <text:p>166.199</text:p>
          </table:table-cell>
          <table:table-cell office:value-type="float" office:value="169.723" calcext:value-type="float">
            <text:p>169.723</text:p>
          </table:table-cell>
          <table:table-cell office:value-type="float" office:value="168.643" calcext:value-type="float">
            <text:p>168.643</text:p>
          </table:table-cell>
          <table:table-cell office:value-type="float" office:value="165.238" calcext:value-type="float">
            <text:p>165.238</text:p>
          </table:table-cell>
          <table:table-cell office:value-type="float" office:value="158.123" calcext:value-type="float">
            <text:p>158.123</text:p>
          </table:table-cell>
          <table:table-cell office:value-type="float" office:value="162.583" calcext:value-type="float">
            <text:p>162.583</text:p>
          </table:table-cell>
          <table:table-cell office:value-type="float" office:value="165.035" calcext:value-type="float">
            <text:p>165.035</text:p>
          </table:table-cell>
          <table:table-cell office:value-type="float" office:value="159.272" calcext:value-type="float">
            <text:p>159.272</text:p>
          </table:table-cell>
          <table:table-cell office:value-type="float" office:value="160.02" calcext:value-type="float">
            <text:p>160.02</text:p>
          </table:table-cell>
          <table:table-cell office:value-type="float" office:value="165.949" calcext:value-type="float">
            <text:p>165.94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373.297" calcext:value-type="float">
            <text:p>373.297</text:p>
          </table:table-cell>
          <table:table-cell office:value-type="float" office:value="377.159" calcext:value-type="float">
            <text:p>377.159</text:p>
          </table:table-cell>
          <table:table-cell office:value-type="float" office:value="371.677" calcext:value-type="float">
            <text:p>371.677</text:p>
          </table:table-cell>
          <table:table-cell office:value-type="float" office:value="376.269" calcext:value-type="float">
            <text:p>376.269</text:p>
          </table:table-cell>
          <table:table-cell office:value-type="float" office:value="363.117" calcext:value-type="float">
            <text:p>363.117</text:p>
          </table:table-cell>
          <table:table-cell office:value-type="float" office:value="369.427" calcext:value-type="float">
            <text:p>369.427</text:p>
          </table:table-cell>
          <table:table-cell office:value-type="float" office:value="369.401" calcext:value-type="float">
            <text:p>369.401</text:p>
          </table:table-cell>
          <table:table-cell office:value-type="float" office:value="368.539" calcext:value-type="float">
            <text:p>368.539</text:p>
          </table:table-cell>
          <table:table-cell office:value-type="float" office:value="369.652" calcext:value-type="float">
            <text:p>369.652</text:p>
          </table:table-cell>
          <table:table-cell office:value-type="float" office:value="362.265" calcext:value-type="float">
            <text:p>362.26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5870.59" calcext:value-type="float">
            <text:p>5870.59</text:p>
          </table:table-cell>
          <table:table-cell office:value-type="float" office:value="6614.28" calcext:value-type="float">
            <text:p>6614.28</text:p>
          </table:table-cell>
          <table:table-cell office:value-type="float" office:value="6633.38" calcext:value-type="float">
            <text:p>6633.38</text:p>
          </table:table-cell>
          <table:table-cell office:value-type="float" office:value="6648.25" calcext:value-type="float">
            <text:p>6648.25</text:p>
          </table:table-cell>
          <table:table-cell office:value-type="float" office:value="5473.06" calcext:value-type="float">
            <text:p>5473.06</text:p>
          </table:table-cell>
          <table:table-cell office:value-type="float" office:value="6860.72" calcext:value-type="float">
            <text:p>6860.72</text:p>
          </table:table-cell>
          <table:table-cell office:value-type="float" office:value="5653.14" calcext:value-type="float">
            <text:p>5653.14</text:p>
          </table:table-cell>
          <table:table-cell office:value-type="float" office:value="5849.38" calcext:value-type="float">
            <text:p>5849.38</text:p>
          </table:table-cell>
          <table:table-cell office:value-type="float" office:value="5819.56" calcext:value-type="float">
            <text:p>5819.56</text:p>
          </table:table-cell>
          <table:table-cell office:value-type="float" office:value="5872.7" calcext:value-type="float">
            <text:p>5872.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1027.9" calcext:value-type="float">
            <text:p>21027.9</text:p>
          </table:table-cell>
          <table:table-cell office:value-type="float" office:value="21464.8" calcext:value-type="float">
            <text:p>21464.8</text:p>
          </table:table-cell>
          <table:table-cell office:value-type="float" office:value="19955.5" calcext:value-type="float">
            <text:p>19955.5</text:p>
          </table:table-cell>
          <table:table-cell office:value-type="float" office:value="20631.8" calcext:value-type="float">
            <text:p>20631.8</text:p>
          </table:table-cell>
          <table:table-cell office:value-type="float" office:value="20438.7" calcext:value-type="float">
            <text:p>20438.7</text:p>
          </table:table-cell>
          <table:table-cell office:value-type="float" office:value="20224.9" calcext:value-type="float">
            <text:p>20224.9</text:p>
          </table:table-cell>
          <table:table-cell office:value-type="float" office:value="20308.4" calcext:value-type="float">
            <text:p>20308.4</text:p>
          </table:table-cell>
          <table:table-cell office:value-type="float" office:value="21001.7" calcext:value-type="float">
            <text:p>21001.7</text:p>
          </table:table-cell>
          <table:table-cell office:value-type="float" office:value="20530.1" calcext:value-type="float">
            <text:p>20530.1</text:p>
          </table:table-cell>
          <table:table-cell office:value-type="float" office:value="20921.5" calcext:value-type="float">
            <text:p>20921.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4320" calcext:value-type="float">
            <text:p>34320</text:p>
          </table:table-cell>
          <table:table-cell office:value-type="float" office:value="33487.7" calcext:value-type="float">
            <text:p>33487.7</text:p>
          </table:table-cell>
          <table:table-cell office:value-type="float" office:value="34684.5" calcext:value-type="float">
            <text:p>34684.5</text:p>
          </table:table-cell>
          <table:table-cell office:value-type="float" office:value="33481.8" calcext:value-type="float">
            <text:p>33481.8</text:p>
          </table:table-cell>
          <table:table-cell office:value-type="float" office:value="60455.9" calcext:value-type="float">
            <text:p>60455.9</text:p>
          </table:table-cell>
          <table:table-cell office:value-type="float" office:value="33685.7" calcext:value-type="float">
            <text:p>33685.7</text:p>
          </table:table-cell>
          <table:table-cell office:value-type="float" office:value="34307" calcext:value-type="float">
            <text:p>34307</text:p>
          </table:table-cell>
          <table:table-cell office:value-type="float" office:value="57586" calcext:value-type="float">
            <text:p>57586</text:p>
          </table:table-cell>
          <table:table-cell office:value-type="float" office:value="33711.8" calcext:value-type="float">
            <text:p>33711.8</text:p>
          </table:table-cell>
          <table:table-cell office:value-type="float" office:value="33606.3" calcext:value-type="float">
            <text:p>33606.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80033.2" calcext:value-type="float">
            <text:p>80033.2</text:p>
          </table:table-cell>
          <table:table-cell office:value-type="float" office:value="74088.3" calcext:value-type="float">
            <text:p>74088.3</text:p>
          </table:table-cell>
          <table:table-cell office:value-type="float" office:value="84823.8" calcext:value-type="float">
            <text:p>84823.8</text:p>
          </table:table-cell>
          <table:table-cell office:value-type="float" office:value="80387.6" calcext:value-type="float">
            <text:p>80387.6</text:p>
          </table:table-cell>
          <table:table-cell office:value-type="float" office:value="74680.6" calcext:value-type="float">
            <text:p>74680.6</text:p>
          </table:table-cell>
          <table:table-cell office:value-type="float" office:value="77086" calcext:value-type="float">
            <text:p>77086</text:p>
          </table:table-cell>
          <table:table-cell office:value-type="float" office:value="74260.4" calcext:value-type="float">
            <text:p>74260.4</text:p>
          </table:table-cell>
          <table:table-cell office:value-type="float" office:value="81284" calcext:value-type="float">
            <text:p>81284</text:p>
          </table:table-cell>
          <table:table-cell office:value-type="float" office:value="74570.5" calcext:value-type="float">
            <text:p>74570.5</text:p>
          </table:table-cell>
          <table:table-cell office:value-type="float" office:value="75567.2" calcext:value-type="float">
            <text:p>75567.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0673" calcext:value-type="float">
            <text:p>100673</text:p>
          </table:table-cell>
          <table:table-cell office:value-type="float" office:value="117163" calcext:value-type="float">
            <text:p>117163</text:p>
          </table:table-cell>
          <table:table-cell office:value-type="float" office:value="101810" calcext:value-type="float">
            <text:p>101810</text:p>
          </table:table-cell>
          <table:table-cell office:value-type="float" office:value="106031" calcext:value-type="float">
            <text:p>106031</text:p>
          </table:table-cell>
          <table:table-cell office:value-type="float" office:value="101231" calcext:value-type="float">
            <text:p>101231</text:p>
          </table:table-cell>
          <table:table-cell office:value-type="float" office:value="103305" calcext:value-type="float">
            <text:p>103305</text:p>
          </table:table-cell>
          <table:table-cell office:value-type="float" office:value="101424" calcext:value-type="float">
            <text:p>101424</text:p>
          </table:table-cell>
          <table:table-cell office:value-type="float" office:value="115864" calcext:value-type="float">
            <text:p>115864</text:p>
          </table:table-cell>
          <table:table-cell office:value-type="float" office:value="103791" calcext:value-type="float">
            <text:p>103791</text:p>
          </table:table-cell>
          <table:table-cell office:value-type="float" office:value="104162" calcext:value-type="float">
            <text:p>10416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36628" calcext:value-type="float">
            <text:p>136628</text:p>
          </table:table-cell>
          <table:table-cell office:value-type="float" office:value="136040" calcext:value-type="float">
            <text:p>136040</text:p>
          </table:table-cell>
          <table:table-cell office:value-type="float" office:value="136394" calcext:value-type="float">
            <text:p>136394</text:p>
          </table:table-cell>
          <table:table-cell office:value-type="float" office:value="143040" calcext:value-type="float">
            <text:p>143040</text:p>
          </table:table-cell>
          <table:table-cell office:value-type="float" office:value="136972" calcext:value-type="float">
            <text:p>136972</text:p>
          </table:table-cell>
          <table:table-cell office:value-type="float" office:value="143546" calcext:value-type="float">
            <text:p>143546</text:p>
          </table:table-cell>
          <table:table-cell office:value-type="float" office:value="130821" calcext:value-type="float">
            <text:p>130821</text:p>
          </table:table-cell>
          <table:table-cell office:value-type="float" office:value="134237" calcext:value-type="float">
            <text:p>134237</text:p>
          </table:table-cell>
          <table:table-cell office:value-type="float" office:value="136202" calcext:value-type="float">
            <text:p>136202</text:p>
          </table:table-cell>
          <table:table-cell office:value-type="float" office:value="143025" calcext:value-type="float">
            <text:p>14302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60607" calcext:value-type="float">
            <text:p>160607</text:p>
          </table:table-cell>
          <table:table-cell office:value-type="float" office:value="161464" calcext:value-type="float">
            <text:p>161464</text:p>
          </table:table-cell>
          <table:table-cell office:value-type="float" office:value="163752" calcext:value-type="float">
            <text:p>163752</text:p>
          </table:table-cell>
          <table:table-cell office:value-type="float" office:value="163374" calcext:value-type="float">
            <text:p>163374</text:p>
          </table:table-cell>
          <table:table-cell office:value-type="float" office:value="169762" calcext:value-type="float">
            <text:p>169762</text:p>
          </table:table-cell>
          <table:table-cell office:value-type="float" office:value="158821" calcext:value-type="float">
            <text:p>158821</text:p>
          </table:table-cell>
          <table:table-cell office:value-type="float" office:value="159719" calcext:value-type="float">
            <text:p>159719</text:p>
          </table:table-cell>
          <table:table-cell office:value-type="float" office:value="171403" calcext:value-type="float">
            <text:p>171403</text:p>
          </table:table-cell>
          <table:table-cell office:value-type="float" office:value="168017" calcext:value-type="float">
            <text:p>168017</text:p>
          </table:table-cell>
          <table:table-cell office:value-type="float" office:value="163089" calcext:value-type="float">
            <text:p>16308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92006" calcext:value-type="float">
            <text:p>192006</text:p>
          </table:table-cell>
          <table:table-cell office:value-type="float" office:value="192961" calcext:value-type="float">
            <text:p>192961</text:p>
          </table:table-cell>
          <table:table-cell office:value-type="float" office:value="193198" calcext:value-type="float">
            <text:p>193198</text:p>
          </table:table-cell>
          <table:table-cell office:value-type="float" office:value="190904" calcext:value-type="float">
            <text:p>190904</text:p>
          </table:table-cell>
          <table:table-cell office:value-type="float" office:value="188982" calcext:value-type="float">
            <text:p>188982</text:p>
          </table:table-cell>
          <table:table-cell office:value-type="float" office:value="190222" calcext:value-type="float">
            <text:p>190222</text:p>
          </table:table-cell>
          <table:table-cell office:value-type="float" office:value="190631" calcext:value-type="float">
            <text:p>190631</text:p>
          </table:table-cell>
          <table:table-cell office:value-type="float" office:value="190184" calcext:value-type="float">
            <text:p>190184</text:p>
          </table:table-cell>
          <table:table-cell office:value-type="float" office:value="192067" calcext:value-type="float">
            <text:p>192067</text:p>
          </table:table-cell>
          <table:table-cell office:value-type="float" office:value="198079" calcext:value-type="float">
            <text:p>19807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23780" calcext:value-type="float">
            <text:p>223780</text:p>
          </table:table-cell>
          <table:table-cell office:value-type="float" office:value="221273" calcext:value-type="float">
            <text:p>221273</text:p>
          </table:table-cell>
          <table:table-cell office:value-type="float" office:value="220626" calcext:value-type="float">
            <text:p>220626</text:p>
          </table:table-cell>
          <table:table-cell office:value-type="float" office:value="222409" calcext:value-type="float">
            <text:p>222409</text:p>
          </table:table-cell>
          <table:table-cell office:value-type="float" office:value="223067" calcext:value-type="float">
            <text:p>223067</text:p>
          </table:table-cell>
          <table:table-cell office:value-type="float" office:value="219671" calcext:value-type="float">
            <text:p>219671</text:p>
          </table:table-cell>
          <table:table-cell office:value-type="float" office:value="221325" calcext:value-type="float">
            <text:p>221325</text:p>
          </table:table-cell>
          <table:table-cell office:value-type="float" office:value="230264" calcext:value-type="float">
            <text:p>230264</text:p>
          </table:table-cell>
          <table:table-cell office:value-type="float" office:value="227326" calcext:value-type="float">
            <text:p>227326</text:p>
          </table:table-cell>
          <table:table-cell office:value-type="float" office:value="223148" calcext:value-type="float">
            <text:p>2231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51051" calcext:value-type="float">
            <text:p>251051</text:p>
          </table:table-cell>
          <table:table-cell office:value-type="float" office:value="251419" calcext:value-type="float">
            <text:p>251419</text:p>
          </table:table-cell>
          <table:table-cell office:value-type="float" office:value="247980" calcext:value-type="float">
            <text:p>247980</text:p>
          </table:table-cell>
          <table:table-cell office:value-type="float" office:value="248306" calcext:value-type="float">
            <text:p>248306</text:p>
          </table:table-cell>
          <table:table-cell office:value-type="float" office:value="252099" calcext:value-type="float">
            <text:p>252099</text:p>
          </table:table-cell>
          <table:table-cell office:value-type="float" office:value="245513" calcext:value-type="float">
            <text:p>245513</text:p>
          </table:table-cell>
          <table:table-cell office:value-type="float" office:value="250070" calcext:value-type="float">
            <text:p>250070</text:p>
          </table:table-cell>
          <table:table-cell office:value-type="float" office:value="251270" calcext:value-type="float">
            <text:p>251270</text:p>
          </table:table-cell>
          <table:table-cell office:value-type="float" office:value="250502" calcext:value-type="float">
            <text:p>250502</text:p>
          </table:table-cell>
          <table:table-cell office:value-type="float" office:value="251583" calcext:value-type="float">
            <text:p>251583</text:p>
          </table:table-cell>
        </table:table-row>
      </table:table>
      <table:table table:name="ra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75411" calcext:value-type="float">
            <text:p>1.75411</text:p>
          </table:table-cell>
          <table:table-cell office:value-type="float" office:value="1.85574" calcext:value-type="float">
            <text:p>1.85574</text:p>
          </table:table-cell>
          <table:table-cell office:value-type="float" office:value="2.03059" calcext:value-type="float">
            <text:p>2.03059</text:p>
          </table:table-cell>
          <table:table-cell office:value-type="float" office:value="1.72442" calcext:value-type="float">
            <text:p>1.72442</text:p>
          </table:table-cell>
          <table:table-cell office:value-type="float" office:value="1.83427" calcext:value-type="float">
            <text:p>1.83427</text:p>
          </table:table-cell>
          <table:table-cell office:value-type="float" office:value="1.73978" calcext:value-type="float">
            <text:p>1.73978</text:p>
          </table:table-cell>
          <table:table-cell office:value-type="float" office:value="2.1024" calcext:value-type="float">
            <text:p>2.1024</text:p>
          </table:table-cell>
          <table:table-cell office:value-type="float" office:value="2.01318" calcext:value-type="float">
            <text:p>2.01318</text:p>
          </table:table-cell>
          <table:table-cell office:value-type="float" office:value="1.72749" calcext:value-type="float">
            <text:p>1.72749</text:p>
          </table:table-cell>
          <table:table-cell office:value-type="float" office:value="1.9369" calcext:value-type="float">
            <text:p>1.93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.56826" calcext:value-type="float">
            <text:p>2.56826</text:p>
          </table:table-cell>
          <table:table-cell office:value-type="float" office:value="2.81446" calcext:value-type="float">
            <text:p>2.81446</text:p>
          </table:table-cell>
          <table:table-cell office:value-type="float" office:value="2.91635" calcext:value-type="float">
            <text:p>2.91635</text:p>
          </table:table-cell>
          <table:table-cell office:value-type="float" office:value="2.92982" calcext:value-type="float">
            <text:p>2.92982</text:p>
          </table:table-cell>
          <table:table-cell office:value-type="float" office:value="3.21741" calcext:value-type="float">
            <text:p>3.21741</text:p>
          </table:table-cell>
          <table:table-cell office:value-type="float" office:value="4.31411" calcext:value-type="float">
            <text:p>4.31411</text:p>
          </table:table-cell>
          <table:table-cell office:value-type="float" office:value="2.72317" calcext:value-type="float">
            <text:p>2.72317</text:p>
          </table:table-cell>
          <table:table-cell office:value-type="float" office:value="2.75098" calcext:value-type="float">
            <text:p>2.75098</text:p>
          </table:table-cell>
          <table:table-cell office:value-type="float" office:value="2.8119" calcext:value-type="float">
            <text:p>2.8119</text:p>
          </table:table-cell>
          <table:table-cell office:value-type="float" office:value="2.58253" calcext:value-type="float">
            <text:p>2.582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.86765" calcext:value-type="float">
            <text:p>3.86765</text:p>
          </table:table-cell>
          <table:table-cell office:value-type="float" office:value="4.06067" calcext:value-type="float">
            <text:p>4.06067</text:p>
          </table:table-cell>
          <table:table-cell office:value-type="float" office:value="3.81779" calcext:value-type="float">
            <text:p>3.81779</text:p>
          </table:table-cell>
          <table:table-cell office:value-type="float" office:value="4.23152" calcext:value-type="float">
            <text:p>4.23152</text:p>
          </table:table-cell>
          <table:table-cell office:value-type="float" office:value="3.67411" calcext:value-type="float">
            <text:p>3.67411</text:p>
          </table:table-cell>
          <table:table-cell office:value-type="float" office:value="3.88707" calcext:value-type="float">
            <text:p>3.88707</text:p>
          </table:table-cell>
          <table:table-cell office:value-type="float" office:value="4.15482" calcext:value-type="float">
            <text:p>4.15482</text:p>
          </table:table-cell>
          <table:table-cell office:value-type="float" office:value="4.31418" calcext:value-type="float">
            <text:p>4.31418</text:p>
          </table:table-cell>
          <table:table-cell office:value-type="float" office:value="3.86694" calcext:value-type="float">
            <text:p>3.86694</text:p>
          </table:table-cell>
          <table:table-cell office:value-type="float" office:value="4.17382" calcext:value-type="float">
            <text:p>4.173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.88992" calcext:value-type="float">
            <text:p>4.88992</text:p>
          </table:table-cell>
          <table:table-cell office:value-type="float" office:value="5.16096" calcext:value-type="float">
            <text:p>5.16096</text:p>
          </table:table-cell>
          <table:table-cell office:value-type="float" office:value="5.19373" calcext:value-type="float">
            <text:p>5.19373</text:p>
          </table:table-cell>
          <table:table-cell office:value-type="float" office:value="4.71789" calcext:value-type="float">
            <text:p>4.71789</text:p>
          </table:table-cell>
          <table:table-cell office:value-type="float" office:value="5.16506" calcext:value-type="float">
            <text:p>5.16506</text:p>
          </table:table-cell>
          <table:table-cell office:value-type="float" office:value="5.23469" calcext:value-type="float">
            <text:p>5.23469</text:p>
          </table:table-cell>
          <table:table-cell office:value-type="float" office:value="5.30752" calcext:value-type="float">
            <text:p>5.30752</text:p>
          </table:table-cell>
          <table:table-cell office:value-type="float" office:value="5.11539" calcext:value-type="float">
            <text:p>5.11539</text:p>
          </table:table-cell>
          <table:table-cell office:value-type="float" office:value="5.1081" calcext:value-type="float">
            <text:p>5.1081</text:p>
          </table:table-cell>
          <table:table-cell office:value-type="float" office:value="4.78413" calcext:value-type="float">
            <text:p>4.784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.92595" calcext:value-type="float">
            <text:p>5.92595</text:p>
          </table:table-cell>
          <table:table-cell office:value-type="float" office:value="6.24128" calcext:value-type="float">
            <text:p>6.24128</text:p>
          </table:table-cell>
          <table:table-cell office:value-type="float" office:value="5.69568" calcext:value-type="float">
            <text:p>5.69568</text:p>
          </table:table-cell>
          <table:table-cell office:value-type="float" office:value="6.21914" calcext:value-type="float">
            <text:p>6.21914</text:p>
          </table:table-cell>
          <table:table-cell office:value-type="float" office:value="6.27341" calcext:value-type="float">
            <text:p>6.27341</text:p>
          </table:table-cell>
          <table:table-cell office:value-type="float" office:value="6.32637" calcext:value-type="float">
            <text:p>6.32637</text:p>
          </table:table-cell>
          <table:table-cell office:value-type="float" office:value="6.18342" calcext:value-type="float">
            <text:p>6.18342</text:p>
          </table:table-cell>
          <table:table-cell office:value-type="float" office:value="6.15526" calcext:value-type="float">
            <text:p>6.15526</text:p>
          </table:table-cell>
          <table:table-cell office:value-type="float" office:value="6.22202" calcext:value-type="float">
            <text:p>6.22202</text:p>
          </table:table-cell>
          <table:table-cell office:value-type="float" office:value="6.22592" calcext:value-type="float">
            <text:p>6.225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7.10144" calcext:value-type="float">
            <text:p>7.10144</text:p>
          </table:table-cell>
          <table:table-cell office:value-type="float" office:value="6.58589" calcext:value-type="float">
            <text:p>6.58589</text:p>
          </table:table-cell>
          <table:table-cell office:value-type="float" office:value="6.94682" calcext:value-type="float">
            <text:p>6.94682</text:p>
          </table:table-cell>
          <table:table-cell office:value-type="float" office:value="7.14086" calcext:value-type="float">
            <text:p>7.14086</text:p>
          </table:table-cell>
          <table:table-cell office:value-type="float" office:value="7.11702" calcext:value-type="float">
            <text:p>7.11702</text:p>
          </table:table-cell>
          <table:table-cell office:value-type="float" office:value="6.38979" calcext:value-type="float">
            <text:p>6.38979</text:p>
          </table:table-cell>
          <table:table-cell office:value-type="float" office:value="6.5536" calcext:value-type="float">
            <text:p>6.5536</text:p>
          </table:table-cell>
          <table:table-cell office:value-type="float" office:value="7.0064" calcext:value-type="float">
            <text:p>7.0064</text:p>
          </table:table-cell>
          <table:table-cell office:value-type="float" office:value="7.05024" calcext:value-type="float">
            <text:p>7.05024</text:p>
          </table:table-cell>
          <table:table-cell office:value-type="float" office:value="7.39683" calcext:value-type="float">
            <text:p>7.396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.38554" calcext:value-type="float">
            <text:p>8.38554</text:p>
          </table:table-cell>
          <table:table-cell office:value-type="float" office:value="7.73018" calcext:value-type="float">
            <text:p>7.73018</text:p>
          </table:table-cell>
          <table:table-cell office:value-type="float" office:value="8.33843" calcext:value-type="float">
            <text:p>8.33843</text:p>
          </table:table-cell>
          <table:table-cell office:value-type="float" office:value="8.40192" calcext:value-type="float">
            <text:p>8.40192</text:p>
          </table:table-cell>
          <table:table-cell office:value-type="float" office:value="8.09392" calcext:value-type="float">
            <text:p>8.09392</text:p>
          </table:table-cell>
          <table:table-cell office:value-type="float" office:value="8.45005" calcext:value-type="float">
            <text:p>8.45005</text:p>
          </table:table-cell>
          <table:table-cell office:value-type="float" office:value="8.04557" calcext:value-type="float">
            <text:p>8.04557</text:p>
          </table:table-cell>
          <table:table-cell office:value-type="float" office:value="8.21782" calcext:value-type="float">
            <text:p>8.21782</text:p>
          </table:table-cell>
          <table:table-cell office:value-type="float" office:value="7.92269" calcext:value-type="float">
            <text:p>7.92269</text:p>
          </table:table-cell>
          <table:table-cell office:value-type="float" office:value="8.24122" calcext:value-type="float">
            <text:p>8.241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.51091" calcext:value-type="float">
            <text:p>9.51091</text:p>
          </table:table-cell>
          <table:table-cell office:value-type="float" office:value="8.7808" calcext:value-type="float">
            <text:p>8.7808</text:p>
          </table:table-cell>
          <table:table-cell office:value-type="float" office:value="9.4681" calcext:value-type="float">
            <text:p>9.4681</text:p>
          </table:table-cell>
          <table:table-cell office:value-type="float" office:value="9.2201" calcext:value-type="float">
            <text:p>9.2201</text:p>
          </table:table-cell>
          <table:table-cell office:value-type="float" office:value="9.50272" calcext:value-type="float">
            <text:p>9.50272</text:p>
          </table:table-cell>
          <table:table-cell office:value-type="float" office:value="9.4663" calcext:value-type="float">
            <text:p>9.4663</text:p>
          </table:table-cell>
          <table:table-cell office:value-type="float" office:value="9.46688" calcext:value-type="float">
            <text:p>9.46688</text:p>
          </table:table-cell>
          <table:table-cell office:value-type="float" office:value="9.32762" calcext:value-type="float">
            <text:p>9.32762</text:p>
          </table:table-cell>
          <table:table-cell office:value-type="float" office:value="9.44285" calcext:value-type="float">
            <text:p>9.44285</text:p>
          </table:table-cell>
          <table:table-cell office:value-type="float" office:value="9.59181" calcext:value-type="float">
            <text:p>9.591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.4418" calcext:value-type="float">
            <text:p>10.4418</text:p>
          </table:table-cell>
          <table:table-cell office:value-type="float" office:value="10.1263" calcext:value-type="float">
            <text:p>10.1263</text:p>
          </table:table-cell>
          <table:table-cell office:value-type="float" office:value="9.5369" calcext:value-type="float">
            <text:p>9.5369</text:p>
          </table:table-cell>
          <table:table-cell office:value-type="float" office:value="10.0868" calcext:value-type="float">
            <text:p>10.0868</text:p>
          </table:table-cell>
          <table:table-cell office:value-type="float" office:value="9.9472" calcext:value-type="float">
            <text:p>9.9472</text:p>
          </table:table-cell>
          <table:table-cell office:value-type="float" office:value="9.60858" calcext:value-type="float">
            <text:p>9.60858</text:p>
          </table:table-cell>
          <table:table-cell office:value-type="float" office:value="10.3752" calcext:value-type="float">
            <text:p>10.3752</text:p>
          </table:table-cell>
          <table:table-cell office:value-type="float" office:value="10.1069" calcext:value-type="float">
            <text:p>10.1069</text:p>
          </table:table-cell>
          <table:table-cell office:value-type="float" office:value="9.81507" calcext:value-type="float">
            <text:p>9.81507</text:p>
          </table:table-cell>
          <table:table-cell office:value-type="float" office:value="10.5728" calcext:value-type="float">
            <text:p>10.572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9.3359" calcext:value-type="float">
            <text:p>29.3359</text:p>
          </table:table-cell>
          <table:table-cell office:value-type="float" office:value="30.6708" calcext:value-type="float">
            <text:p>30.6708</text:p>
          </table:table-cell>
          <table:table-cell office:value-type="float" office:value="26.4483" calcext:value-type="float">
            <text:p>26.4483</text:p>
          </table:table-cell>
          <table:table-cell office:value-type="float" office:value="26.815" calcext:value-type="float">
            <text:p>26.815</text:p>
          </table:table-cell>
          <table:table-cell office:value-type="float" office:value="30.1548" calcext:value-type="float">
            <text:p>30.1548</text:p>
          </table:table-cell>
          <table:table-cell office:value-type="float" office:value="26.9194" calcext:value-type="float">
            <text:p>26.9194</text:p>
          </table:table-cell>
          <table:table-cell office:value-type="float" office:value="30.2152" calcext:value-type="float">
            <text:p>30.2152</text:p>
          </table:table-cell>
          <table:table-cell office:value-type="float" office:value="27.0745" calcext:value-type="float">
            <text:p>27.0745</text:p>
          </table:table-cell>
          <table:table-cell office:value-type="float" office:value="30.6355" calcext:value-type="float">
            <text:p>30.6355</text:p>
          </table:table-cell>
          <table:table-cell office:value-type="float" office:value="29.9971" calcext:value-type="float">
            <text:p>29.997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.8006" calcext:value-type="float">
            <text:p>50.8006</text:p>
          </table:table-cell>
          <table:table-cell office:value-type="float" office:value="51.0106" calcext:value-type="float">
            <text:p>51.0106</text:p>
          </table:table-cell>
          <table:table-cell office:value-type="float" office:value="31.8925" calcext:value-type="float">
            <text:p>31.8925</text:p>
          </table:table-cell>
          <table:table-cell office:value-type="float" office:value="32.0613" calcext:value-type="float">
            <text:p>32.0613</text:p>
          </table:table-cell>
          <table:table-cell office:value-type="float" office:value="51.194" calcext:value-type="float">
            <text:p>51.194</text:p>
          </table:table-cell>
          <table:table-cell office:value-type="float" office:value="33.4858" calcext:value-type="float">
            <text:p>33.4858</text:p>
          </table:table-cell>
          <table:table-cell office:value-type="float" office:value="52.479" calcext:value-type="float">
            <text:p>52.479</text:p>
          </table:table-cell>
          <table:table-cell office:value-type="float" office:value="43.8569" calcext:value-type="float">
            <text:p>43.8569</text:p>
          </table:table-cell>
          <table:table-cell office:value-type="float" office:value="52.432" calcext:value-type="float">
            <text:p>52.432</text:p>
          </table:table-cell>
          <table:table-cell office:value-type="float" office:value="52.6612" calcext:value-type="float">
            <text:p>52.66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80.3318" calcext:value-type="float">
            <text:p>80.3318</text:p>
          </table:table-cell>
          <table:table-cell office:value-type="float" office:value="74.8291" calcext:value-type="float">
            <text:p>74.8291</text:p>
          </table:table-cell>
          <table:table-cell office:value-type="float" office:value="61.9602" calcext:value-type="float">
            <text:p>61.9602</text:p>
          </table:table-cell>
          <table:table-cell office:value-type="float" office:value="63.7118" calcext:value-type="float">
            <text:p>63.7118</text:p>
          </table:table-cell>
          <table:table-cell office:value-type="float" office:value="74.6916" calcext:value-type="float">
            <text:p>74.6916</text:p>
          </table:table-cell>
          <table:table-cell office:value-type="float" office:value="62.3495" calcext:value-type="float">
            <text:p>62.3495</text:p>
          </table:table-cell>
          <table:table-cell office:value-type="float" office:value="75.8456" calcext:value-type="float">
            <text:p>75.8456</text:p>
          </table:table-cell>
          <table:table-cell office:value-type="float" office:value="64.9088" calcext:value-type="float">
            <text:p>64.9088</text:p>
          </table:table-cell>
          <table:table-cell office:value-type="float" office:value="73.9379" calcext:value-type="float">
            <text:p>73.9379</text:p>
          </table:table-cell>
          <table:table-cell office:value-type="float" office:value="74.6117" calcext:value-type="float">
            <text:p>74.611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01.149" calcext:value-type="float">
            <text:p>301.149</text:p>
          </table:table-cell>
          <table:table-cell office:value-type="float" office:value="314.715" calcext:value-type="float">
            <text:p>314.715</text:p>
          </table:table-cell>
          <table:table-cell office:value-type="float" office:value="167.936" calcext:value-type="float">
            <text:p>167.936</text:p>
          </table:table-cell>
          <table:table-cell office:value-type="float" office:value="167.468" calcext:value-type="float">
            <text:p>167.468</text:p>
          </table:table-cell>
          <table:table-cell office:value-type="float" office:value="310.573" calcext:value-type="float">
            <text:p>310.573</text:p>
          </table:table-cell>
          <table:table-cell office:value-type="float" office:value="167.261" calcext:value-type="float">
            <text:p>167.261</text:p>
          </table:table-cell>
          <table:table-cell office:value-type="float" office:value="313.979" calcext:value-type="float">
            <text:p>313.979</text:p>
          </table:table-cell>
          <table:table-cell office:value-type="float" office:value="303.111" calcext:value-type="float">
            <text:p>303.111</text:p>
          </table:table-cell>
          <table:table-cell office:value-type="float" office:value="306.826" calcext:value-type="float">
            <text:p>306.826</text:p>
          </table:table-cell>
          <table:table-cell office:value-type="float" office:value="305.187" calcext:value-type="float">
            <text:p>305.1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570.38" calcext:value-type="float">
            <text:p>2570.38</text:p>
          </table:table-cell>
          <table:table-cell office:value-type="float" office:value="2556.39" calcext:value-type="float">
            <text:p>2556.39</text:p>
          </table:table-cell>
          <table:table-cell office:value-type="float" office:value="1559.23" calcext:value-type="float">
            <text:p>1559.23</text:p>
          </table:table-cell>
          <table:table-cell office:value-type="float" office:value="1532.56" calcext:value-type="float">
            <text:p>1532.56</text:p>
          </table:table-cell>
          <table:table-cell office:value-type="float" office:value="2561.32" calcext:value-type="float">
            <text:p>2561.32</text:p>
          </table:table-cell>
          <table:table-cell office:value-type="float" office:value="1525.86" calcext:value-type="float">
            <text:p>1525.86</text:p>
          </table:table-cell>
          <table:table-cell office:value-type="float" office:value="2586.36" calcext:value-type="float">
            <text:p>2586.36</text:p>
          </table:table-cell>
          <table:table-cell office:value-type="float" office:value="2583.44" calcext:value-type="float">
            <text:p>2583.44</text:p>
          </table:table-cell>
          <table:table-cell office:value-type="float" office:value="2580.59" calcext:value-type="float">
            <text:p>2580.59</text:p>
          </table:table-cell>
          <table:table-cell office:value-type="float" office:value="2582.49" calcext:value-type="float">
            <text:p>2582.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680.98" calcext:value-type="float">
            <text:p>4680.98</text:p>
          </table:table-cell>
          <table:table-cell office:value-type="float" office:value="4645.87" calcext:value-type="float">
            <text:p>4645.87</text:p>
          </table:table-cell>
          <table:table-cell office:value-type="float" office:value="3663.1" calcext:value-type="float">
            <text:p>3663.1</text:p>
          </table:table-cell>
          <table:table-cell office:value-type="float" office:value="3666.24" calcext:value-type="float">
            <text:p>3666.24</text:p>
          </table:table-cell>
          <table:table-cell office:value-type="float" office:value="4672.19" calcext:value-type="float">
            <text:p>4672.19</text:p>
          </table:table-cell>
          <table:table-cell office:value-type="float" office:value="3663.24" calcext:value-type="float">
            <text:p>3663.24</text:p>
          </table:table-cell>
          <table:table-cell office:value-type="float" office:value="4662.08" calcext:value-type="float">
            <text:p>4662.08</text:p>
          </table:table-cell>
          <table:table-cell office:value-type="float" office:value="4685.17" calcext:value-type="float">
            <text:p>4685.17</text:p>
          </table:table-cell>
          <table:table-cell office:value-type="float" office:value="4680.37" calcext:value-type="float">
            <text:p>4680.37</text:p>
          </table:table-cell>
          <table:table-cell office:value-type="float" office:value="4688.32" calcext:value-type="float">
            <text:p>4688.3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776.19" calcext:value-type="float">
            <text:p>5776.19</text:p>
          </table:table-cell>
          <table:table-cell office:value-type="float" office:value="5861.29" calcext:value-type="float">
            <text:p>5861.29</text:p>
          </table:table-cell>
          <table:table-cell office:value-type="float" office:value="3791.92" calcext:value-type="float">
            <text:p>3791.92</text:p>
          </table:table-cell>
          <table:table-cell office:value-type="float" office:value="3803.08" calcext:value-type="float">
            <text:p>3803.08</text:p>
          </table:table-cell>
          <table:table-cell office:value-type="float" office:value="5881.91" calcext:value-type="float">
            <text:p>5881.91</text:p>
          </table:table-cell>
          <table:table-cell office:value-type="float" office:value="3815.12" calcext:value-type="float">
            <text:p>3815.12</text:p>
          </table:table-cell>
          <table:table-cell office:value-type="float" office:value="5862.06" calcext:value-type="float">
            <text:p>5862.06</text:p>
          </table:table-cell>
          <table:table-cell office:value-type="float" office:value="5861.83" calcext:value-type="float">
            <text:p>5861.83</text:p>
          </table:table-cell>
          <table:table-cell office:value-type="float" office:value="5870.64" calcext:value-type="float">
            <text:p>5870.64</text:p>
          </table:table-cell>
          <table:table-cell office:value-type="float" office:value="5805.91" calcext:value-type="float">
            <text:p>5805.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7627.49" calcext:value-type="float">
            <text:p>7627.49</text:p>
          </table:table-cell>
          <table:table-cell office:value-type="float" office:value="7580.42" calcext:value-type="float">
            <text:p>7580.42</text:p>
          </table:table-cell>
          <table:table-cell office:value-type="float" office:value="4092.63" calcext:value-type="float">
            <text:p>4092.63</text:p>
          </table:table-cell>
          <table:table-cell office:value-type="float" office:value="4088.22" calcext:value-type="float">
            <text:p>4088.22</text:p>
          </table:table-cell>
          <table:table-cell office:value-type="float" office:value="7637.84" calcext:value-type="float">
            <text:p>7637.84</text:p>
          </table:table-cell>
          <table:table-cell office:value-type="float" office:value="4066.52" calcext:value-type="float">
            <text:p>4066.52</text:p>
          </table:table-cell>
          <table:table-cell office:value-type="float" office:value="7676.13" calcext:value-type="float">
            <text:p>7676.13</text:p>
          </table:table-cell>
          <table:table-cell office:value-type="float" office:value="7621.86" calcext:value-type="float">
            <text:p>7621.86</text:p>
          </table:table-cell>
          <table:table-cell office:value-type="float" office:value="7587.48" calcext:value-type="float">
            <text:p>7587.48</text:p>
          </table:table-cell>
          <table:table-cell office:value-type="float" office:value="7672.94" calcext:value-type="float">
            <text:p>7672.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838.74" calcext:value-type="float">
            <text:p>9838.74</text:p>
          </table:table-cell>
          <table:table-cell office:value-type="float" office:value="9924.82" calcext:value-type="float">
            <text:p>9924.82</text:p>
          </table:table-cell>
          <table:table-cell office:value-type="float" office:value="4502.78" calcext:value-type="float">
            <text:p>4502.78</text:p>
          </table:table-cell>
          <table:table-cell office:value-type="float" office:value="4409.56" calcext:value-type="float">
            <text:p>4409.56</text:p>
          </table:table-cell>
          <table:table-cell office:value-type="float" office:value="9838.66" calcext:value-type="float">
            <text:p>9838.66</text:p>
          </table:table-cell>
          <table:table-cell office:value-type="float" office:value="4408.61" calcext:value-type="float">
            <text:p>4408.61</text:p>
          </table:table-cell>
          <table:table-cell office:value-type="float" office:value="9957.72" calcext:value-type="float">
            <text:p>9957.72</text:p>
          </table:table-cell>
          <table:table-cell office:value-type="float" office:value="9818.56" calcext:value-type="float">
            <text:p>9818.56</text:p>
          </table:table-cell>
          <table:table-cell office:value-type="float" office:value="9873.24" calcext:value-type="float">
            <text:p>9873.24</text:p>
          </table:table-cell>
          <table:table-cell office:value-type="float" office:value="9702.22" calcext:value-type="float">
            <text:p>9702.2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2385.8" calcext:value-type="float">
            <text:p>12385.8</text:p>
          </table:table-cell>
          <table:table-cell office:value-type="float" office:value="12421.8" calcext:value-type="float">
            <text:p>12421.8</text:p>
          </table:table-cell>
          <table:table-cell office:value-type="float" office:value="12186.6" calcext:value-type="float">
            <text:p>12186.6</text:p>
          </table:table-cell>
          <table:table-cell office:value-type="float" office:value="4868.26" calcext:value-type="float">
            <text:p>4868.26</text:p>
          </table:table-cell>
          <table:table-cell office:value-type="float" office:value="12348.1" calcext:value-type="float">
            <text:p>12348.1</text:p>
          </table:table-cell>
          <table:table-cell office:value-type="float" office:value="4845.79" calcext:value-type="float">
            <text:p>4845.79</text:p>
          </table:table-cell>
          <table:table-cell office:value-type="float" office:value="12558.9" calcext:value-type="float">
            <text:p>12558.9</text:p>
          </table:table-cell>
          <table:table-cell office:value-type="float" office:value="12330.2" calcext:value-type="float">
            <text:p>12330.2</text:p>
          </table:table-cell>
          <table:table-cell office:value-type="float" office:value="12264.9" calcext:value-type="float">
            <text:p>12264.9</text:p>
          </table:table-cell>
          <table:table-cell office:value-type="float" office:value="12413" calcext:value-type="float">
            <text:p>124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5066.5" calcext:value-type="float">
            <text:p>15066.5</text:p>
          </table:table-cell>
          <table:table-cell office:value-type="float" office:value="15041" calcext:value-type="float">
            <text:p>15041</text:p>
          </table:table-cell>
          <table:table-cell office:value-type="float" office:value="15110.6" calcext:value-type="float">
            <text:p>15110.6</text:p>
          </table:table-cell>
          <table:table-cell office:value-type="float" office:value="5395.52" calcext:value-type="float">
            <text:p>5395.52</text:p>
          </table:table-cell>
          <table:table-cell office:value-type="float" office:value="15018" calcext:value-type="float">
            <text:p>15018</text:p>
          </table:table-cell>
          <table:table-cell office:value-type="float" office:value="5390.99" calcext:value-type="float">
            <text:p>5390.99</text:p>
          </table:table-cell>
          <table:table-cell office:value-type="float" office:value="15120.6" calcext:value-type="float">
            <text:p>15120.6</text:p>
          </table:table-cell>
          <table:table-cell office:value-type="float" office:value="15094.7" calcext:value-type="float">
            <text:p>15094.7</text:p>
          </table:table-cell>
          <table:table-cell office:value-type="float" office:value="15156.4" calcext:value-type="float">
            <text:p>15156.4</text:p>
          </table:table-cell>
          <table:table-cell office:value-type="float" office:value="15065.5" calcext:value-type="float">
            <text:p>15065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1.6547" calcext:value-type="float">
            <text:p>11.6547</text:p>
          </table:table-cell>
          <table:table-cell office:value-type="float" office:value="11.5958" calcext:value-type="float">
            <text:p>11.5958</text:p>
          </table:table-cell>
          <table:table-cell office:value-type="float" office:value="11.4846" calcext:value-type="float">
            <text:p>11.4846</text:p>
          </table:table-cell>
          <table:table-cell office:value-type="float" office:value="11.7442" calcext:value-type="float">
            <text:p>11.7442</text:p>
          </table:table-cell>
          <table:table-cell office:value-type="float" office:value="11.7472" calcext:value-type="float">
            <text:p>11.7472</text:p>
          </table:table-cell>
          <table:table-cell office:value-type="float" office:value="11.5036" calcext:value-type="float">
            <text:p>11.5036</text:p>
          </table:table-cell>
          <table:table-cell office:value-type="float" office:value="11.4289" calcext:value-type="float">
            <text:p>11.4289</text:p>
          </table:table-cell>
          <table:table-cell office:value-type="float" office:value="11.5655" calcext:value-type="float">
            <text:p>11.5655</text:p>
          </table:table-cell>
          <table:table-cell office:value-type="float" office:value="11.6942" calcext:value-type="float">
            <text:p>11.6942</text:p>
          </table:table-cell>
          <table:table-cell office:value-type="float" office:value="11.7651" calcext:value-type="float">
            <text:p>11.76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2.5828" calcext:value-type="float">
            <text:p>22.5828</text:p>
          </table:table-cell>
          <table:table-cell office:value-type="float" office:value="22.434" calcext:value-type="float">
            <text:p>22.434</text:p>
          </table:table-cell>
          <table:table-cell office:value-type="float" office:value="22.3438" calcext:value-type="float">
            <text:p>22.3438</text:p>
          </table:table-cell>
          <table:table-cell office:value-type="float" office:value="22.2689" calcext:value-type="float">
            <text:p>22.2689</text:p>
          </table:table-cell>
          <table:table-cell office:value-type="float" office:value="20.9678" calcext:value-type="float">
            <text:p>20.9678</text:p>
          </table:table-cell>
          <table:table-cell office:value-type="float" office:value="22.6898" calcext:value-type="float">
            <text:p>22.6898</text:p>
          </table:table-cell>
          <table:table-cell office:value-type="float" office:value="22.5096" calcext:value-type="float">
            <text:p>22.5096</text:p>
          </table:table-cell>
          <table:table-cell office:value-type="float" office:value="22.4328" calcext:value-type="float">
            <text:p>22.4328</text:p>
          </table:table-cell>
          <table:table-cell office:value-type="float" office:value="21.1241" calcext:value-type="float">
            <text:p>21.1241</text:p>
          </table:table-cell>
          <table:table-cell office:value-type="float" office:value="22.743" calcext:value-type="float">
            <text:p>22.7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33.2495" calcext:value-type="float">
            <text:p>33.2495</text:p>
          </table:table-cell>
          <table:table-cell office:value-type="float" office:value="32.4864" calcext:value-type="float">
            <text:p>32.4864</text:p>
          </table:table-cell>
          <table:table-cell office:value-type="float" office:value="33.3724" calcext:value-type="float">
            <text:p>33.3724</text:p>
          </table:table-cell>
          <table:table-cell office:value-type="float" office:value="33.3366" calcext:value-type="float">
            <text:p>33.3366</text:p>
          </table:table-cell>
          <table:table-cell office:value-type="float" office:value="33.0419" calcext:value-type="float">
            <text:p>33.0419</text:p>
          </table:table-cell>
          <table:table-cell office:value-type="float" office:value="33.2232" calcext:value-type="float">
            <text:p>33.2232</text:p>
          </table:table-cell>
          <table:table-cell office:value-type="float" office:value="33.2831" calcext:value-type="float">
            <text:p>33.2831</text:p>
          </table:table-cell>
          <table:table-cell office:value-type="float" office:value="33.052" calcext:value-type="float">
            <text:p>33.052</text:p>
          </table:table-cell>
          <table:table-cell office:value-type="float" office:value="33.1766" calcext:value-type="float">
            <text:p>33.1766</text:p>
          </table:table-cell>
          <table:table-cell office:value-type="float" office:value="33.4868" calcext:value-type="float">
            <text:p>33.48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42.2506" calcext:value-type="float">
            <text:p>42.2506</text:p>
          </table:table-cell>
          <table:table-cell office:value-type="float" office:value="44.4611" calcext:value-type="float">
            <text:p>44.4611</text:p>
          </table:table-cell>
          <table:table-cell office:value-type="float" office:value="45.7185" calcext:value-type="float">
            <text:p>45.7185</text:p>
          </table:table-cell>
          <table:table-cell office:value-type="float" office:value="44.6536" calcext:value-type="float">
            <text:p>44.6536</text:p>
          </table:table-cell>
          <table:table-cell office:value-type="float" office:value="44.3812" calcext:value-type="float">
            <text:p>44.3812</text:p>
          </table:table-cell>
          <table:table-cell office:value-type="float" office:value="44.7048" calcext:value-type="float">
            <text:p>44.7048</text:p>
          </table:table-cell>
          <table:table-cell office:value-type="float" office:value="42.8216" calcext:value-type="float">
            <text:p>42.8216</text:p>
          </table:table-cell>
          <table:table-cell office:value-type="float" office:value="45.0786" calcext:value-type="float">
            <text:p>45.0786</text:p>
          </table:table-cell>
          <table:table-cell office:value-type="float" office:value="44.5716" calcext:value-type="float">
            <text:p>44.5716</text:p>
          </table:table-cell>
          <table:table-cell office:value-type="float" office:value="42.0047" calcext:value-type="float">
            <text:p>42.00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2.3268" calcext:value-type="float">
            <text:p>52.3268</text:p>
          </table:table-cell>
          <table:table-cell office:value-type="float" office:value="55.4947" calcext:value-type="float">
            <text:p>55.4947</text:p>
          </table:table-cell>
          <table:table-cell office:value-type="float" office:value="55.1096" calcext:value-type="float">
            <text:p>55.1096</text:p>
          </table:table-cell>
          <table:table-cell office:value-type="float" office:value="54.272" calcext:value-type="float">
            <text:p>54.272</text:p>
          </table:table-cell>
          <table:table-cell office:value-type="float" office:value="55.1117" calcext:value-type="float">
            <text:p>55.1117</text:p>
          </table:table-cell>
          <table:table-cell office:value-type="float" office:value="55.3425" calcext:value-type="float">
            <text:p>55.3425</text:p>
          </table:table-cell>
          <table:table-cell office:value-type="float" office:value="55.0472" calcext:value-type="float">
            <text:p>55.0472</text:p>
          </table:table-cell>
          <table:table-cell office:value-type="float" office:value="55.4418" calcext:value-type="float">
            <text:p>55.4418</text:p>
          </table:table-cell>
          <table:table-cell office:value-type="float" office:value="55.2381" calcext:value-type="float">
            <text:p>55.2381</text:p>
          </table:table-cell>
          <table:table-cell office:value-type="float" office:value="54.3713" calcext:value-type="float">
            <text:p>54.37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64.6771" calcext:value-type="float">
            <text:p>64.6771</text:p>
          </table:table-cell>
          <table:table-cell office:value-type="float" office:value="65.0499" calcext:value-type="float">
            <text:p>65.0499</text:p>
          </table:table-cell>
          <table:table-cell office:value-type="float" office:value="63.5322" calcext:value-type="float">
            <text:p>63.5322</text:p>
          </table:table-cell>
          <table:table-cell office:value-type="float" office:value="62.4215" calcext:value-type="float">
            <text:p>62.4215</text:p>
          </table:table-cell>
          <table:table-cell office:value-type="float" office:value="66.4177" calcext:value-type="float">
            <text:p>66.4177</text:p>
          </table:table-cell>
          <table:table-cell office:value-type="float" office:value="64.0205" calcext:value-type="float">
            <text:p>64.0205</text:p>
          </table:table-cell>
          <table:table-cell office:value-type="float" office:value="65.8436" calcext:value-type="float">
            <text:p>65.8436</text:p>
          </table:table-cell>
          <table:table-cell office:value-type="float" office:value="65.8241" calcext:value-type="float">
            <text:p>65.8241</text:p>
          </table:table-cell>
          <table:table-cell office:value-type="float" office:value="64.3799" calcext:value-type="float">
            <text:p>64.3799</text:p>
          </table:table-cell>
          <table:table-cell office:value-type="float" office:value="63.9007" calcext:value-type="float">
            <text:p>63.90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78.3636" calcext:value-type="float">
            <text:p>78.3636</text:p>
          </table:table-cell>
          <table:table-cell office:value-type="float" office:value="78.5756" calcext:value-type="float">
            <text:p>78.5756</text:p>
          </table:table-cell>
          <table:table-cell office:value-type="float" office:value="78.122" calcext:value-type="float">
            <text:p>78.122</text:p>
          </table:table-cell>
          <table:table-cell office:value-type="float" office:value="77.9879" calcext:value-type="float">
            <text:p>77.9879</text:p>
          </table:table-cell>
          <table:table-cell office:value-type="float" office:value="78.166" calcext:value-type="float">
            <text:p>78.166</text:p>
          </table:table-cell>
          <table:table-cell office:value-type="float" office:value="73.9625" calcext:value-type="float">
            <text:p>73.9625</text:p>
          </table:table-cell>
          <table:table-cell office:value-type="float" office:value="73.806" calcext:value-type="float">
            <text:p>73.806</text:p>
          </table:table-cell>
          <table:table-cell office:value-type="float" office:value="77.5817" calcext:value-type="float">
            <text:p>77.5817</text:p>
          </table:table-cell>
          <table:table-cell office:value-type="float" office:value="77.1924" calcext:value-type="float">
            <text:p>77.1924</text:p>
          </table:table-cell>
          <table:table-cell office:value-type="float" office:value="78.7058" calcext:value-type="float">
            <text:p>78.705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89.5498" calcext:value-type="float">
            <text:p>89.5498</text:p>
          </table:table-cell>
          <table:table-cell office:value-type="float" office:value="89.6297" calcext:value-type="float">
            <text:p>89.6297</text:p>
          </table:table-cell>
          <table:table-cell office:value-type="float" office:value="86.2638" calcext:value-type="float">
            <text:p>86.2638</text:p>
          </table:table-cell>
          <table:table-cell office:value-type="float" office:value="84.135" calcext:value-type="float">
            <text:p>84.135</text:p>
          </table:table-cell>
          <table:table-cell office:value-type="float" office:value="89.4858" calcext:value-type="float">
            <text:p>89.4858</text:p>
          </table:table-cell>
          <table:table-cell office:value-type="float" office:value="88.6396" calcext:value-type="float">
            <text:p>88.6396</text:p>
          </table:table-cell>
          <table:table-cell office:value-type="float" office:value="102.203" calcext:value-type="float">
            <text:p>102.203</text:p>
          </table:table-cell>
          <table:table-cell office:value-type="float" office:value="86.4619" calcext:value-type="float">
            <text:p>86.4619</text:p>
          </table:table-cell>
          <table:table-cell office:value-type="float" office:value="89.1076" calcext:value-type="float">
            <text:p>89.1076</text:p>
          </table:table-cell>
          <table:table-cell office:value-type="float" office:value="89.5857" calcext:value-type="float">
            <text:p>89.585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4.7466" calcext:value-type="float">
            <text:p>94.7466</text:p>
          </table:table-cell>
          <table:table-cell office:value-type="float" office:value="98.7786" calcext:value-type="float">
            <text:p>98.7786</text:p>
          </table:table-cell>
          <table:table-cell office:value-type="float" office:value="100.955" calcext:value-type="float">
            <text:p>100.955</text:p>
          </table:table-cell>
          <table:table-cell office:value-type="float" office:value="101.403" calcext:value-type="float">
            <text:p>101.403</text:p>
          </table:table-cell>
          <table:table-cell office:value-type="float" office:value="101.979" calcext:value-type="float">
            <text:p>101.979</text:p>
          </table:table-cell>
          <table:table-cell office:value-type="float" office:value="100.939" calcext:value-type="float">
            <text:p>100.939</text:p>
          </table:table-cell>
          <table:table-cell office:value-type="float" office:value="98.0738" calcext:value-type="float">
            <text:p>98.0738</text:p>
          </table:table-cell>
          <table:table-cell office:value-type="float" office:value="95.7229" calcext:value-type="float">
            <text:p>95.7229</text:p>
          </table:table-cell>
          <table:table-cell office:value-type="float" office:value="97.0921" calcext:value-type="float">
            <text:p>97.0921</text:p>
          </table:table-cell>
          <table:table-cell office:value-type="float" office:value="100.79" calcext:value-type="float">
            <text:p>100.7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01.593" calcext:value-type="float">
            <text:p>201.593</text:p>
          </table:table-cell>
          <table:table-cell office:value-type="float" office:value="212.507" calcext:value-type="float">
            <text:p>212.507</text:p>
          </table:table-cell>
          <table:table-cell office:value-type="float" office:value="209.89" calcext:value-type="float">
            <text:p>209.89</text:p>
          </table:table-cell>
          <table:table-cell office:value-type="float" office:value="166.113" calcext:value-type="float">
            <text:p>166.113</text:p>
          </table:table-cell>
          <table:table-cell office:value-type="float" office:value="197.078" calcext:value-type="float">
            <text:p>197.078</text:p>
          </table:table-cell>
          <table:table-cell office:value-type="float" office:value="198.073" calcext:value-type="float">
            <text:p>198.073</text:p>
          </table:table-cell>
          <table:table-cell office:value-type="float" office:value="207.727" calcext:value-type="float">
            <text:p>207.727</text:p>
          </table:table-cell>
          <table:table-cell office:value-type="float" office:value="195.842" calcext:value-type="float">
            <text:p>195.842</text:p>
          </table:table-cell>
          <table:table-cell office:value-type="float" office:value="204.177" calcext:value-type="float">
            <text:p>204.177</text:p>
          </table:table-cell>
          <table:table-cell office:value-type="float" office:value="210.266" calcext:value-type="float">
            <text:p>210.26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83.35" calcext:value-type="float">
            <text:p>283.35</text:p>
          </table:table-cell>
          <table:table-cell office:value-type="float" office:value="290.751" calcext:value-type="float">
            <text:p>290.751</text:p>
          </table:table-cell>
          <table:table-cell office:value-type="float" office:value="290.232" calcext:value-type="float">
            <text:p>290.232</text:p>
          </table:table-cell>
          <table:table-cell office:value-type="float" office:value="285.036" calcext:value-type="float">
            <text:p>285.036</text:p>
          </table:table-cell>
          <table:table-cell office:value-type="float" office:value="282.904" calcext:value-type="float">
            <text:p>282.904</text:p>
          </table:table-cell>
          <table:table-cell office:value-type="float" office:value="293.704" calcext:value-type="float">
            <text:p>293.704</text:p>
          </table:table-cell>
          <table:table-cell office:value-type="float" office:value="290.097" calcext:value-type="float">
            <text:p>290.097</text:p>
          </table:table-cell>
          <table:table-cell office:value-type="float" office:value="292.971" calcext:value-type="float">
            <text:p>292.971</text:p>
          </table:table-cell>
          <table:table-cell office:value-type="float" office:value="292.343" calcext:value-type="float">
            <text:p>292.343</text:p>
          </table:table-cell>
          <table:table-cell office:value-type="float" office:value="291.396" calcext:value-type="float">
            <text:p>291.39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06.423" calcext:value-type="float">
            <text:p>406.423</text:p>
          </table:table-cell>
          <table:table-cell office:value-type="float" office:value="394.161" calcext:value-type="float">
            <text:p>394.161</text:p>
          </table:table-cell>
          <table:table-cell office:value-type="float" office:value="404.484" calcext:value-type="float">
            <text:p>404.484</text:p>
          </table:table-cell>
          <table:table-cell office:value-type="float" office:value="358.46" calcext:value-type="float">
            <text:p>358.46</text:p>
          </table:table-cell>
          <table:table-cell office:value-type="float" office:value="407.038" calcext:value-type="float">
            <text:p>407.038</text:p>
          </table:table-cell>
          <table:table-cell office:value-type="float" office:value="404.435" calcext:value-type="float">
            <text:p>404.435</text:p>
          </table:table-cell>
          <table:table-cell office:value-type="float" office:value="403.314" calcext:value-type="float">
            <text:p>403.314</text:p>
          </table:table-cell>
          <table:table-cell office:value-type="float" office:value="406.458" calcext:value-type="float">
            <text:p>406.458</text:p>
          </table:table-cell>
          <table:table-cell office:value-type="float" office:value="395.459" calcext:value-type="float">
            <text:p>395.459</text:p>
          </table:table-cell>
          <table:table-cell office:value-type="float" office:value="390.534" calcext:value-type="float">
            <text:p>390.53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693.11" calcext:value-type="float">
            <text:p>693.11</text:p>
          </table:table-cell>
          <table:table-cell office:value-type="float" office:value="694.898" calcext:value-type="float">
            <text:p>694.898</text:p>
          </table:table-cell>
          <table:table-cell office:value-type="float" office:value="692.592" calcext:value-type="float">
            <text:p>692.592</text:p>
          </table:table-cell>
          <table:table-cell office:value-type="float" office:value="695.422" calcext:value-type="float">
            <text:p>695.422</text:p>
          </table:table-cell>
          <table:table-cell office:value-type="float" office:value="685.386" calcext:value-type="float">
            <text:p>685.386</text:p>
          </table:table-cell>
          <table:table-cell office:value-type="float" office:value="693.873" calcext:value-type="float">
            <text:p>693.873</text:p>
          </table:table-cell>
          <table:table-cell office:value-type="float" office:value="695.629" calcext:value-type="float">
            <text:p>695.629</text:p>
          </table:table-cell>
          <table:table-cell office:value-type="float" office:value="692.302" calcext:value-type="float">
            <text:p>692.302</text:p>
          </table:table-cell>
          <table:table-cell office:value-type="float" office:value="684.686" calcext:value-type="float">
            <text:p>684.686</text:p>
          </table:table-cell>
          <table:table-cell office:value-type="float" office:value="699.052" calcext:value-type="float">
            <text:p>699.05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457.92" calcext:value-type="float">
            <text:p>1457.92</text:p>
          </table:table-cell>
          <table:table-cell office:value-type="float" office:value="1458.61" calcext:value-type="float">
            <text:p>1458.61</text:p>
          </table:table-cell>
          <table:table-cell office:value-type="float" office:value="1469.66" calcext:value-type="float">
            <text:p>1469.66</text:p>
          </table:table-cell>
          <table:table-cell office:value-type="float" office:value="1395.78" calcext:value-type="float">
            <text:p>1395.78</text:p>
          </table:table-cell>
          <table:table-cell office:value-type="float" office:value="1471.7" calcext:value-type="float">
            <text:p>1471.7</text:p>
          </table:table-cell>
          <table:table-cell office:value-type="float" office:value="1461.99" calcext:value-type="float">
            <text:p>1461.99</text:p>
          </table:table-cell>
          <table:table-cell office:value-type="float" office:value="1469.46" calcext:value-type="float">
            <text:p>1469.46</text:p>
          </table:table-cell>
          <table:table-cell office:value-type="float" office:value="1476.74" calcext:value-type="float">
            <text:p>1476.74</text:p>
          </table:table-cell>
          <table:table-cell office:value-type="float" office:value="1466.27" calcext:value-type="float">
            <text:p>1466.27</text:p>
          </table:table-cell>
          <table:table-cell office:value-type="float" office:value="1459.49" calcext:value-type="float">
            <text:p>1459.4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2397.4" calcext:value-type="float">
            <text:p>12397.4</text:p>
          </table:table-cell>
          <table:table-cell office:value-type="float" office:value="12485.4" calcext:value-type="float">
            <text:p>12485.4</text:p>
          </table:table-cell>
          <table:table-cell office:value-type="float" office:value="12435.2" calcext:value-type="float">
            <text:p>12435.2</text:p>
          </table:table-cell>
          <table:table-cell office:value-type="float" office:value="11338" calcext:value-type="float">
            <text:p>11338</text:p>
          </table:table-cell>
          <table:table-cell office:value-type="float" office:value="11324.4" calcext:value-type="float">
            <text:p>11324.4</text:p>
          </table:table-cell>
          <table:table-cell office:value-type="float" office:value="12364.2" calcext:value-type="float">
            <text:p>12364.2</text:p>
          </table:table-cell>
          <table:table-cell office:value-type="float" office:value="12387.5" calcext:value-type="float">
            <text:p>12387.5</text:p>
          </table:table-cell>
          <table:table-cell office:value-type="float" office:value="12409.8" calcext:value-type="float">
            <text:p>12409.8</text:p>
          </table:table-cell>
          <table:table-cell office:value-type="float" office:value="12402.4" calcext:value-type="float">
            <text:p>12402.4</text:p>
          </table:table-cell>
          <table:table-cell office:value-type="float" office:value="12372.6" calcext:value-type="float">
            <text:p>12372.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3024.6" calcext:value-type="float">
            <text:p>43024.6</text:p>
          </table:table-cell>
          <table:table-cell office:value-type="float" office:value="42610.7" calcext:value-type="float">
            <text:p>42610.7</text:p>
          </table:table-cell>
          <table:table-cell office:value-type="float" office:value="42913" calcext:value-type="float">
            <text:p>42913</text:p>
          </table:table-cell>
          <table:table-cell office:value-type="float" office:value="42835.3" calcext:value-type="float">
            <text:p>42835.3</text:p>
          </table:table-cell>
          <table:table-cell office:value-type="float" office:value="42769.6" calcext:value-type="float">
            <text:p>42769.6</text:p>
          </table:table-cell>
          <table:table-cell office:value-type="float" office:value="42807" calcext:value-type="float">
            <text:p>42807</text:p>
          </table:table-cell>
          <table:table-cell office:value-type="float" office:value="42839.7" calcext:value-type="float">
            <text:p>42839.7</text:p>
          </table:table-cell>
          <table:table-cell office:value-type="float" office:value="42670.7" calcext:value-type="float">
            <text:p>42670.7</text:p>
          </table:table-cell>
          <table:table-cell office:value-type="float" office:value="42850.8" calcext:value-type="float">
            <text:p>42850.8</text:p>
          </table:table-cell>
          <table:table-cell office:value-type="float" office:value="42871.8" calcext:value-type="float">
            <text:p>42871.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480.7" calcext:value-type="float">
            <text:p>43480.7</text:p>
          </table:table-cell>
          <table:table-cell office:value-type="float" office:value="43579.6" calcext:value-type="float">
            <text:p>43579.6</text:p>
          </table:table-cell>
          <table:table-cell office:value-type="float" office:value="43640.1" calcext:value-type="float">
            <text:p>43640.1</text:p>
          </table:table-cell>
          <table:table-cell office:value-type="float" office:value="43733.5" calcext:value-type="float">
            <text:p>43733.5</text:p>
          </table:table-cell>
          <table:table-cell office:value-type="float" office:value="43756.2" calcext:value-type="float">
            <text:p>43756.2</text:p>
          </table:table-cell>
          <table:table-cell office:value-type="float" office:value="43734.4" calcext:value-type="float">
            <text:p>43734.4</text:p>
          </table:table-cell>
          <table:table-cell office:value-type="float" office:value="43721.8" calcext:value-type="float">
            <text:p>43721.8</text:p>
          </table:table-cell>
          <table:table-cell office:value-type="float" office:value="43784.7" calcext:value-type="float">
            <text:p>43784.7</text:p>
          </table:table-cell>
          <table:table-cell office:value-type="float" office:value="43733.2" calcext:value-type="float">
            <text:p>43733.2</text:p>
          </table:table-cell>
          <table:table-cell office:value-type="float" office:value="43636.7" calcext:value-type="float">
            <text:p>43636.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5768.3" calcext:value-type="float">
            <text:p>45768.3</text:p>
          </table:table-cell>
          <table:table-cell office:value-type="float" office:value="45812.7" calcext:value-type="float">
            <text:p>45812.7</text:p>
          </table:table-cell>
          <table:table-cell office:value-type="float" office:value="45806.5" calcext:value-type="float">
            <text:p>45806.5</text:p>
          </table:table-cell>
          <table:table-cell office:value-type="float" office:value="45786.7" calcext:value-type="float">
            <text:p>45786.7</text:p>
          </table:table-cell>
          <table:table-cell office:value-type="float" office:value="45853.4" calcext:value-type="float">
            <text:p>45853.4</text:p>
          </table:table-cell>
          <table:table-cell office:value-type="float" office:value="45617.4" calcext:value-type="float">
            <text:p>45617.4</text:p>
          </table:table-cell>
          <table:table-cell office:value-type="float" office:value="45839.8" calcext:value-type="float">
            <text:p>45839.8</text:p>
          </table:table-cell>
          <table:table-cell office:value-type="float" office:value="45795.5" calcext:value-type="float">
            <text:p>45795.5</text:p>
          </table:table-cell>
          <table:table-cell office:value-type="float" office:value="45444.7" calcext:value-type="float">
            <text:p>45444.7</text:p>
          </table:table-cell>
          <table:table-cell office:value-type="float" office:value="45765.8" calcext:value-type="float">
            <text:p>45765.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48951.7" calcext:value-type="float">
            <text:p>48951.7</text:p>
          </table:table-cell>
          <table:table-cell office:value-type="float" office:value="48679.8" calcext:value-type="float">
            <text:p>48679.8</text:p>
          </table:table-cell>
          <table:table-cell office:value-type="float" office:value="49053.9" calcext:value-type="float">
            <text:p>49053.9</text:p>
          </table:table-cell>
          <table:table-cell office:value-type="float" office:value="49001.4" calcext:value-type="float">
            <text:p>49001.4</text:p>
          </table:table-cell>
          <table:table-cell office:value-type="float" office:value="48968" calcext:value-type="float">
            <text:p>48968</text:p>
          </table:table-cell>
          <table:table-cell office:value-type="float" office:value="48659.7" calcext:value-type="float">
            <text:p>48659.7</text:p>
          </table:table-cell>
          <table:table-cell office:value-type="float" office:value="48976.5" calcext:value-type="float">
            <text:p>48976.5</text:p>
          </table:table-cell>
          <table:table-cell office:value-type="float" office:value="49057.5" calcext:value-type="float">
            <text:p>49057.5</text:p>
          </table:table-cell>
          <table:table-cell office:value-type="float" office:value="49122.9" calcext:value-type="float">
            <text:p>49122.9</text:p>
          </table:table-cell>
          <table:table-cell office:value-type="float" office:value="48996.8" calcext:value-type="float">
            <text:p>48996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2663.7" calcext:value-type="float">
            <text:p>52663.7</text:p>
          </table:table-cell>
          <table:table-cell office:value-type="float" office:value="52682" calcext:value-type="float">
            <text:p>52682</text:p>
          </table:table-cell>
          <table:table-cell office:value-type="float" office:value="52396.2" calcext:value-type="float">
            <text:p>52396.2</text:p>
          </table:table-cell>
          <table:table-cell office:value-type="float" office:value="52750.8" calcext:value-type="float">
            <text:p>52750.8</text:p>
          </table:table-cell>
          <table:table-cell office:value-type="float" office:value="52369.5" calcext:value-type="float">
            <text:p>52369.5</text:p>
          </table:table-cell>
          <table:table-cell office:value-type="float" office:value="52757.5" calcext:value-type="float">
            <text:p>52757.5</text:p>
          </table:table-cell>
          <table:table-cell office:value-type="float" office:value="52589.3" calcext:value-type="float">
            <text:p>52589.3</text:p>
          </table:table-cell>
          <table:table-cell office:value-type="float" office:value="52333.4" calcext:value-type="float">
            <text:p>52333.4</text:p>
          </table:table-cell>
          <table:table-cell office:value-type="float" office:value="52516.2" calcext:value-type="float">
            <text:p>52516.2</text:p>
          </table:table-cell>
          <table:table-cell office:value-type="float" office:value="52685.4" calcext:value-type="float">
            <text:p>52685.4</text:p>
          </table:table-cell>
        </table:table-row>
      </table:table>
      <table:table table:name="addvec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19562" calcext:value-type="float">
            <text:p>2.19562</text:p>
          </table:table-cell>
          <table:table-cell office:value-type="float" office:value="2.40922" calcext:value-type="float">
            <text:p>2.40922</text:p>
          </table:table-cell>
          <table:table-cell office:value-type="float" office:value="2.05354" calcext:value-type="float">
            <text:p>2.05354</text:p>
          </table:table-cell>
          <table:table-cell office:value-type="float" office:value="2.41459" calcext:value-type="float">
            <text:p>2.41459</text:p>
          </table:table-cell>
          <table:table-cell office:value-type="float" office:value="2.42717" calcext:value-type="float">
            <text:p>2.42717</text:p>
          </table:table-cell>
          <table:table-cell office:value-type="float" office:value="2.39558" calcext:value-type="float">
            <text:p>2.39558</text:p>
          </table:table-cell>
          <table:table-cell office:value-type="float" office:value="2.4535" calcext:value-type="float">
            <text:p>2.4535</text:p>
          </table:table-cell>
          <table:table-cell office:value-type="float" office:value="2.47674" calcext:value-type="float">
            <text:p>2.47674</text:p>
          </table:table-cell>
          <table:table-cell office:value-type="float" office:value="2.04214" calcext:value-type="float">
            <text:p>2.04214</text:p>
          </table:table-cell>
          <table:table-cell office:value-type="float" office:value="2.43629" calcext:value-type="float">
            <text:p>2.436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.95312" calcext:value-type="float">
            <text:p>3.95312</text:p>
          </table:table-cell>
          <table:table-cell office:value-type="float" office:value="3.80781" calcext:value-type="float">
            <text:p>3.80781</text:p>
          </table:table-cell>
          <table:table-cell office:value-type="float" office:value="3.8344" calcext:value-type="float">
            <text:p>3.8344</text:p>
          </table:table-cell>
          <table:table-cell office:value-type="float" office:value="3.56179" calcext:value-type="float">
            <text:p>3.56179</text:p>
          </table:table-cell>
          <table:table-cell office:value-type="float" office:value="3.79286" calcext:value-type="float">
            <text:p>3.79286</text:p>
          </table:table-cell>
          <table:table-cell office:value-type="float" office:value="4.45645" calcext:value-type="float">
            <text:p>4.45645</text:p>
          </table:table-cell>
          <table:table-cell office:value-type="float" office:value="3.94957" calcext:value-type="float">
            <text:p>3.94957</text:p>
          </table:table-cell>
          <table:table-cell office:value-type="float" office:value="3.45648" calcext:value-type="float">
            <text:p>3.45648</text:p>
          </table:table-cell>
          <table:table-cell office:value-type="float" office:value="3.55331" calcext:value-type="float">
            <text:p>3.55331</text:p>
          </table:table-cell>
          <table:table-cell office:value-type="float" office:value="3.91987" calcext:value-type="float">
            <text:p>3.919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.84608" calcext:value-type="float">
            <text:p>4.84608</text:p>
          </table:table-cell>
          <table:table-cell office:value-type="float" office:value="5.39133" calcext:value-type="float">
            <text:p>5.39133</text:p>
          </table:table-cell>
          <table:table-cell office:value-type="float" office:value="5.47738" calcext:value-type="float">
            <text:p>5.47738</text:p>
          </table:table-cell>
          <table:table-cell office:value-type="float" office:value="5.47123" calcext:value-type="float">
            <text:p>5.47123</text:p>
          </table:table-cell>
          <table:table-cell office:value-type="float" office:value="5.44973" calcext:value-type="float">
            <text:p>5.44973</text:p>
          </table:table-cell>
          <table:table-cell office:value-type="float" office:value="5.16112" calcext:value-type="float">
            <text:p>5.16112</text:p>
          </table:table-cell>
          <table:table-cell office:value-type="float" office:value="5.24902" calcext:value-type="float">
            <text:p>5.24902</text:p>
          </table:table-cell>
          <table:table-cell office:value-type="float" office:value="5.22685" calcext:value-type="float">
            <text:p>5.22685</text:p>
          </table:table-cell>
          <table:table-cell office:value-type="float" office:value="6.2423" calcext:value-type="float">
            <text:p>6.2423</text:p>
          </table:table-cell>
          <table:table-cell office:value-type="float" office:value="5.3545" calcext:value-type="float">
            <text:p>5.35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.59706" calcext:value-type="float">
            <text:p>7.59706</text:p>
          </table:table-cell>
          <table:table-cell office:value-type="float" office:value="6.67667" calcext:value-type="float">
            <text:p>6.67667</text:p>
          </table:table-cell>
          <table:table-cell office:value-type="float" office:value="6.58467" calcext:value-type="float">
            <text:p>6.58467</text:p>
          </table:table-cell>
          <table:table-cell office:value-type="float" office:value="6.15117" calcext:value-type="float">
            <text:p>6.15117</text:p>
          </table:table-cell>
          <table:table-cell office:value-type="float" office:value="6.87834" calcext:value-type="float">
            <text:p>6.87834</text:p>
          </table:table-cell>
          <table:table-cell office:value-type="float" office:value="6.59776" calcext:value-type="float">
            <text:p>6.59776</text:p>
          </table:table-cell>
          <table:table-cell office:value-type="float" office:value="6.67446" calcext:value-type="float">
            <text:p>6.67446</text:p>
          </table:table-cell>
          <table:table-cell office:value-type="float" office:value="7.26224" calcext:value-type="float">
            <text:p>7.26224</text:p>
          </table:table-cell>
          <table:table-cell office:value-type="float" office:value="6.95245" calcext:value-type="float">
            <text:p>6.95245</text:p>
          </table:table-cell>
          <table:table-cell office:value-type="float" office:value="6.64288" calcext:value-type="float">
            <text:p>6.642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.53722" calcext:value-type="float">
            <text:p>8.53722</text:p>
          </table:table-cell>
          <table:table-cell office:value-type="float" office:value="9.57747" calcext:value-type="float">
            <text:p>9.57747</text:p>
          </table:table-cell>
          <table:table-cell office:value-type="float" office:value="8.28723" calcext:value-type="float">
            <text:p>8.28723</text:p>
          </table:table-cell>
          <table:table-cell office:value-type="float" office:value="9.54061" calcext:value-type="float">
            <text:p>9.54061</text:p>
          </table:table-cell>
          <table:table-cell office:value-type="float" office:value="9.30435" calcext:value-type="float">
            <text:p>9.30435</text:p>
          </table:table-cell>
          <table:table-cell office:value-type="float" office:value="9.94736" calcext:value-type="float">
            <text:p>9.94736</text:p>
          </table:table-cell>
          <table:table-cell office:value-type="float" office:value="9.95738" calcext:value-type="float">
            <text:p>9.95738</text:p>
          </table:table-cell>
          <table:table-cell office:value-type="float" office:value="8.92928" calcext:value-type="float">
            <text:p>8.92928</text:p>
          </table:table-cell>
          <table:table-cell office:value-type="float" office:value="9.93382" calcext:value-type="float">
            <text:p>9.93382</text:p>
          </table:table-cell>
          <table:table-cell office:value-type="float" office:value="8.79309" calcext:value-type="float">
            <text:p>8.793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.6201" calcext:value-type="float">
            <text:p>10.6201</text:p>
          </table:table-cell>
          <table:table-cell office:value-type="float" office:value="11.55" calcext:value-type="float">
            <text:p>11.55</text:p>
          </table:table-cell>
          <table:table-cell office:value-type="float" office:value="11.641" calcext:value-type="float">
            <text:p>11.641</text:p>
          </table:table-cell>
          <table:table-cell office:value-type="float" office:value="11.2827" calcext:value-type="float">
            <text:p>11.2827</text:p>
          </table:table-cell>
          <table:table-cell office:value-type="float" office:value="11.3725" calcext:value-type="float">
            <text:p>11.3725</text:p>
          </table:table-cell>
          <table:table-cell office:value-type="float" office:value="9.98813" calcext:value-type="float">
            <text:p>9.98813</text:p>
          </table:table-cell>
          <table:table-cell office:value-type="float" office:value="11.4166" calcext:value-type="float">
            <text:p>11.4166</text:p>
          </table:table-cell>
          <table:table-cell office:value-type="float" office:value="10.9448" calcext:value-type="float">
            <text:p>10.9448</text:p>
          </table:table-cell>
          <table:table-cell office:value-type="float" office:value="11.2148" calcext:value-type="float">
            <text:p>11.2148</text:p>
          </table:table-cell>
          <table:table-cell office:value-type="float" office:value="10.8298" calcext:value-type="float">
            <text:p>10.82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.776" calcext:value-type="float">
            <text:p>11.776</text:p>
          </table:table-cell>
          <table:table-cell office:value-type="float" office:value="11.587" calcext:value-type="float">
            <text:p>11.587</text:p>
          </table:table-cell>
          <table:table-cell office:value-type="float" office:value="11.6818" calcext:value-type="float">
            <text:p>11.6818</text:p>
          </table:table-cell>
          <table:table-cell office:value-type="float" office:value="12.4047" calcext:value-type="float">
            <text:p>12.4047</text:p>
          </table:table-cell>
          <table:table-cell office:value-type="float" office:value="11.9706" calcext:value-type="float">
            <text:p>11.9706</text:p>
          </table:table-cell>
          <table:table-cell office:value-type="float" office:value="27.2823" calcext:value-type="float">
            <text:p>27.2823</text:p>
          </table:table-cell>
          <table:table-cell office:value-type="float" office:value="11.819" calcext:value-type="float">
            <text:p>11.819</text:p>
          </table:table-cell>
          <table:table-cell office:value-type="float" office:value="11.1677" calcext:value-type="float">
            <text:p>11.1677</text:p>
          </table:table-cell>
          <table:table-cell office:value-type="float" office:value="12.4867" calcext:value-type="float">
            <text:p>12.4867</text:p>
          </table:table-cell>
          <table:table-cell office:value-type="float" office:value="12.5307" calcext:value-type="float">
            <text:p>12.53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4.3136" calcext:value-type="float">
            <text:p>14.3136</text:p>
          </table:table-cell>
          <table:table-cell office:value-type="float" office:value="12.4615" calcext:value-type="float">
            <text:p>12.4615</text:p>
          </table:table-cell>
          <table:table-cell office:value-type="float" office:value="13.1226" calcext:value-type="float">
            <text:p>13.1226</text:p>
          </table:table-cell>
          <table:table-cell office:value-type="float" office:value="13.9645" calcext:value-type="float">
            <text:p>13.9645</text:p>
          </table:table-cell>
          <table:table-cell office:value-type="float" office:value="14.015" calcext:value-type="float">
            <text:p>14.015</text:p>
          </table:table-cell>
          <table:table-cell office:value-type="float" office:value="13.1973" calcext:value-type="float">
            <text:p>13.1973</text:p>
          </table:table-cell>
          <table:table-cell office:value-type="float" office:value="13.6632" calcext:value-type="float">
            <text:p>13.6632</text:p>
          </table:table-cell>
          <table:table-cell office:value-type="float" office:value="13.6806" calcext:value-type="float">
            <text:p>13.6806</text:p>
          </table:table-cell>
          <table:table-cell office:value-type="float" office:value="13.2775" calcext:value-type="float">
            <text:p>13.2775</text:p>
          </table:table-cell>
          <table:table-cell office:value-type="float" office:value="14.0464" calcext:value-type="float">
            <text:p>14.04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4.4388" calcext:value-type="float">
            <text:p>14.4388</text:p>
          </table:table-cell>
          <table:table-cell office:value-type="float" office:value="15.1844" calcext:value-type="float">
            <text:p>15.1844</text:p>
          </table:table-cell>
          <table:table-cell office:value-type="float" office:value="14.9353" calcext:value-type="float">
            <text:p>14.9353</text:p>
          </table:table-cell>
          <table:table-cell office:value-type="float" office:value="15.7321" calcext:value-type="float">
            <text:p>15.7321</text:p>
          </table:table-cell>
          <table:table-cell office:value-type="float" office:value="15.437" calcext:value-type="float">
            <text:p>15.437</text:p>
          </table:table-cell>
          <table:table-cell office:value-type="float" office:value="14.9958" calcext:value-type="float">
            <text:p>14.9958</text:p>
          </table:table-cell>
          <table:table-cell office:value-type="float" office:value="15.1861" calcext:value-type="float">
            <text:p>15.1861</text:p>
          </table:table-cell>
          <table:table-cell office:value-type="float" office:value="14.1302" calcext:value-type="float">
            <text:p>14.1302</text:p>
          </table:table-cell>
          <table:table-cell office:value-type="float" office:value="14.8992" calcext:value-type="float">
            <text:p>14.8992</text:p>
          </table:table-cell>
          <table:table-cell office:value-type="float" office:value="14.5792" calcext:value-type="float">
            <text:p>14.579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6.844" calcext:value-type="float">
            <text:p>16.844</text:p>
          </table:table-cell>
          <table:table-cell office:value-type="float" office:value="17.5371" calcext:value-type="float">
            <text:p>17.5371</text:p>
          </table:table-cell>
          <table:table-cell office:value-type="float" office:value="17.067" calcext:value-type="float">
            <text:p>17.067</text:p>
          </table:table-cell>
          <table:table-cell office:value-type="float" office:value="16.4162" calcext:value-type="float">
            <text:p>16.4162</text:p>
          </table:table-cell>
          <table:table-cell office:value-type="float" office:value="14.7415" calcext:value-type="float">
            <text:p>14.7415</text:p>
          </table:table-cell>
          <table:table-cell office:value-type="float" office:value="16.2565" calcext:value-type="float">
            <text:p>16.2565</text:p>
          </table:table-cell>
          <table:table-cell office:value-type="float" office:value="17.2964" calcext:value-type="float">
            <text:p>17.2964</text:p>
          </table:table-cell>
          <table:table-cell office:value-type="float" office:value="16.7557" calcext:value-type="float">
            <text:p>16.7557</text:p>
          </table:table-cell>
          <table:table-cell office:value-type="float" office:value="16.3031" calcext:value-type="float">
            <text:p>16.3031</text:p>
          </table:table-cell>
          <table:table-cell office:value-type="float" office:value="17.6742" calcext:value-type="float">
            <text:p>17.674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9.3792" calcext:value-type="float">
            <text:p>19.3792</text:p>
          </table:table-cell>
          <table:table-cell office:value-type="float" office:value="19.9772" calcext:value-type="float">
            <text:p>19.9772</text:p>
          </table:table-cell>
          <table:table-cell office:value-type="float" office:value="17.7623" calcext:value-type="float">
            <text:p>17.7623</text:p>
          </table:table-cell>
          <table:table-cell office:value-type="float" office:value="19.438" calcext:value-type="float">
            <text:p>19.438</text:p>
          </table:table-cell>
          <table:table-cell office:value-type="float" office:value="17.1154" calcext:value-type="float">
            <text:p>17.1154</text:p>
          </table:table-cell>
          <table:table-cell office:value-type="float" office:value="19.8687" calcext:value-type="float">
            <text:p>19.8687</text:p>
          </table:table-cell>
          <table:table-cell office:value-type="float" office:value="20.224" calcext:value-type="float">
            <text:p>20.224</text:p>
          </table:table-cell>
          <table:table-cell office:value-type="float" office:value="19.6557" calcext:value-type="float">
            <text:p>19.6557</text:p>
          </table:table-cell>
          <table:table-cell office:value-type="float" office:value="19.5502" calcext:value-type="float">
            <text:p>19.5502</text:p>
          </table:table-cell>
          <table:table-cell office:value-type="float" office:value="20.2348" calcext:value-type="float">
            <text:p>20.23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2.5519" calcext:value-type="float">
            <text:p>22.5519</text:p>
          </table:table-cell>
          <table:table-cell office:value-type="float" office:value="22.5477" calcext:value-type="float">
            <text:p>22.5477</text:p>
          </table:table-cell>
          <table:table-cell office:value-type="float" office:value="22.5588" calcext:value-type="float">
            <text:p>22.5588</text:p>
          </table:table-cell>
          <table:table-cell office:value-type="float" office:value="21.0719" calcext:value-type="float">
            <text:p>21.0719</text:p>
          </table:table-cell>
          <table:table-cell office:value-type="float" office:value="19.0884" calcext:value-type="float">
            <text:p>19.0884</text:p>
          </table:table-cell>
          <table:table-cell office:value-type="float" office:value="20.9049" calcext:value-type="float">
            <text:p>20.9049</text:p>
          </table:table-cell>
          <table:table-cell office:value-type="float" office:value="22.6717" calcext:value-type="float">
            <text:p>22.6717</text:p>
          </table:table-cell>
          <table:table-cell office:value-type="float" office:value="20.0664" calcext:value-type="float">
            <text:p>20.0664</text:p>
          </table:table-cell>
          <table:table-cell office:value-type="float" office:value="20.9501" calcext:value-type="float">
            <text:p>20.9501</text:p>
          </table:table-cell>
          <table:table-cell office:value-type="float" office:value="22.4856" calcext:value-type="float">
            <text:p>22.48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2.7463" calcext:value-type="float">
            <text:p>22.7463</text:p>
          </table:table-cell>
          <table:table-cell office:value-type="float" office:value="26.7786" calcext:value-type="float">
            <text:p>26.7786</text:p>
          </table:table-cell>
          <table:table-cell office:value-type="float" office:value="25.3911" calcext:value-type="float">
            <text:p>25.3911</text:p>
          </table:table-cell>
          <table:table-cell office:value-type="float" office:value="24.193" calcext:value-type="float">
            <text:p>24.193</text:p>
          </table:table-cell>
          <table:table-cell office:value-type="float" office:value="23.4834" calcext:value-type="float">
            <text:p>23.4834</text:p>
          </table:table-cell>
          <table:table-cell office:value-type="float" office:value="24.0324" calcext:value-type="float">
            <text:p>24.0324</text:p>
          </table:table-cell>
          <table:table-cell office:value-type="float" office:value="24.8064" calcext:value-type="float">
            <text:p>24.8064</text:p>
          </table:table-cell>
          <table:table-cell office:value-type="float" office:value="25.3545" calcext:value-type="float">
            <text:p>25.3545</text:p>
          </table:table-cell>
          <table:table-cell office:value-type="float" office:value="23.5644" calcext:value-type="float">
            <text:p>23.5644</text:p>
          </table:table-cell>
          <table:table-cell office:value-type="float" office:value="26.3045" calcext:value-type="float">
            <text:p>26.304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8.2676" calcext:value-type="float">
            <text:p>28.2676</text:p>
          </table:table-cell>
          <table:table-cell office:value-type="float" office:value="28.45" calcext:value-type="float">
            <text:p>28.45</text:p>
          </table:table-cell>
          <table:table-cell office:value-type="float" office:value="28.5307" calcext:value-type="float">
            <text:p>28.5307</text:p>
          </table:table-cell>
          <table:table-cell office:value-type="float" office:value="26.9373" calcext:value-type="float">
            <text:p>26.9373</text:p>
          </table:table-cell>
          <table:table-cell office:value-type="float" office:value="23.9677" calcext:value-type="float">
            <text:p>23.9677</text:p>
          </table:table-cell>
          <table:table-cell office:value-type="float" office:value="26.8759" calcext:value-type="float">
            <text:p>26.8759</text:p>
          </table:table-cell>
          <table:table-cell office:value-type="float" office:value="28.5465" calcext:value-type="float">
            <text:p>28.5465</text:p>
          </table:table-cell>
          <table:table-cell office:value-type="float" office:value="27.4395" calcext:value-type="float">
            <text:p>27.4395</text:p>
          </table:table-cell>
          <table:table-cell office:value-type="float" office:value="26.7102" calcext:value-type="float">
            <text:p>26.7102</text:p>
          </table:table-cell>
          <table:table-cell office:value-type="float" office:value="28.1512" calcext:value-type="float">
            <text:p>28.15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9.9699" calcext:value-type="float">
            <text:p>29.9699</text:p>
          </table:table-cell>
          <table:table-cell office:value-type="float" office:value="30.9352" calcext:value-type="float">
            <text:p>30.9352</text:p>
          </table:table-cell>
          <table:table-cell office:value-type="float" office:value="30.7712" calcext:value-type="float">
            <text:p>30.7712</text:p>
          </table:table-cell>
          <table:table-cell office:value-type="float" office:value="26.5364" calcext:value-type="float">
            <text:p>26.5364</text:p>
          </table:table-cell>
          <table:table-cell office:value-type="float" office:value="29.1988" calcext:value-type="float">
            <text:p>29.1988</text:p>
          </table:table-cell>
          <table:table-cell office:value-type="float" office:value="29.1686" calcext:value-type="float">
            <text:p>29.1686</text:p>
          </table:table-cell>
          <table:table-cell office:value-type="float" office:value="30.9545" calcext:value-type="float">
            <text:p>30.9545</text:p>
          </table:table-cell>
          <table:table-cell office:value-type="float" office:value="30.933" calcext:value-type="float">
            <text:p>30.933</text:p>
          </table:table-cell>
          <table:table-cell office:value-type="float" office:value="29.1185" calcext:value-type="float">
            <text:p>29.1185</text:p>
          </table:table-cell>
          <table:table-cell office:value-type="float" office:value="29.8704" calcext:value-type="float">
            <text:p>29.87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33.5606" calcext:value-type="float">
            <text:p>33.5606</text:p>
          </table:table-cell>
          <table:table-cell office:value-type="float" office:value="30.9217" calcext:value-type="float">
            <text:p>30.9217</text:p>
          </table:table-cell>
          <table:table-cell office:value-type="float" office:value="32.5775" calcext:value-type="float">
            <text:p>32.5775</text:p>
          </table:table-cell>
          <table:table-cell office:value-type="float" office:value="30.7855" calcext:value-type="float">
            <text:p>30.7855</text:p>
          </table:table-cell>
          <table:table-cell office:value-type="float" office:value="28.78" calcext:value-type="float">
            <text:p>28.78</text:p>
          </table:table-cell>
          <table:table-cell office:value-type="float" office:value="29.0232" calcext:value-type="float">
            <text:p>29.0232</text:p>
          </table:table-cell>
          <table:table-cell office:value-type="float" office:value="33.8708" calcext:value-type="float">
            <text:p>33.8708</text:p>
          </table:table-cell>
          <table:table-cell office:value-type="float" office:value="32.8822" calcext:value-type="float">
            <text:p>32.8822</text:p>
          </table:table-cell>
          <table:table-cell office:value-type="float" office:value="31.5315" calcext:value-type="float">
            <text:p>31.5315</text:p>
          </table:table-cell>
          <table:table-cell office:value-type="float" office:value="32.5724" calcext:value-type="float">
            <text:p>32.572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35.089" calcext:value-type="float">
            <text:p>35.089</text:p>
          </table:table-cell>
          <table:table-cell office:value-type="float" office:value="36.2087" calcext:value-type="float">
            <text:p>36.2087</text:p>
          </table:table-cell>
          <table:table-cell office:value-type="float" office:value="35.3085" calcext:value-type="float">
            <text:p>35.3085</text:p>
          </table:table-cell>
          <table:table-cell office:value-type="float" office:value="34.4059" calcext:value-type="float">
            <text:p>34.4059</text:p>
          </table:table-cell>
          <table:table-cell office:value-type="float" office:value="30.8234" calcext:value-type="float">
            <text:p>30.8234</text:p>
          </table:table-cell>
          <table:table-cell office:value-type="float" office:value="33.928" calcext:value-type="float">
            <text:p>33.928</text:p>
          </table:table-cell>
          <table:table-cell office:value-type="float" office:value="35.1877" calcext:value-type="float">
            <text:p>35.1877</text:p>
          </table:table-cell>
          <table:table-cell office:value-type="float" office:value="35.1319" calcext:value-type="float">
            <text:p>35.1319</text:p>
          </table:table-cell>
          <table:table-cell office:value-type="float" office:value="31.1112" calcext:value-type="float">
            <text:p>31.1112</text:p>
          </table:table-cell>
          <table:table-cell office:value-type="float" office:value="33.8885" calcext:value-type="float">
            <text:p>33.88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7.9597" calcext:value-type="float">
            <text:p>37.9597</text:p>
          </table:table-cell>
          <table:table-cell office:value-type="float" office:value="38.8792" calcext:value-type="float">
            <text:p>38.8792</text:p>
          </table:table-cell>
          <table:table-cell office:value-type="float" office:value="39.3872" calcext:value-type="float">
            <text:p>39.3872</text:p>
          </table:table-cell>
          <table:table-cell office:value-type="float" office:value="36.5588" calcext:value-type="float">
            <text:p>36.5588</text:p>
          </table:table-cell>
          <table:table-cell office:value-type="float" office:value="37.6125" calcext:value-type="float">
            <text:p>37.6125</text:p>
          </table:table-cell>
          <table:table-cell office:value-type="float" office:value="36.379" calcext:value-type="float">
            <text:p>36.379</text:p>
          </table:table-cell>
          <table:table-cell office:value-type="float" office:value="39.1767" calcext:value-type="float">
            <text:p>39.1767</text:p>
          </table:table-cell>
          <table:table-cell office:value-type="float" office:value="39.1916" calcext:value-type="float">
            <text:p>39.1916</text:p>
          </table:table-cell>
          <table:table-cell office:value-type="float" office:value="35.326" calcext:value-type="float">
            <text:p>35.326</text:p>
          </table:table-cell>
          <table:table-cell office:value-type="float" office:value="35.992" calcext:value-type="float">
            <text:p>35.99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41.9348" calcext:value-type="float">
            <text:p>41.9348</text:p>
          </table:table-cell>
          <table:table-cell office:value-type="float" office:value="41.0279" calcext:value-type="float">
            <text:p>41.0279</text:p>
          </table:table-cell>
          <table:table-cell office:value-type="float" office:value="38.9307" calcext:value-type="float">
            <text:p>38.9307</text:p>
          </table:table-cell>
          <table:table-cell office:value-type="float" office:value="40.1736" calcext:value-type="float">
            <text:p>40.1736</text:p>
          </table:table-cell>
          <table:table-cell office:value-type="float" office:value="39.1036" calcext:value-type="float">
            <text:p>39.1036</text:p>
          </table:table-cell>
          <table:table-cell office:value-type="float" office:value="36.9604" calcext:value-type="float">
            <text:p>36.9604</text:p>
          </table:table-cell>
          <table:table-cell office:value-type="float" office:value="41.8099" calcext:value-type="float">
            <text:p>41.8099</text:p>
          </table:table-cell>
          <table:table-cell office:value-type="float" office:value="39.6599" calcext:value-type="float">
            <text:p>39.6599</text:p>
          </table:table-cell>
          <table:table-cell office:value-type="float" office:value="39.0579" calcext:value-type="float">
            <text:p>39.0579</text:p>
          </table:table-cell>
          <table:table-cell office:value-type="float" office:value="42.0303" calcext:value-type="float">
            <text:p>42.03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4.4001" calcext:value-type="float">
            <text:p>44.4001</text:p>
          </table:table-cell>
          <table:table-cell office:value-type="float" office:value="41.6819" calcext:value-type="float">
            <text:p>41.6819</text:p>
          </table:table-cell>
          <table:table-cell office:value-type="float" office:value="44.6187" calcext:value-type="float">
            <text:p>44.6187</text:p>
          </table:table-cell>
          <table:table-cell office:value-type="float" office:value="41.5887" calcext:value-type="float">
            <text:p>41.5887</text:p>
          </table:table-cell>
          <table:table-cell office:value-type="float" office:value="41.5325" calcext:value-type="float">
            <text:p>41.5325</text:p>
          </table:table-cell>
          <table:table-cell office:value-type="float" office:value="38.4359" calcext:value-type="float">
            <text:p>38.4359</text:p>
          </table:table-cell>
          <table:table-cell office:value-type="float" office:value="43.0459" calcext:value-type="float">
            <text:p>43.0459</text:p>
          </table:table-cell>
          <table:table-cell office:value-type="float" office:value="44.6566" calcext:value-type="float">
            <text:p>44.6566</text:p>
          </table:table-cell>
          <table:table-cell office:value-type="float" office:value="41.514" calcext:value-type="float">
            <text:p>41.514</text:p>
          </table:table-cell>
          <table:table-cell office:value-type="float" office:value="44.6761" calcext:value-type="float">
            <text:p>44.67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5.5105" calcext:value-type="float">
            <text:p>15.5105</text:p>
          </table:table-cell>
          <table:table-cell office:value-type="float" office:value="16.1039" calcext:value-type="float">
            <text:p>16.1039</text:p>
          </table:table-cell>
          <table:table-cell office:value-type="float" office:value="16.1526" calcext:value-type="float">
            <text:p>16.1526</text:p>
          </table:table-cell>
          <table:table-cell office:value-type="float" office:value="14.2174" calcext:value-type="float">
            <text:p>14.2174</text:p>
          </table:table-cell>
          <table:table-cell office:value-type="float" office:value="16.0196" calcext:value-type="float">
            <text:p>16.0196</text:p>
          </table:table-cell>
          <table:table-cell office:value-type="float" office:value="15.6262" calcext:value-type="float">
            <text:p>15.6262</text:p>
          </table:table-cell>
          <table:table-cell office:value-type="float" office:value="16.0702" calcext:value-type="float">
            <text:p>16.0702</text:p>
          </table:table-cell>
          <table:table-cell office:value-type="float" office:value="16.1264" calcext:value-type="float">
            <text:p>16.1264</text:p>
          </table:table-cell>
          <table:table-cell office:value-type="float" office:value="14.2852" calcext:value-type="float">
            <text:p>14.2852</text:p>
          </table:table-cell>
          <table:table-cell office:value-type="float" office:value="16.0802" calcext:value-type="float">
            <text:p>16.08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0.2674" calcext:value-type="float">
            <text:p>30.2674</text:p>
          </table:table-cell>
          <table:table-cell office:value-type="float" office:value="31.1137" calcext:value-type="float">
            <text:p>31.1137</text:p>
          </table:table-cell>
          <table:table-cell office:value-type="float" office:value="31.1687" calcext:value-type="float">
            <text:p>31.1687</text:p>
          </table:table-cell>
          <table:table-cell office:value-type="float" office:value="30.1619" calcext:value-type="float">
            <text:p>30.1619</text:p>
          </table:table-cell>
          <table:table-cell office:value-type="float" office:value="31.1921" calcext:value-type="float">
            <text:p>31.1921</text:p>
          </table:table-cell>
          <table:table-cell office:value-type="float" office:value="31.146" calcext:value-type="float">
            <text:p>31.146</text:p>
          </table:table-cell>
          <table:table-cell office:value-type="float" office:value="31.1595" calcext:value-type="float">
            <text:p>31.1595</text:p>
          </table:table-cell>
          <table:table-cell office:value-type="float" office:value="30.2923" calcext:value-type="float">
            <text:p>30.2923</text:p>
          </table:table-cell>
          <table:table-cell office:value-type="float" office:value="31.253" calcext:value-type="float">
            <text:p>31.253</text:p>
          </table:table-cell>
          <table:table-cell office:value-type="float" office:value="35.6966" calcext:value-type="float">
            <text:p>35.696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5.2312" calcext:value-type="float">
            <text:p>45.2312</text:p>
          </table:table-cell>
          <table:table-cell office:value-type="float" office:value="46.2072" calcext:value-type="float">
            <text:p>46.2072</text:p>
          </table:table-cell>
          <table:table-cell office:value-type="float" office:value="46.0093" calcext:value-type="float">
            <text:p>46.0093</text:p>
          </table:table-cell>
          <table:table-cell office:value-type="float" office:value="42.8186" calcext:value-type="float">
            <text:p>42.8186</text:p>
          </table:table-cell>
          <table:table-cell office:value-type="float" office:value="45.996" calcext:value-type="float">
            <text:p>45.996</text:p>
          </table:table-cell>
          <table:table-cell office:value-type="float" office:value="46.1387" calcext:value-type="float">
            <text:p>46.1387</text:p>
          </table:table-cell>
          <table:table-cell office:value-type="float" office:value="46.0106" calcext:value-type="float">
            <text:p>46.0106</text:p>
          </table:table-cell>
          <table:table-cell office:value-type="float" office:value="46.145" calcext:value-type="float">
            <text:p>46.145</text:p>
          </table:table-cell>
          <table:table-cell office:value-type="float" office:value="46.4501" calcext:value-type="float">
            <text:p>46.4501</text:p>
          </table:table-cell>
          <table:table-cell office:value-type="float" office:value="60.4539" calcext:value-type="float">
            <text:p>60.45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61.0673" calcext:value-type="float">
            <text:p>61.0673</text:p>
          </table:table-cell>
          <table:table-cell office:value-type="float" office:value="58.2656" calcext:value-type="float">
            <text:p>58.2656</text:p>
          </table:table-cell>
          <table:table-cell office:value-type="float" office:value="57.8396" calcext:value-type="float">
            <text:p>57.8396</text:p>
          </table:table-cell>
          <table:table-cell office:value-type="float" office:value="57.2262" calcext:value-type="float">
            <text:p>57.2262</text:p>
          </table:table-cell>
          <table:table-cell office:value-type="float" office:value="61.3882" calcext:value-type="float">
            <text:p>61.3882</text:p>
          </table:table-cell>
          <table:table-cell office:value-type="float" office:value="61.9583" calcext:value-type="float">
            <text:p>61.9583</text:p>
          </table:table-cell>
          <table:table-cell office:value-type="float" office:value="60.1902" calcext:value-type="float">
            <text:p>60.1902</text:p>
          </table:table-cell>
          <table:table-cell office:value-type="float" office:value="61.471" calcext:value-type="float">
            <text:p>61.471</text:p>
          </table:table-cell>
          <table:table-cell office:value-type="float" office:value="61.0193" calcext:value-type="float">
            <text:p>61.0193</text:p>
          </table:table-cell>
          <table:table-cell office:value-type="float" office:value="60.0863" calcext:value-type="float">
            <text:p>60.08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5.8784" calcext:value-type="float">
            <text:p>75.8784</text:p>
          </table:table-cell>
          <table:table-cell office:value-type="float" office:value="76.5819" calcext:value-type="float">
            <text:p>76.5819</text:p>
          </table:table-cell>
          <table:table-cell office:value-type="float" office:value="74.2453" calcext:value-type="float">
            <text:p>74.2453</text:p>
          </table:table-cell>
          <table:table-cell office:value-type="float" office:value="71.4067" calcext:value-type="float">
            <text:p>71.4067</text:p>
          </table:table-cell>
          <table:table-cell office:value-type="float" office:value="75.5252" calcext:value-type="float">
            <text:p>75.5252</text:p>
          </table:table-cell>
          <table:table-cell office:value-type="float" office:value="75.9675" calcext:value-type="float">
            <text:p>75.9675</text:p>
          </table:table-cell>
          <table:table-cell office:value-type="float" office:value="75.4985" calcext:value-type="float">
            <text:p>75.4985</text:p>
          </table:table-cell>
          <table:table-cell office:value-type="float" office:value="89.2948" calcext:value-type="float">
            <text:p>89.2948</text:p>
          </table:table-cell>
          <table:table-cell office:value-type="float" office:value="75.9933" calcext:value-type="float">
            <text:p>75.9933</text:p>
          </table:table-cell>
          <table:table-cell office:value-type="float" office:value="76.1101" calcext:value-type="float">
            <text:p>76.11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9.081" calcext:value-type="float">
            <text:p>89.081</text:p>
          </table:table-cell>
          <table:table-cell office:value-type="float" office:value="90.0507" calcext:value-type="float">
            <text:p>90.0507</text:p>
          </table:table-cell>
          <table:table-cell office:value-type="float" office:value="89.9819" calcext:value-type="float">
            <text:p>89.9819</text:p>
          </table:table-cell>
          <table:table-cell office:value-type="float" office:value="85.8484" calcext:value-type="float">
            <text:p>85.8484</text:p>
          </table:table-cell>
          <table:table-cell office:value-type="float" office:value="90.2728" calcext:value-type="float">
            <text:p>90.2728</text:p>
          </table:table-cell>
          <table:table-cell office:value-type="float" office:value="90.0413" calcext:value-type="float">
            <text:p>90.0413</text:p>
          </table:table-cell>
          <table:table-cell office:value-type="float" office:value="87.7005" calcext:value-type="float">
            <text:p>87.7005</text:p>
          </table:table-cell>
          <table:table-cell office:value-type="float" office:value="85.6494" calcext:value-type="float">
            <text:p>85.6494</text:p>
          </table:table-cell>
          <table:table-cell office:value-type="float" office:value="85.7579" calcext:value-type="float">
            <text:p>85.7579</text:p>
          </table:table-cell>
          <table:table-cell office:value-type="float" office:value="85.3801" calcext:value-type="float">
            <text:p>85.38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4.95" calcext:value-type="float">
            <text:p>104.95</text:p>
          </table:table-cell>
          <table:table-cell office:value-type="float" office:value="105.053" calcext:value-type="float">
            <text:p>105.053</text:p>
          </table:table-cell>
          <table:table-cell office:value-type="float" office:value="103.419" calcext:value-type="float">
            <text:p>103.419</text:p>
          </table:table-cell>
          <table:table-cell office:value-type="float" office:value="105.794" calcext:value-type="float">
            <text:p>105.794</text:p>
          </table:table-cell>
          <table:table-cell office:value-type="float" office:value="104.616" calcext:value-type="float">
            <text:p>104.616</text:p>
          </table:table-cell>
          <table:table-cell office:value-type="float" office:value="105.267" calcext:value-type="float">
            <text:p>105.267</text:p>
          </table:table-cell>
          <table:table-cell office:value-type="float" office:value="104.924" calcext:value-type="float">
            <text:p>104.924</text:p>
          </table:table-cell>
          <table:table-cell office:value-type="float" office:value="104.113" calcext:value-type="float">
            <text:p>104.113</text:p>
          </table:table-cell>
          <table:table-cell office:value-type="float" office:value="105.163" calcext:value-type="float">
            <text:p>105.163</text:p>
          </table:table-cell>
          <table:table-cell office:value-type="float" office:value="106.05" calcext:value-type="float">
            <text:p>106.0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107" calcext:value-type="float">
            <text:p>116.107</text:p>
          </table:table-cell>
          <table:table-cell office:value-type="float" office:value="118.774" calcext:value-type="float">
            <text:p>118.774</text:p>
          </table:table-cell>
          <table:table-cell office:value-type="float" office:value="120.978" calcext:value-type="float">
            <text:p>120.978</text:p>
          </table:table-cell>
          <table:table-cell office:value-type="float" office:value="121.238" calcext:value-type="float">
            <text:p>121.238</text:p>
          </table:table-cell>
          <table:table-cell office:value-type="float" office:value="122.046" calcext:value-type="float">
            <text:p>122.046</text:p>
          </table:table-cell>
          <table:table-cell office:value-type="float" office:value="118.905" calcext:value-type="float">
            <text:p>118.905</text:p>
          </table:table-cell>
          <table:table-cell office:value-type="float" office:value="116.273" calcext:value-type="float">
            <text:p>116.273</text:p>
          </table:table-cell>
          <table:table-cell office:value-type="float" office:value="121.51" calcext:value-type="float">
            <text:p>121.51</text:p>
          </table:table-cell>
          <table:table-cell office:value-type="float" office:value="120.653" calcext:value-type="float">
            <text:p>120.653</text:p>
          </table:table-cell>
          <table:table-cell office:value-type="float" office:value="121.113" calcext:value-type="float">
            <text:p>121.11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4.814" calcext:value-type="float">
            <text:p>134.814</text:p>
          </table:table-cell>
          <table:table-cell office:value-type="float" office:value="129.744" calcext:value-type="float">
            <text:p>129.744</text:p>
          </table:table-cell>
          <table:table-cell office:value-type="float" office:value="133.858" calcext:value-type="float">
            <text:p>133.858</text:p>
          </table:table-cell>
          <table:table-cell office:value-type="float" office:value="128.682" calcext:value-type="float">
            <text:p>128.682</text:p>
          </table:table-cell>
          <table:table-cell office:value-type="float" office:value="135.597" calcext:value-type="float">
            <text:p>135.597</text:p>
          </table:table-cell>
          <table:table-cell office:value-type="float" office:value="135.665" calcext:value-type="float">
            <text:p>135.665</text:p>
          </table:table-cell>
          <table:table-cell office:value-type="float" office:value="135.194" calcext:value-type="float">
            <text:p>135.194</text:p>
          </table:table-cell>
          <table:table-cell office:value-type="float" office:value="132.778" calcext:value-type="float">
            <text:p>132.778</text:p>
          </table:table-cell>
          <table:table-cell office:value-type="float" office:value="133.134" calcext:value-type="float">
            <text:p>133.134</text:p>
          </table:table-cell>
          <table:table-cell office:value-type="float" office:value="135.165" calcext:value-type="float">
            <text:p>135.16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48.972" calcext:value-type="float">
            <text:p>148.972</text:p>
          </table:table-cell>
          <table:table-cell office:value-type="float" office:value="151.398" calcext:value-type="float">
            <text:p>151.398</text:p>
          </table:table-cell>
          <table:table-cell office:value-type="float" office:value="152.82" calcext:value-type="float">
            <text:p>152.82</text:p>
          </table:table-cell>
          <table:table-cell office:value-type="float" office:value="145.876" calcext:value-type="float">
            <text:p>145.876</text:p>
          </table:table-cell>
          <table:table-cell office:value-type="float" office:value="149.419" calcext:value-type="float">
            <text:p>149.419</text:p>
          </table:table-cell>
          <table:table-cell office:value-type="float" office:value="153.341" calcext:value-type="float">
            <text:p>153.341</text:p>
          </table:table-cell>
          <table:table-cell office:value-type="float" office:value="148.399" calcext:value-type="float">
            <text:p>148.399</text:p>
          </table:table-cell>
          <table:table-cell office:value-type="float" office:value="152.323" calcext:value-type="float">
            <text:p>152.323</text:p>
          </table:table-cell>
          <table:table-cell office:value-type="float" office:value="151.771" calcext:value-type="float">
            <text:p>151.771</text:p>
          </table:table-cell>
          <table:table-cell office:value-type="float" office:value="144.633" calcext:value-type="float">
            <text:p>144.63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75.202" calcext:value-type="float">
            <text:p>175.202</text:p>
          </table:table-cell>
          <table:table-cell office:value-type="float" office:value="176.991" calcext:value-type="float">
            <text:p>176.991</text:p>
          </table:table-cell>
          <table:table-cell office:value-type="float" office:value="175.021" calcext:value-type="float">
            <text:p>175.021</text:p>
          </table:table-cell>
          <table:table-cell office:value-type="float" office:value="176.041" calcext:value-type="float">
            <text:p>176.041</text:p>
          </table:table-cell>
          <table:table-cell office:value-type="float" office:value="168.006" calcext:value-type="float">
            <text:p>168.006</text:p>
          </table:table-cell>
          <table:table-cell office:value-type="float" office:value="176.765" calcext:value-type="float">
            <text:p>176.765</text:p>
          </table:table-cell>
          <table:table-cell office:value-type="float" office:value="176.352" calcext:value-type="float">
            <text:p>176.352</text:p>
          </table:table-cell>
          <table:table-cell office:value-type="float" office:value="169.376" calcext:value-type="float">
            <text:p>169.376</text:p>
          </table:table-cell>
          <table:table-cell office:value-type="float" office:value="171.838" calcext:value-type="float">
            <text:p>171.838</text:p>
          </table:table-cell>
          <table:table-cell office:value-type="float" office:value="175.932" calcext:value-type="float">
            <text:p>175.93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92.72" calcext:value-type="float">
            <text:p>192.72</text:p>
          </table:table-cell>
          <table:table-cell office:value-type="float" office:value="196.961" calcext:value-type="float">
            <text:p>196.961</text:p>
          </table:table-cell>
          <table:table-cell office:value-type="float" office:value="198.259" calcext:value-type="float">
            <text:p>198.259</text:p>
          </table:table-cell>
          <table:table-cell office:value-type="float" office:value="190.78" calcext:value-type="float">
            <text:p>190.78</text:p>
          </table:table-cell>
          <table:table-cell office:value-type="float" office:value="199.545" calcext:value-type="float">
            <text:p>199.545</text:p>
          </table:table-cell>
          <table:table-cell office:value-type="float" office:value="200.096" calcext:value-type="float">
            <text:p>200.096</text:p>
          </table:table-cell>
          <table:table-cell office:value-type="float" office:value="198.163" calcext:value-type="float">
            <text:p>198.163</text:p>
          </table:table-cell>
          <table:table-cell office:value-type="float" office:value="199.623" calcext:value-type="float">
            <text:p>199.623</text:p>
          </table:table-cell>
          <table:table-cell office:value-type="float" office:value="197.283" calcext:value-type="float">
            <text:p>197.283</text:p>
          </table:table-cell>
          <table:table-cell office:value-type="float" office:value="198.52" calcext:value-type="float">
            <text:p>198.5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12.738" calcext:value-type="float">
            <text:p>212.738</text:p>
          </table:table-cell>
          <table:table-cell office:value-type="float" office:value="220.161" calcext:value-type="float">
            <text:p>220.161</text:p>
          </table:table-cell>
          <table:table-cell office:value-type="float" office:value="220.574" calcext:value-type="float">
            <text:p>220.574</text:p>
          </table:table-cell>
          <table:table-cell office:value-type="float" office:value="212.74" calcext:value-type="float">
            <text:p>212.74</text:p>
          </table:table-cell>
          <table:table-cell office:value-type="float" office:value="222.518" calcext:value-type="float">
            <text:p>222.518</text:p>
          </table:table-cell>
          <table:table-cell office:value-type="float" office:value="222.512" calcext:value-type="float">
            <text:p>222.512</text:p>
          </table:table-cell>
          <table:table-cell office:value-type="float" office:value="221.085" calcext:value-type="float">
            <text:p>221.085</text:p>
          </table:table-cell>
          <table:table-cell office:value-type="float" office:value="219.059" calcext:value-type="float">
            <text:p>219.059</text:p>
          </table:table-cell>
          <table:table-cell office:value-type="float" office:value="230.757" calcext:value-type="float">
            <text:p>230.757</text:p>
          </table:table-cell>
          <table:table-cell office:value-type="float" office:value="228.325" calcext:value-type="float">
            <text:p>228.32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1.417" calcext:value-type="float">
            <text:p>241.417</text:p>
          </table:table-cell>
          <table:table-cell office:value-type="float" office:value="247.743" calcext:value-type="float">
            <text:p>247.743</text:p>
          </table:table-cell>
          <table:table-cell office:value-type="float" office:value="246.877" calcext:value-type="float">
            <text:p>246.877</text:p>
          </table:table-cell>
          <table:table-cell office:value-type="float" office:value="244.631" calcext:value-type="float">
            <text:p>244.631</text:p>
          </table:table-cell>
          <table:table-cell office:value-type="float" office:value="243.318" calcext:value-type="float">
            <text:p>243.318</text:p>
          </table:table-cell>
          <table:table-cell office:value-type="float" office:value="245.215" calcext:value-type="float">
            <text:p>245.215</text:p>
          </table:table-cell>
          <table:table-cell office:value-type="float" office:value="243.45" calcext:value-type="float">
            <text:p>243.45</text:p>
          </table:table-cell>
          <table:table-cell office:value-type="float" office:value="242.892" calcext:value-type="float">
            <text:p>242.892</text:p>
          </table:table-cell>
          <table:table-cell office:value-type="float" office:value="241.918" calcext:value-type="float">
            <text:p>241.918</text:p>
          </table:table-cell>
          <table:table-cell office:value-type="float" office:value="241.403" calcext:value-type="float">
            <text:p>241.40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266.663" calcext:value-type="float">
            <text:p>266.663</text:p>
          </table:table-cell>
          <table:table-cell office:value-type="float" office:value="265.559" calcext:value-type="float">
            <text:p>265.559</text:p>
          </table:table-cell>
          <table:table-cell office:value-type="float" office:value="275.795" calcext:value-type="float">
            <text:p>275.795</text:p>
          </table:table-cell>
          <table:table-cell office:value-type="float" office:value="267.37" calcext:value-type="float">
            <text:p>267.37</text:p>
          </table:table-cell>
          <table:table-cell office:value-type="float" office:value="265.167" calcext:value-type="float">
            <text:p>265.167</text:p>
          </table:table-cell>
          <table:table-cell office:value-type="float" office:value="259.509" calcext:value-type="float">
            <text:p>259.509</text:p>
          </table:table-cell>
          <table:table-cell office:value-type="float" office:value="259.958" calcext:value-type="float">
            <text:p>259.958</text:p>
          </table:table-cell>
          <table:table-cell office:value-type="float" office:value="266.202" calcext:value-type="float">
            <text:p>266.202</text:p>
          </table:table-cell>
          <table:table-cell office:value-type="float" office:value="270.411" calcext:value-type="float">
            <text:p>270.411</text:p>
          </table:table-cell>
          <table:table-cell office:value-type="float" office:value="267.624" calcext:value-type="float">
            <text:p>267.62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280.507" calcext:value-type="float">
            <text:p>280.507</text:p>
          </table:table-cell>
          <table:table-cell office:value-type="float" office:value="291.969" calcext:value-type="float">
            <text:p>291.969</text:p>
          </table:table-cell>
          <table:table-cell office:value-type="float" office:value="291.799" calcext:value-type="float">
            <text:p>291.799</text:p>
          </table:table-cell>
          <table:table-cell office:value-type="float" office:value="279.605" calcext:value-type="float">
            <text:p>279.605</text:p>
          </table:table-cell>
          <table:table-cell office:value-type="float" office:value="289.148" calcext:value-type="float">
            <text:p>289.148</text:p>
          </table:table-cell>
          <table:table-cell office:value-type="float" office:value="281.88" calcext:value-type="float">
            <text:p>281.88</text:p>
          </table:table-cell>
          <table:table-cell office:value-type="float" office:value="289.646" calcext:value-type="float">
            <text:p>289.646</text:p>
          </table:table-cell>
          <table:table-cell office:value-type="float" office:value="281.18" calcext:value-type="float">
            <text:p>281.18</text:p>
          </table:table-cell>
          <table:table-cell office:value-type="float" office:value="280.86" calcext:value-type="float">
            <text:p>280.86</text:p>
          </table:table-cell>
          <table:table-cell office:value-type="float" office:value="289.928" calcext:value-type="float">
            <text:p>289.92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313.34" calcext:value-type="float">
            <text:p>313.34</text:p>
          </table:table-cell>
          <table:table-cell office:value-type="float" office:value="311.339" calcext:value-type="float">
            <text:p>311.339</text:p>
          </table:table-cell>
          <table:table-cell office:value-type="float" office:value="311.917" calcext:value-type="float">
            <text:p>311.917</text:p>
          </table:table-cell>
          <table:table-cell office:value-type="float" office:value="314.413" calcext:value-type="float">
            <text:p>314.413</text:p>
          </table:table-cell>
          <table:table-cell office:value-type="float" office:value="333.256" calcext:value-type="float">
            <text:p>333.256</text:p>
          </table:table-cell>
          <table:table-cell office:value-type="float" office:value="314.128" calcext:value-type="float">
            <text:p>314.128</text:p>
          </table:table-cell>
          <table:table-cell office:value-type="float" office:value="314.017" calcext:value-type="float">
            <text:p>314.017</text:p>
          </table:table-cell>
          <table:table-cell office:value-type="float" office:value="314.297" calcext:value-type="float">
            <text:p>314.297</text:p>
          </table:table-cell>
          <table:table-cell office:value-type="float" office:value="314.776" calcext:value-type="float">
            <text:p>314.776</text:p>
          </table:table-cell>
          <table:table-cell office:value-type="float" office:value="314.623" calcext:value-type="float">
            <text:p>314.62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327.124" calcext:value-type="float">
            <text:p>327.124</text:p>
          </table:table-cell>
          <table:table-cell office:value-type="float" office:value="334.481" calcext:value-type="float">
            <text:p>334.481</text:p>
          </table:table-cell>
          <table:table-cell office:value-type="float" office:value="336.792" calcext:value-type="float">
            <text:p>336.792</text:p>
          </table:table-cell>
          <table:table-cell office:value-type="float" office:value="337.449" calcext:value-type="float">
            <text:p>337.449</text:p>
          </table:table-cell>
          <table:table-cell office:value-type="float" office:value="336.362" calcext:value-type="float">
            <text:p>336.362</text:p>
          </table:table-cell>
          <table:table-cell office:value-type="float" office:value="336.633" calcext:value-type="float">
            <text:p>336.633</text:p>
          </table:table-cell>
          <table:table-cell office:value-type="float" office:value="336.697" calcext:value-type="float">
            <text:p>336.697</text:p>
          </table:table-cell>
          <table:table-cell office:value-type="float" office:value="336.859" calcext:value-type="float">
            <text:p>336.859</text:p>
          </table:table-cell>
          <table:table-cell office:value-type="float" office:value="327.66" calcext:value-type="float">
            <text:p>327.66</text:p>
          </table:table-cell>
          <table:table-cell office:value-type="float" office:value="339.106" calcext:value-type="float">
            <text:p>339.10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360.278" calcext:value-type="float">
            <text:p>360.278</text:p>
          </table:table-cell>
          <table:table-cell office:value-type="float" office:value="361.568" calcext:value-type="float">
            <text:p>361.568</text:p>
          </table:table-cell>
          <table:table-cell office:value-type="float" office:value="349.989" calcext:value-type="float">
            <text:p>349.989</text:p>
          </table:table-cell>
          <table:table-cell office:value-type="float" office:value="362.987" calcext:value-type="float">
            <text:p>362.987</text:p>
          </table:table-cell>
          <table:table-cell office:value-type="float" office:value="362.365" calcext:value-type="float">
            <text:p>362.365</text:p>
          </table:table-cell>
          <table:table-cell office:value-type="float" office:value="357.363" calcext:value-type="float">
            <text:p>357.363</text:p>
          </table:table-cell>
          <table:table-cell office:value-type="float" office:value="363.445" calcext:value-type="float">
            <text:p>363.445</text:p>
          </table:table-cell>
          <table:table-cell office:value-type="float" office:value="359.664" calcext:value-type="float">
            <text:p>359.664</text:p>
          </table:table-cell>
          <table:table-cell office:value-type="float" office:value="361.256" calcext:value-type="float">
            <text:p>361.256</text:p>
          </table:table-cell>
          <table:table-cell office:value-type="float" office:value="351.711" calcext:value-type="float">
            <text:p>351.7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384.339" calcext:value-type="float">
            <text:p>384.339</text:p>
          </table:table-cell>
          <table:table-cell office:value-type="float" office:value="372.68" calcext:value-type="float">
            <text:p>372.68</text:p>
          </table:table-cell>
          <table:table-cell office:value-type="float" office:value="385.421" calcext:value-type="float">
            <text:p>385.421</text:p>
          </table:table-cell>
          <table:table-cell office:value-type="float" office:value="382.436" calcext:value-type="float">
            <text:p>382.436</text:p>
          </table:table-cell>
          <table:table-cell office:value-type="float" office:value="374.124" calcext:value-type="float">
            <text:p>374.124</text:p>
          </table:table-cell>
          <table:table-cell office:value-type="float" office:value="386.145" calcext:value-type="float">
            <text:p>386.145</text:p>
          </table:table-cell>
          <table:table-cell office:value-type="float" office:value="385.686" calcext:value-type="float">
            <text:p>385.686</text:p>
          </table:table-cell>
          <table:table-cell office:value-type="float" office:value="388.224" calcext:value-type="float">
            <text:p>388.224</text:p>
          </table:table-cell>
          <table:table-cell office:value-type="float" office:value="387.796" calcext:value-type="float">
            <text:p>387.796</text:p>
          </table:table-cell>
          <table:table-cell office:value-type="float" office:value="386.832" calcext:value-type="float">
            <text:p>386.832</text:p>
          </table:table-cell>
        </table:table-row>
      </table:table>
      <table:table table:name="fdtd" table:style-name="ta1">
        <table:table-column table:style-name="co2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nw" table:style-name="ta1">
        <table:table-column table:style-name="co2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ra" table:style-name="ta1">
        <table:table-column table:style-name="co2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addvec" table:style-name="ta1">
        <table:table-column table:style-name="co2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17:35:05.295421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6:34:13.769626085</meta:creation-date>
    <meta:generator>LibreOffice/6.0.7.3$Linux_X86_64 LibreOffice_project/00m0$Build-3</meta:generator>
    <dc:date>2020-07-20T17:41:35.217439375</dc:date>
    <meta:editing-duration>PT51M23S</meta:editing-duration>
    <meta:editing-cycles>83</meta:editing-cycles>
    <meta:document-statistic meta:table-count="9" meta:cell-count="3224" meta:object-count="0"/>
  </office:meta>
</office:document-meta>
</file>